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30000000286BC7771E.png"/>
  <manifest:file-entry manifest:media-type="image/jpeg" manifest:full-path="Pictures/100000000000001C00000017FE54AD58.jpg"/>
  <manifest:file-entry manifest:media-type="image/png" manifest:full-path="Pictures/100000000000004600000038C04CE4BC.png"/>
  <manifest:file-entry manifest:media-type="image/png" manifest:full-path="Pictures/100000000000001600000017CD1265A6.png"/>
  <manifest:file-entry manifest:media-type="image/png" manifest:full-path="Pictures/10000000000000100000000AB1CF78BE.png"/>
  <manifest:file-entry manifest:media-type="image/png" manifest:full-path="Pictures/100000000000000F00000010B9BD4DA5.png"/>
  <manifest:file-entry manifest:media-type="image/png" manifest:full-path="Pictures/1000000000000150000001010FAB8ACF.png"/>
  <manifest:file-entry manifest:media-type="image/png" manifest:full-path="Pictures/10000201000002530000034AF9FE7807.png"/>
  <manifest:file-entry manifest:media-type="image/png" manifest:full-path="Pictures/100000000000005200000015E5D04730.png"/>
  <manifest:file-entry manifest:media-type="image/png" manifest:full-path="Pictures/1000000000000016000000172823DE11.png"/>
  <manifest:file-entry manifest:media-type="image/png" manifest:full-path="Pictures/1000020100000264000000453AEE95C7.png"/>
  <manifest:file-entry manifest:media-type="image/png" manifest:full-path="Pictures/10000000000000380000003884756AED.png"/>
  <manifest:file-entry manifest:media-type="image/png" manifest:full-path="Pictures/100000000000003800000038F7CFF498.png"/>
  <manifest:file-entry manifest:media-type="image/png" manifest:full-path="Pictures/1000000000000189000000D30556DE5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HelveticaRounded LT Std Bd" svg:font-family="'HelveticaRounded LT Std Bd', 'Helvetica Rounded LT Std'" style:font-adornments="Tavallinen"/>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ulukko7" style:family="table">
      <style:table-properties style:width="12.644cm" fo:margin-left="2.348cm" fo:margin-right="0cm" table:align="margins" style:writing-mode="lr-tb"/>
    </style:style>
    <style:style style:name="Taulukko7.A" style:family="table-column">
      <style:table-column-properties style:column-width="3.605cm" style:rel-column-width="18687*"/>
    </style:style>
    <style:style style:name="Taulukko7.B" style:family="table-column">
      <style:table-column-properties style:column-width="9.038cm" style:rel-column-width="46848*"/>
    </style:style>
    <style:style style:name="Taulukko7.1" style:family="table-row">
      <style:table-row-properties style:min-row-height="0.141cm" style:keep-together="false" fo:keep-together="always"/>
    </style:style>
    <style:style style:name="Taulukko7.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7.B1" style:family="table-cell">
      <style:table-cell-properties fo:background-color="#49c2f1" fo:padding="0.097cm" fo:border="0.002cm solid #000000">
        <style:background-image/>
      </style:table-cell-properties>
    </style:style>
    <style:style style:name="Taulukko7.2" style:family="table-row">
      <style:table-row-properties style:keep-together="false" fo:keep-together="always"/>
    </style:style>
    <style:style style:name="Taulukko7.A2" style:family="table-cell">
      <style:table-cell-properties fo:background-color="#ffd189" fo:padding="0.097cm" fo:border-left="0.002cm solid #000000" fo:border-right="none" fo:border-top="none" fo:border-bottom="0.002cm solid #000000">
        <style:background-image/>
      </style:table-cell-properties>
    </style:style>
    <style:style style:name="Taulukko7.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8" style:family="table">
      <style:table-properties style:width="8.657cm" fo:margin-left="4.052cm" fo:margin-right="2.282cm" table:align="margins" style:writing-mode="lr-tb"/>
    </style:style>
    <style:style style:name="Taulukko8.A" style:family="table-column">
      <style:table-column-properties style:column-width="4.597cm" style:rel-column-width="34797*"/>
    </style:style>
    <style:style style:name="Taulukko8.B" style:family="table-column">
      <style:table-column-properties style:column-width="4.06cm" style:rel-column-width="30738*"/>
    </style:style>
    <style:style style:name="Taulukko8.1" style:family="table-row">
      <style:table-row-properties style:min-row-height="0.141cm"/>
    </style:style>
    <style:style style:name="Taulukko8.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8.B1" style:family="table-cell">
      <style:table-cell-properties fo:background-color="#49c2f1" fo:padding="0.097cm" fo:border="0.002cm solid #000000">
        <style:background-image/>
      </style:table-cell-properties>
    </style:style>
    <style:style style:name="Taulukko8.A2" style:family="table-cell">
      <style:table-cell-properties fo:background-color="#ffd189" fo:padding="0.097cm" fo:border-left="0.002cm solid #000000" fo:border-right="none" fo:border-top="none" fo:border-bottom="0.002cm solid #000000">
        <style:background-image/>
      </style:table-cell-properties>
    </style:style>
    <style:style style:name="Taulukko8.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5" style:family="table">
      <style:table-properties style:width="12.644cm" fo:margin-left="2.348cm" fo:margin-right="0cm" table:align="margins" style:writing-mode="lr-tb"/>
    </style:style>
    <style:style style:name="Taulukko5.A" style:family="table-column">
      <style:table-column-properties style:column-width="3.604cm" style:rel-column-width="18678*"/>
    </style:style>
    <style:style style:name="Taulukko5.B" style:family="table-column">
      <style:table-column-properties style:column-width="9.04cm" style:rel-column-width="46857*"/>
    </style:style>
    <style:style style:name="Taulukko5.1" style:family="table-row">
      <style:table-row-properties style:min-row-height="0.141cm" style:keep-together="false" fo:keep-together="always"/>
    </style:style>
    <style:style style:name="Taulukko5.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5.B1" style:family="table-cell">
      <style:table-cell-properties fo:background-color="#49c2f1" fo:padding="0.097cm" fo:border="0.002cm solid #000000">
        <style:background-image/>
      </style:table-cell-properties>
    </style:style>
    <style:style style:name="Taulukko5.2" style:family="table-row">
      <style:table-row-properties style:keep-together="false" fo:keep-together="always"/>
    </style:style>
    <style:style style:name="Taulukko5.A2" style:family="table-cell">
      <style:table-cell-properties fo:background-color="#ffd189" fo:padding="0.097cm" fo:border-left="0.002cm solid #000000" fo:border-right="none" fo:border-top="none" fo:border-bottom="0.002cm solid #000000">
        <style:background-image/>
      </style:table-cell-properties>
    </style:style>
    <style:style style:name="Taulukko5.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1" style:family="table">
      <style:table-properties style:width="12.691cm" fo:margin-left="2.3cm" fo:margin-right="0cm" table:align="margins" style:writing-mode="lr-tb"/>
    </style:style>
    <style:style style:name="Taulukko1.A" style:family="table-column">
      <style:table-column-properties style:column-width="3.653cm" style:rel-column-width="18863*"/>
    </style:style>
    <style:style style:name="Taulukko1.B" style:family="table-column">
      <style:table-column-properties style:column-width="9.038cm" style:rel-column-width="46672*"/>
    </style:style>
    <style:style style:name="Taulukko1.1" style:family="table-row">
      <style:table-row-properties style:min-row-height="0.141cm" style:keep-together="false" fo:keep-together="always"/>
    </style:style>
    <style:style style:name="Taulukko1.A1" style:family="table-cell">
      <style:table-cell-properties fo:background-color="#00b8ff" fo:padding="0.097cm" fo:border-left="0.002cm solid #000000" fo:border-right="none" fo:border-top="0.002cm solid #000000" fo:border-bottom="0.002cm solid #000000">
        <style:background-image/>
      </style:table-cell-properties>
    </style:style>
    <style:style style:name="Taulukko1.B1" style:family="table-cell">
      <style:table-cell-properties fo:background-color="#00b8ff" fo:padding="0.097cm" fo:border="0.002cm solid #000000">
        <style:background-image/>
      </style:table-cell-properties>
    </style:style>
    <style:style style:name="Taulukko1.2" style:family="table-row">
      <style:table-row-properties style:keep-together="false" fo:keep-together="always"/>
    </style:style>
    <style:style style:name="Taulukko1.A2" style:family="table-cell">
      <style:table-cell-properties fo:background-color="#ffd189" fo:padding="0.097cm" fo:border-left="0.002cm solid #000000" fo:border-right="none" fo:border-top="none" fo:border-bottom="0.002cm solid #000000">
        <style:background-image/>
      </style:table-cell-properties>
    </style:style>
    <style:style style:name="Taulukko1.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2" style:family="table">
      <style:table-properties style:width="12.691cm" fo:margin-left="2.3cm" fo:margin-right="0cm" table:align="margins" style:writing-mode="lr-tb"/>
    </style:style>
    <style:style style:name="Taulukko2.A" style:family="table-column">
      <style:table-column-properties style:column-width="3.653cm" style:rel-column-width="18863*"/>
    </style:style>
    <style:style style:name="Taulukko2.B" style:family="table-column">
      <style:table-column-properties style:column-width="9.038cm" style:rel-column-width="46672*"/>
    </style:style>
    <style:style style:name="Taulukko2.1" style:family="table-row">
      <style:table-row-properties style:min-row-height="0.141cm"/>
    </style:style>
    <style:style style:name="Taulukko2.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2.B1" style:family="table-cell">
      <style:table-cell-properties fo:background-color="#49c2f1" fo:padding="0.097cm" fo:border="0.002cm solid #000000">
        <style:background-image/>
      </style:table-cell-properties>
    </style:style>
    <style:style style:name="Taulukko2.A2" style:family="table-cell">
      <style:table-cell-properties fo:background-color="#ffd189" fo:padding="0.097cm" fo:border-left="0.002cm solid #000000" fo:border-right="none" fo:border-top="none" fo:border-bottom="0.002cm solid #000000">
        <style:background-image/>
      </style:table-cell-properties>
    </style:style>
    <style:style style:name="Taulukko2.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3" style:family="table">
      <style:table-properties style:width="12.644cm" fo:margin-left="2.348cm" fo:margin-right="0cm" table:align="margins" style:writing-mode="lr-tb"/>
    </style:style>
    <style:style style:name="Taulukko3.A" style:family="table-column">
      <style:table-column-properties style:column-width="3.605cm" style:rel-column-width="18687*"/>
    </style:style>
    <style:style style:name="Taulukko3.B" style:family="table-column">
      <style:table-column-properties style:column-width="9.038cm" style:rel-column-width="46848*"/>
    </style:style>
    <style:style style:name="Taulukko3.1" style:family="table-row">
      <style:table-row-properties style:min-row-height="0.141cm"/>
    </style:style>
    <style:style style:name="Taulukko3.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3.B1" style:family="table-cell">
      <style:table-cell-properties fo:background-color="#49c2f1" fo:padding="0.097cm" fo:border="0.002cm solid #000000">
        <style:background-image/>
      </style:table-cell-properties>
    </style:style>
    <style:style style:name="Taulukko3.A2" style:family="table-cell">
      <style:table-cell-properties fo:background-color="#ffd189" fo:padding="0.097cm" fo:border-left="0.002cm solid #000000" fo:border-right="none" fo:border-top="none" fo:border-bottom="0.002cm solid #000000">
        <style:background-image/>
      </style:table-cell-properties>
    </style:style>
    <style:style style:name="Taulukko3.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Taulukko6" style:family="table">
      <style:table-properties style:width="12.691cm" fo:margin-left="2.3cm" fo:margin-right="0cm" table:align="margins" style:writing-mode="lr-tb"/>
    </style:style>
    <style:style style:name="Taulukko6.A" style:family="table-column">
      <style:table-column-properties style:column-width="3.512cm" style:rel-column-width="18134*"/>
    </style:style>
    <style:style style:name="Taulukko6.B" style:family="table-column">
      <style:table-column-properties style:column-width="9.179cm" style:rel-column-width="47401*"/>
    </style:style>
    <style:style style:name="Taulukko6.1" style:family="table-row">
      <style:table-row-properties style:min-row-height="0.141cm"/>
    </style:style>
    <style:style style:name="Taulukko6.A1" style:family="table-cell">
      <style:table-cell-properties fo:background-color="#49c2f1" fo:padding="0.097cm" fo:border-left="0.002cm solid #000000" fo:border-right="none" fo:border-top="0.002cm solid #000000" fo:border-bottom="0.002cm solid #000000">
        <style:background-image/>
      </style:table-cell-properties>
    </style:style>
    <style:style style:name="Taulukko6.B1" style:family="table-cell">
      <style:table-cell-properties fo:background-color="#49c2f1" fo:padding="0.097cm" fo:border="0.002cm solid #000000">
        <style:background-image/>
      </style:table-cell-properties>
    </style:style>
    <style:style style:name="Taulukko6.A2" style:family="table-cell">
      <style:table-cell-properties fo:background-color="#ffd189" fo:padding="0.097cm" fo:border-left="0.002cm solid #000000" fo:border-right="none" fo:border-top="none" fo:border-bottom="0.002cm solid #000000">
        <style:background-image/>
      </style:table-cell-properties>
    </style:style>
    <style:style style:name="Taulukko6.B2" style:family="table-cell">
      <style:table-cell-properties fo:background-color="#ffd189" fo:padding="0.097cm" fo:border-left="0.002cm solid #000000" fo:border-right="0.002cm solid #000000" fo:border-top="none" fo:border-bottom="0.002cm solid #000000">
        <style:background-image/>
      </style:table-cell-properties>
    </style:style>
    <style:style style:name="P1" style:family="paragraph" style:parent-style-name="Header_20__26__20_Footer">
      <style:paragraph-properties fo:text-align="end" style:justify-single-word="false"/>
    </style:style>
    <style:style style:name="P2" style:family="paragraph" style:parent-style-name="Header_20__26__20_Footer">
      <style:paragraph-properties fo:text-align="start" style:justify-single-word="false"/>
    </style:style>
    <style:style style:name="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4" style:family="paragraph" style:parent-style-name="COVER_20_-_20_2">
      <style:paragraph-properties>
        <style:tab-stops>
          <style:tab-stop style:position="1.251cm"/>
          <style:tab-stop style:position="2.499cm"/>
          <style:tab-stop style:position="3.75cm"/>
        </style:tab-stops>
      </style:paragraph-properties>
    </style:style>
    <style:style style:name="P5"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style>
    <style:style style:name="P6" style:family="paragraph" style:parent-style-name="COVER_20_-_20_name">
      <style:paragraph-properties fo:text-align="end" style:justify-single-word="false">
        <style:tab-stops>
          <style:tab-stop style:position="1.251cm"/>
          <style:tab-stop style:position="2.499cm"/>
          <style:tab-stop style:position="3.75cm"/>
        </style:tab-stops>
      </style:paragraph-properties>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font-weight="normal" style:font-weight-asian="normal" style:font-weight-complex="normal"/>
    </style:style>
    <style:style style:name="P9" style:family="paragraph" style:parent-style-name="Term_20_Definition">
      <style:paragraph-properties style:writing-mode="lr-tb"/>
    </style:style>
    <style:style style:name="P10" style:family="paragraph" style:parent-style-name="Table_20_Contents">
      <style:paragraph-properties style:writing-mode="lr-tb"/>
    </style:style>
    <style:style style:name="P11" style:family="paragraph" style:parent-style-name="Table_20_Heading">
      <style:paragraph-properties style:writing-mode="lr-tb"/>
    </style:style>
    <style:style style:name="P12" style:family="paragraph" style:parent-style-name="Caption">
      <style:paragraph-properties style:writing-mode="lr-tb"/>
    </style:style>
    <style:style style:name="P13" style:family="paragraph" style:parent-style-name="Caption">
      <style:paragraph-properties style:writing-mode="lr-tb"/>
      <style:text-properties fo:font-weight="normal" style:font-weight-asian="normal" style:font-weight-complex="normal"/>
    </style:style>
    <style:style style:name="P14" style:family="paragraph" style:parent-style-name="Text_20_body">
      <style:text-properties fo:font-weight="normal" style:font-weight-asian="normal" style:font-weight-complex="normal"/>
    </style:style>
    <style:style style:name="P15" style:family="paragraph" style:parent-style-name="Illustration">
      <style:paragraph-properties fo:text-align="center" style:justify-single-word="false"/>
    </style:style>
    <style:style style:name="P16" style:family="paragraph" style:parent-style-name="Illustration">
      <style:text-properties fo:font-weight="normal" style:font-weight-asian="normal" style:font-weight-complex="normal"/>
    </style:style>
    <style:style style:name="P17" style:family="paragraph" style:parent-style-name="INTRO">
      <style:paragraph-properties fo:break-before="page"/>
    </style:style>
    <style:style style:name="P18" style:family="paragraph" style:parent-style-name="Text_20_body" style:master-page-name="">
      <style:paragraph-properties style:page-number="auto" fo:keep-with-next="always"/>
    </style:style>
    <style:style style:name="P19" style:family="paragraph" style:parent-style-name="Command_20_Line">
      <style:paragraph-properties fo:margin-left="3.175cm" fo:margin-right="-0.009cm" fo:text-indent="0cm" style:auto-text-indent="false"/>
    </style:style>
    <style:style style:name="P20" style:family="paragraph" style:parent-style-name="Dictionary_20_Term_20_XML">
      <style:text-properties style:font-name="Courier New1" fo:font-size="10pt" fo:font-weight="normal" style:font-size-asian="10pt" style:font-weight-asian="normal" style:font-size-complex="10pt" style:font-weight-complex="normal"/>
    </style:style>
    <style:style style:name="P21" style:family="paragraph" style:parent-style-name="Dictionary_20_Term_20_XML">
      <style:text-properties fo:font-weight="bold" style:font-weight-asian="bold" style:font-weight-complex="bold"/>
    </style:style>
    <style:style style:name="P22" style:family="paragraph" style:parent-style-name="Command_20_Line_20_Start">
      <style:text-properties fo:font-weight="normal" style:font-weight-asian="normal" style:font-weight-complex="normal"/>
    </style:style>
    <style:style style:name="P23" style:family="paragraph" style:parent-style-name="Command_20_Line_20_Middle">
      <style:text-properties fo:font-weight="bold" style:font-weight-asian="bold" style:font-weight-complex="bold"/>
    </style:style>
    <style:style style:name="P24" style:family="paragraph" style:parent-style-name="Command_20_Line_20_Middle">
      <style:text-properties fo:font-weight="normal" style:font-weight-asian="normal" style:font-weight-complex="normal"/>
    </style:style>
    <style:style style:name="P25" style:family="paragraph" style:parent-style-name="Source_20_File_20_Middle">
      <style:text-properties fo:font-weight="normal" style:font-weight-asian="normal" style:font-weight-complex="normal"/>
    </style:style>
    <style:style style:name="P26" style:family="paragraph" style:parent-style-name="Source_20_File_20_Middle">
      <style:text-properties style:font-name="Courier New1" fo:font-size="10pt" style:font-name-asian="Courier New1" style:font-size-asian="10pt" style:font-name-complex="Courier New1" style:font-size-complex="10pt"/>
    </style:style>
    <style:style style:name="P27" style:family="paragraph" style:parent-style-name="Source_20_File_20_Start">
      <style:text-properties fo:font-weight="normal" style:font-weight-asian="normal" style:font-weight-complex="normal"/>
    </style:style>
    <style:style style:name="P28" style:family="paragraph" style:parent-style-name="Command_20_Line_20_End">
      <style:text-properties fo:font-weight="normal" style:font-weight-asian="normal" style:font-weight-complex="normal"/>
    </style:style>
    <style:style style:name="P29" style:family="paragraph" style:parent-style-name="Source_20_File_20_End">
      <style:text-properties fo:font-weight="normal" style:font-weight-asian="normal" style:font-weight-complex="normal"/>
    </style:style>
    <style:style style:name="P30" style:family="paragraph" style:parent-style-name="Command_20_Line_20_Middle">
      <style:paragraph-properties fo:margin-left="2.3cm" fo:margin-right="0cm" fo:text-indent="0cm" style:auto-text-indent="false"/>
      <style:text-properties fo:font-weight="normal" style:font-weight-asian="normal" style:font-weight-complex="normal"/>
    </style:style>
    <style:style style:name="P31" style:family="paragraph" style:parent-style-name="Text_20_body">
      <style:paragraph-properties fo:margin-left="2.3cm" fo:margin-right="2.3cm" fo:text-indent="0cm" style:auto-text-indent="false"/>
    </style:style>
    <style:style style:name="P32" style:family="paragraph" style:parent-style-name="Text_20_body">
      <style:paragraph-properties fo:margin-left="2.3cm" fo:margin-right="2.3cm" fo:text-indent="0cm" style:auto-text-indent="false" style:writing-mode="lr-tb"/>
    </style:style>
    <style:style style:name="P33" style:family="paragraph" style:parent-style-name="Text_20_body">
      <style:paragraph-properties fo:margin-left="2.799cm" fo:margin-right="2.3cm" fo:text-indent="-0.499cm" style:auto-text-indent="false">
        <style:tab-stops/>
      </style:paragraph-properties>
    </style:style>
    <style:style style:name="P34" style:family="paragraph" style:parent-style-name="Command_20_Line">
      <style:paragraph-properties fo:margin-left="3.184cm" fo:margin-right="0cm" fo:text-indent="0cm" style:auto-text-indent="false"/>
    </style:style>
    <style:style style:name="P35" style:family="paragraph" style:parent-style-name="Source_20_File">
      <style:paragraph-properties fo:margin-left="3.507cm" fo:margin-right="0cm" fo:text-indent="0cm" style:auto-text-indent="false"/>
    </style:style>
    <style:style style:name="P36" style:family="paragraph" style:parent-style-name="Source_20_File_20_End">
      <style:paragraph-properties fo:margin-left="3.528cm" fo:margin-right="0cm" fo:text-indent="0cm" style:auto-text-indent="false"/>
    </style:style>
    <style:style style:name="P37" style:family="paragraph" style:parent-style-name="Source_20_File_20_Start">
      <style:paragraph-properties fo:margin-left="3.528cm" fo:margin-right="0cm" fo:text-indent="0cm" style:auto-text-indent="false"/>
    </style:style>
    <style:style style:name="P38" style:family="paragraph" style:parent-style-name="Source_20_File">
      <style:paragraph-properties fo:margin-left="2.54cm" fo:margin-right="0cm" fo:text-indent="0cm" style:auto-text-indent="false"/>
      <style:text-properties style:font-name="CourierNewPSMT" fo:font-size="10pt" style:font-name-asian="CourierNewPSMT" style:font-size-asian="10pt" style:font-name-complex="CourierNewPSMT" style:font-size-complex="10pt"/>
    </style:style>
    <style:style style:name="P39" style:family="paragraph" style:parent-style-name="Contents_20_1">
      <style:paragraph-properties>
        <style:tab-stops>
          <style:tab-stop style:position="15.002cm" style:type="right" style:leader-style="dotted" style:leader-text="."/>
        </style:tab-stops>
      </style:paragraph-properties>
    </style:style>
    <style:style style:name="P40" style:family="paragraph" style:parent-style-name="Contents_20_2">
      <style:paragraph-properties>
        <style:tab-stops>
          <style:tab-stop style:position="15.002cm" style:type="right" style:leader-style="dotted" style:leader-text="."/>
        </style:tab-stops>
      </style:paragraph-properties>
    </style:style>
    <style:style style:name="P41" style:family="paragraph" style:parent-style-name="Contents_20_3">
      <style:paragraph-properties>
        <style:tab-stops>
          <style:tab-stop style:position="15.002cm" style:type="right" style:leader-style="dotted" style:leader-text="."/>
        </style:tab-stops>
      </style:paragraph-properties>
    </style:style>
    <style:style style:name="P42" style:family="paragraph" style:parent-style-name="Textformatvorlage" style:master-page-name="First_20_Page">
      <style:paragraph-properties style:page-number="auto"/>
    </style:style>
    <style:style style:name="P43" style:family="paragraph" style:parent-style-name="Standard" style:master-page-name="Table_20_of_20_Contents">
      <style:paragraph-properties style:page-number="1"/>
    </style:style>
    <style:style style:name="P44" style:family="paragraph" style:parent-style-name="Text_20_body">
      <style:paragraph-properties style:writing-mode="lr-tb"/>
    </style:style>
    <style:style style:name="P45" style:family="paragraph" style:parent-style-name="Heading_20_3">
      <style:text-properties fo:language="fi" fo:country="FI"/>
    </style:style>
    <style:style style:name="P46" style:family="paragraph" style:parent-style-name="Heading_20_3">
      <style:text-properties fo:language="fi" fo:country="FI" fo:font-weight="bold" style:font-weight-asian="bold" style:font-weight-complex="bold"/>
    </style:style>
    <style:style style:name="P47" style:family="paragraph" style:parent-style-name="Heading_20_3">
      <style:text-properties fo:font-weight="normal" style:font-weight-asian="normal" style:font-weight-complex="normal"/>
    </style:style>
    <style:style style:name="P48" style:family="paragraph" style:parent-style-name="Heading_20_1" style:master-page-name="Standard">
      <style:paragraph-properties style:page-number="1"/>
    </style:style>
    <style:style style:name="P49" style:family="paragraph" style:parent-style-name="Heading_20_2">
      <style:text-properties fo:font-weight="normal" style:font-weight-asian="normal" style:font-weight-complex="normal"/>
    </style:style>
    <style:style style:name="P50" style:family="paragraph" style:parent-style-name="Heading_20_2">
      <style:paragraph-properties style:writing-mode="lr-tb"/>
    </style:style>
    <style:style style:name="P51" style:family="paragraph" style:parent-style-name="List_20_1">
      <style:text-properties fo:language="en" fo:country="US" style:language-complex="ar" style:country-complex="SA"/>
    </style:style>
    <style:style style:name="P52" style:family="paragraph" style:parent-style-name="List_20_1">
      <style:text-properties fo:font-weight="normal" style:font-weight-asian="normal" style:font-weight-complex="normal"/>
    </style:style>
    <style:style style:name="P53" style:family="paragraph" style:parent-style-name="List_20_1">
      <style:paragraph-properties style:writing-mode="lr-tb"/>
    </style:style>
    <style:style style:name="P54" style:family="paragraph" style:parent-style-name="List_20_1" style:master-page-name="">
      <style:paragraph-properties style:page-number="auto" fo:keep-with-next="always"/>
    </style:style>
    <style:style style:name="P55" style:family="paragraph" style:parent-style-name="List_20_1" style:list-style-name="WW8Num24">
      <style:paragraph-properties fo:margin-left="3.3cm" fo:margin-right="0cm" fo:text-indent="-1cm" style:auto-text-indent="false"/>
    </style:style>
    <style:style style:name="P56" style:family="paragraph" style:parent-style-name="Numbering_20_1">
      <style:paragraph-properties style:writing-mode="lr-tb"/>
    </style:style>
    <style:style style:name="P57" style:family="paragraph" style:parent-style-name="Numbering_20_1" style:list-style-name="Numbering_20_1">
      <style:paragraph-properties fo:margin-left="3.5cm" fo:margin-right="0cm" fo:text-indent="-0.499cm" style:auto-text-indent="false" style:writing-mode="lr-tb"/>
    </style:style>
    <style:style style:name="P5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text:display="none"/>
    </style:style>
    <style:style style:name="T2" style:family="text">
      <style:text-properties fo:font-size="10pt" style:font-size-asian="10pt" style:font-size-complex="10pt"/>
    </style:style>
    <style:style style:name="T3" style:family="text">
      <style:text-properties fo:font-size="10pt" style:font-name-asian="Courier New1" style:font-size-asian="10pt" style:font-name-complex="Courier New1" style:font-size-complex="10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language="fi" fo:country="FI"/>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Times New Roman" style:font-name-asian="Times New Roman" style:font-name-complex="Times New Roman"/>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style:font-name="DejaVu Sans1" style:font-name-asian="DejaVu Sans1" style:font-name-complex="DejaVu Sans1"/>
    </style:style>
    <style:style style:name="T13" style:family="text">
      <style:text-properties style:font-name-asian="DejaVu Sans1" style:font-name-complex="DejaVu Sans1"/>
    </style:style>
    <style:style style:name="T14" style:family="text">
      <style:text-properties fo:font-size="9pt" style:font-size-asian="9pt" style:font-size-complex="9pt"/>
    </style:style>
    <style:style style:name="T15" style:family="text">
      <style:text-properties style:font-weight-asian="normal" style:font-weight-complex="normal"/>
    </style:style>
    <style:style style:name="T16" style:family="text">
      <style:text-properties style:font-name="HelveticaRounded LT Std Bd1" fo:font-weight="normal" style:font-weight-asian="normal" style:font-weight-complex="normal"/>
    </style:style>
    <style:style style:name="T17" style:family="text">
      <style:text-properties style:use-window-font-color="true" style:text-outline="false" style:text-line-through-style="none" style:text-position="0% 100%" style:font-name="DejaVu Sans"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Arial Unicode MS"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18" style:family="text"/>
    <style:style style:name="fr1" style:family="graphic" style:parent-style-name="Frame">
      <style:graphic-properties fo:margin-left="0.319cm" fo:margin-right="0.319cm" style:run-through="foreground"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ge" style:horizontal-pos="from-left" style:horizontal-rel="page" fo:background-color="#ffffff" style:background-transparency="100%" fo:padding="0.026cm" fo:border="none">
        <style:background-image/>
      </style:graphic-properties>
    </style:style>
    <style:style style:name="fr3"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9cm" fo:margin-right="0.319cm" style:wrap="run-through" style:number-wrapped-paragraphs="no-limit" style:vertical-pos="from-top" style:vertical-rel="page" style:horizontal-pos="from-left" style:horizontal-rel="page" fo:padding="0.026cm" fo:border="none" style:mirror="none" fo:clip="rect(0cm, 1.199cm, 0cm, 1.041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84">
      <number:year number:style="long"/>
      <number:text>-</number:text>
      <number:month number:style="long"/>
      <number:text>-</number:text>
      <number:day number:style="long"/>
    </number:date-style>
    <number:date-style style:name="N106">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2" text:anchor-type="page" text:anchor-page-number="1" svg:x="7.144cm" svg:y="5.216cm" svg:width="7.459cm" svg:height="5.962cm" draw:z-index="2">
        <draw:text-box>
          <text:p text:style-name="COVER_20_-_20_HEADER">Vaadin<text:line-break/>TestBench<text:line-break/>User's Manual</text:p>
        </draw:text-box>
      </draw:frame>
      <draw:frame draw:style-name="fr2" draw:name="Frame3" text:anchor-type="page" text:anchor-page-number="1" svg:x="10.179cm" svg:y="11.97cm" svg:width="4.445cm" svg:height="3.704cm" draw:z-index="3">
        <draw:text-box>
          <text:p text:style-name="P4">Vaadin TestBench 2.2</text:p>
          <text:p text:style-name="P5"/>
          <text:p text:style-name="P4"/>
          <text:p text:style-name="P6"/>
        </draw:text-box>
      </draw:frame>
      <draw:frame draw:style-name="fr4" draw:name="graphics1" text:anchor-type="page" text:anchor-page-number="1" svg:x="13.391cm" svg:y="2.462cm" svg:width="6.488cm" svg:height="16.111cm" draw:z-index="1">
        <draw:image xlink:href="Pictures/10000201000002530000034AF9FE7807.png" xlink:type="simple" xlink:show="embed" xlink:actuate="onLoad"/>
      </draw:frame>
      <text:p text:style-name="P42"/>
      <text:p text:style-name="P17">Vaadin TestBench is an environment used for automated user interface regression testing of Vaadin applications on multiple platforms and browsers.</text:p>
      <text:p text:style-name="Caption"/>
      <text:p text:style-name="INTRO">Vaadin TestBench allows you to run tests on the UI after a build and catch problems created by changes to the business logic. This helps you catch problems that affect the UI functionality early on, before they become a real problem.</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31">Publication date of this manual version is <text:date style:data-style-name="N84" text:date-value="2010-12-15T15:07:09.50">2010-12-15</text:date>.</text:p>
      <text:p text:style-name="P33">Published by:<text:line-break/>Oy IT Mill Ltd<text:line-break/>Ruukinkatu 2-4<text:line-break/>20540 Turku<text:line-break/>Finland</text:p>
      <text:p text:style-name="P31">Copyright <text:date style:data-style-name="N106" text:date-value="2010-12-15T15:07:09.50">2010</text:date> Oy IT Mill Ltd</text:p>
      <text:p text:style-name="P31">All Rights Reserved</text:p>
      <text:p text:style-name="P31">Modification, copying and other reproduction of this book in print or in digital format, unmodified or modified, is prohibited, unless a permission is explicitly granted in the specific conditions of the license agreement of Vaadin TestBench or in written form by the copyright owner.</text:p>
      <text:p text:style-name="P32">This book is part of Vaadin TestBench, which is a commercial product covered by a proprietary software license. The licenses of the Vaadin Framework or other IT Mill products do not apply to Vaadin TestBench.</text:p>
      <text:p text:style-name="P43"/>
      <text:table-of-content text:style-name="Sect1" text:protected="true" text:name="Sisällysluettelo1">
        <text:table-of-content-source text:outline-level="3">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Contents_20_Heading">Table of Contents</text:p>
          </text:index-title>
          <text:p text:style-name="P39">1. Introduction to Vaadin TestBench<text:tab/>1</text:p>
          <text:p text:style-name="P40">1.1. Overview<text:tab/>1</text:p>
          <text:p text:style-name="P40">1.2. TestBench Components<text:tab/>2</text:p>
          <text:p text:style-name="P40">1.3. Requirements<text:tab/>3</text:p>
          <text:p text:style-name="P41">1.3.1. Requirements for Vaadin TestBench Recorder<text:tab/>3</text:p>
          <text:p text:style-name="P41">1.3.2. Requirements for Automated Testing<text:tab/>3</text:p>
          <text:p text:style-name="P41">1.3.3. Continuous Integration Compatibility<text:tab/>3</text:p>
          <text:p text:style-name="P41">1.3.4. Known Compatibility Problems<text:tab/>3</text:p>
          <text:p text:style-name="P40">1.4. Limitations<text:tab/>3</text:p>
          <text:p text:style-name="P41">1.4.1. Common Problems<text:tab/>4</text:p>
          <text:p text:style-name="P39">2. Installing Vaadin TestBench<text:tab/>5</text:p>
          <text:p text:style-name="P40">2.1. Overview<text:tab/>5</text:p>
          <text:p text:style-name="P41">2.1.1. Test Development Installation<text:tab/>5</text:p>
          <text:p text:style-name="P41">2.1.2. A Distributed Test Environment<text:tab/>5</text:p>
          <text:p text:style-name="P40">2.2. Downloading and Unpacking the Installation Package<text:tab/>6</text:p>
          <text:p text:style-name="P40">2.3. Installing the Recorder<text:tab/>6</text:p>
          <text:p text:style-name="P40">2.4. Quick Setup for Playback on a Workstation<text:tab/>7</text:p>
          <text:p text:style-name="P40">2.5. Setting Up a Grid Hub<text:tab/>8</text:p>
          <text:p text:style-name="P41">2.5.1. Configuring the Hub<text:tab/>9</text:p>
          <text:p text:style-name="P41">2.5.2. Predefined Target Environments<text:tab/>10</text:p>
          <text:p text:style-name="P41">2.5.3. Browser Identifiers<text:tab/>10</text:p>
          <text:p text:style-name="P41">2.5.4. Starting the Hub<text:tab/>11</text:p>
          <text:p text:style-name="P40">2.6. Setting Up a Grid Node<text:tab/>12</text:p>
          <text:p text:style-name="P41">2.6.1. Configuring the Remote Control<text:tab/>12</text:p>
          <text:p text:style-name="P41">2.6.2. Configuring the Run Script<text:tab/>13</text:p>
          <text:p text:style-name="P41">2.6.3. Starting the Remote Control<text:tab/>13</text:p>
          <text:p text:style-name="P41">2.6.4. Running Tests Without a Grid Hub<text:tab/>13</text:p>
          <text:p text:style-name="P41">2.6.5. Browser settings<text:tab/>14</text:p>
          <text:p text:style-name="P41">2.6.6. Operating system settings<text:tab/>14</text:p>
          <text:p text:style-name="P41">2.6.7. Settings for Screenshots<text:tab/>14</text:p>
          <text:p text:style-name="P39">3. Using Vaadin TestBench Recorder<text:tab/>16</text:p>
          <text:p text:style-name="P40">3.1. Overview<text:tab/>16</text:p>
          <text:p text:style-name="P40">3.2. Starting the Recorder<text:tab/>16</text:p>
          <text:p text:style-name="P40">3.3. Recording<text:tab/>17</text:p>
          <text:p text:style-name="P40">3.4. Playing Back Tests<text:tab/>18</text:p>
          <text:p text:style-name="P40">3.5. Editing Tests<text:tab/>18</text:p>
          <text:p text:style-name="P40">3.6. Test Script Commands<text:tab/>19</text:p>
          <text:p text:style-name="P41">3.6.1. Comparing Screen Capture Images: screenCapture<text:tab/>19</text:p>
          <text:p text:style-name="P41">3.6.2. Recording ToolTips: showTooltip<text:tab/>20</text:p>
          <text:p text:style-name="P41"><text:soft-page-break/>3.6.3. Recording AssertText: assertText<text:tab/>20</text:p>
          <text:p text:style-name="P41">3.6.4. Asserting element css class: assertCSSClass<text:tab/>20</text:p>
          <text:p text:style-name="P41">3.6.5. Connecting tests together: includeTest<text:tab/>21</text:p>
          <text:p text:style-name="P41">3.6.6. Handling a confirmation box: expectDialog<text:tab/>21</text:p>
          <text:p text:style-name="P40">3.7. Saving Tests<text:tab/>21</text:p>
          <text:p text:style-name="P41">3.7.1. Saving Individual Tests<text:tab/>21</text:p>
          <text:p text:style-name="P41">3.7.2. Saving Test Suites<text:tab/>21</text:p>
          <text:p text:style-name="P40">3.8. Invalid Tests<text:tab/>21</text:p>
          <text:p text:style-name="P39">4. Compiling and Executing JUnit Tests<text:tab/>22</text:p>
          <text:p text:style-name="P40">4.1. Overview<text:tab/>22</text:p>
          <text:p text:style-name="P40">4.2. Configuring the Ant Script<text:tab/>23</text:p>
          <text:p text:style-name="P41">4.2.1. Mandatory Settings<text:tab/>23</text:p>
          <text:p text:style-name="P41">4.2.2. Optional Settings<text:tab/>24</text:p>
          <text:p text:style-name="P40">4.3. Converting HTML Tests<text:tab/>24</text:p>
          <text:p text:style-name="P41">4.3.1. Using the TestConverter<text:tab/>25</text:p>
          <text:p text:style-name="P41">4.3.2. Command-Line Interface<text:tab/>25</text:p>
          <text:p text:style-name="P41">4.3.3. Ant Script<text:tab/>26</text:p>
          <text:p text:style-name="P41">4.3.4. Optional conversion settings<text:tab/>26</text:p>
          <text:p text:style-name="P40">4.4. Compiling JUnit tests<text:tab/>26</text:p>
          <text:p text:style-name="P41">4.4.1. Command-Line Compilation<text:tab/>27</text:p>
          <text:p text:style-name="P41">4.4.2. Ant Build Script<text:tab/>27</text:p>
          <text:p text:style-name="P40">4.5. Executing JUnit Tests<text:tab/>27</text:p>
          <text:p text:style-name="P41">4.5.1. Test Execution Parameters<text:tab/>28</text:p>
          <text:p text:style-name="P41">4.5.2. Executing JUnit from Command-Line<text:tab/>28</text:p>
          <text:p text:style-name="P41">4.5.3. Executing JUnit from an Ant Script<text:tab/>29</text:p>
          <text:p text:style-name="P41">4.5.4. JUnit Output<text:tab/>29</text:p>
          <text:p text:style-name="P40">4.6. Comparing Screenshots<text:tab/>30</text:p>
          <text:p text:style-name="P41">4.6.1. Screenshot Comparison Error Images<text:tab/>30</text:p>
          <text:p text:style-name="P41">4.6.2. Reference Images<text:tab/>30</text:p>
          <text:p text:style-name="P41">4.6.3. Visualization of Differences in Screenshots with Highlighting<text:tab/>31</text:p>
          <text:p text:style-name="P41">4.6.4. Practices for Handling Screenshots<text:tab/>32</text:p>
        </text:index-body>
      </text:table-of-content>
      <text:p text:style-name="Text_20_body"/>
      <text:h text:style-name="P48" text:outline-level="1">Introduction to Vaadin TestBench</text:h>
      <text:h text:style-name="Heading_20_2" text:outline-level="2">Overview</text:h>
      <text:p text:style-name="Text_20_body">Quality assurance is one of the cornerstones of modern software development. Extending throughout the entire development process, quality assurance is what binds the end product to the requirements. In iterative development processes, with ever shorter release cycles and continuous integration, the role of regression testing is central. The special nature of web applications creates many unique requirements for regression testing.</text:p>
      <text:p text:style-name="P7"><text:span text:style-name="Emphasis_20_Bold">Vaadin TestBench</text:span> makes it possible to automate the regression testing of web applications that use Vaadin. You record test cases by interacting with your application. After recording, you can compile the test as JUnit tests and run them for as many times as you want, on multiple platforms and browsers. The test results can be collected for later analysis and quality assurance.</text:p>
      <text:p text:style-name="Illustration"><draw:frame draw:style-name="fr5" draw:name="grafiikka4" text:anchor-type="as-char" svg:width="7.128cm" svg:height="2.438cm" draw:z-index="45"><draw:image xlink:href="../img/tt-workflow-hi.png" xlink:type="simple" xlink:show="embed" xlink:actuate="onLoad"/></draw:frame></text:p>
      <text:p text:style-name="P7">The main features are:</text:p>
      <text:list xml:id="list35138590" text:style-name="WW8Num24">
        <text:list-item>
          <text:p text:style-name="List_20_1">Recording and playing back test cases using a recorder in browser</text:p>
        </text:list-item>
        <text:list-item>
          <text:p text:style-name="List_20_1">Validating UI state by assertion points and screen capture comparison</text:p>
        </text:list-item>
        <text:list-item>
          <text:p text:style-name="List_20_1">Screen capture comparison with difference highlighting</text:p>
        </text:list-item>
        <text:list-item>
          <text:p text:style-name="P53">Execution of tests through <text:span text:style-name="Emphasis_20_Bold">JUnit</text:span></text:p>
        </text:list-item>
        <text:list-item>
          <text:p text:style-name="List_20_1">Distributed test grid for running tests</text:p>
        </text:list-item>
        <text:list-item>
          <text:p text:style-name="List_20_1">Integration with unit testing</text:p>
        </text:list-item>
      </text:list>
      <text:p text:style-name="P7">Execution of tests are distributed over a grid of test nodes, which speeds up testing. The grid nodes can run different operating systems and have different browsers installed. In a minimal setup, such as for recording the tests, you can use Vaadin TestBench on just a single computer.</text:p>
      <text:p text:style-name="P7">Vaadin TestBench is based on the <text:span text:style-name="Emphasis_20_Bold">Selenium</text:span> testing framework and <text:span text:style-name="Emphasis_20_Bold">Selenium Grid</text:span> for distributed testing. Selenium is augmented with Vaadin-specific extensions, such as the screen capture feature.</text:p>
      <text:h text:style-name="P50" text:outline-level="2"><text:soft-page-break/>TestBench Components</text:h>
      <text:p text:style-name="P18">The main components of Vaadin TestBench are:</text:p>
      <text:list xml:id="list1907093243" text:style-name="WW8Num24">
        <text:list-item>
          <text:p text:style-name="P54">Vaadin TestBench Recorder</text:p>
        </text:list-item>
        <text:list-item>
          <text:p text:style-name="P54">Vaadin TestBench Library</text:p>
        </text:list-item>
        <text:list-item>
          <text:p text:style-name="P54">Vaadin TestBench Grid Hub</text:p>
        </text:list-item>
        <text:list-item>
          <text:p text:style-name="List_20_1">Vaadin TestBench Grid Remote Control</text:p>
        </text:list-item>
      </text:list>
      <text:p text:style-name="P7">The components and a basic setup are illustrated in Figure <text:sequence-ref text:reference-format="value" text:ref-name="refIllustration0">1</text:sequence-ref>.</text:p>
      <text:p text:style-name="P15"><draw:frame draw:style-name="fr5" draw:name="grafiikka13" text:anchor-type="as-char" svg:width="12.67cm" svg:height="5.452cm" draw:z-index="0"><draw:image xlink:href="../img/tt-architecture-simple-hi.png" xlink:type="simple" xlink:show="embed" xlink:actuate="onLoad"/></draw:frame></text:p>
      <text:p text:style-name="Caption">Figure <text:sequence text:ref-name="refIllustration0" text:name="Illustration" text:formula="ooow:Illustration+1" style:num-format="1">1</text:sequence>: Vaadin TestBench Architecture</text:p>
      <text:p text:style-name="P7">Recording test cases requires <text:span text:style-name="Emphasis_20_Bold">Vaadin TestBench Recorder</text:span>, which is a Mozilla Firefox extension that you install in your browser. It provides a control panel to record test cases and play them back. You can play test cases right in the recorder and later automatically by the Grid Node Remote Control, which opens a browser and starts the recorder in playback mode.</text:p>
      <text:p text:style-name="P7">The test suite and results from test runs are stored on a test server. A test suite includes recorded test cases and possible reference images for similarity tests.</text:p>
      <text:p text:style-name="P7"><text:span text:style-name="Emphasis_20_Bold">Vaadin TestBench Library</text:span> provides the central control logic for:</text:p>
      <text:list xml:id="list35176257" text:continue-list="list35138590" text:style-name="WW8Num24">
        <text:list-item>
          <text:p text:style-name="List_20_1">Converting tests from recordings to JUnit tests</text:p>
        </text:list-item>
        <text:list-item>
          <text:p text:style-name="List_20_1">Comparing screen captures with reference images</text:p>
        </text:list-item>
        <text:list-item>
          <text:p text:style-name="List_20_1">Controlling the execution of tests on the VaadinTestBench Grid Hub</text:p>
        </text:list-item>
      </text:list>
      <text:p text:style-name="P7"><text:span text:style-name="Emphasis_20_Bold">Vaadin TestBench Grid Hub</text:span> is a service that distributes testing tasks to nodes on the test grid. It contacts a Grid Node Controller on a node and asks it to open a browser to run the current test on. The Grid Hub runs on a server which can be dedicated, one of the grid nodes, or the test server itself.</text:p>
      <text:p text:style-name="P7"><text:span text:style-name="Emphasis_20_Bold">Vaadin TestBench Grid Node Controller</text:span> is a service that runs on each grid node. It is able to open any of the browsers installed in a node and run commands for tests on the browsers. It receives requests to execute test commands from the Grid Hub and reports the results back.</text:p>
      <text:p text:style-name="P7"/>
      <text:p text:style-name="P7"><text:soft-page-break/>A basic Vaadin TestBench environment consists of:</text:p>
      <text:list xml:id="list35181058" text:continue-list="list1907093243" text:style-name="WW8Num24">
        <text:list-item>
          <text:p text:style-name="List_20_1">A workstation with Firefox and the TestBench Recorder for recording tests</text:p>
        </text:list-item>
        <text:list-item>
          <text:p text:style-name="List_20_1">A build/test server used to build, launch, and test the web application</text:p>
        </text:list-item>
        <text:list-item>
          <text:p text:style-name="P53">A server running the Grid Hub</text:p>
        </text:list-item>
        <text:list-item>
          <text:p text:style-name="List_20_1">One or more servers running Grid Remote Controls</text:p>
        </text:list-item>
      </text:list>
      <text:p text:style-name="P14">The workstation and servers can be separate computers or one computer can work in multiple roles.</text:p>
      <text:h text:style-name="P50" text:outline-level="2">Requirements</text:h>
      <text:h text:style-name="Heading_20_3" text:outline-level="3">Requirements for Vaadin TestBench Recorder</text:h>
      <text:p text:style-name="P7">For recording and playback with Vaadin TestBench Recorder:</text:p>
      <text:list xml:id="list35181573" text:continue-numbering="true" text:style-name="WW8Num24">
        <text:list-item>
          <text:p text:style-name="P51">Mozilla Firefox 3.x</text:p>
        </text:list-item>
      </text:list>
      <text:h text:style-name="Heading_20_3" text:outline-level="3">Requirements for Automated Testing</text:h>
      <text:p text:style-name="Text_20_body">For running tests:</text:p>
      <text:list xml:id="list35172884" text:continue-numbering="true" text:style-name="WW8Num24">
        <text:list-item>
          <text:p text:style-name="List_20_1">Java JDK 1.5 or newer</text:p>
        </text:list-item>
        <text:list-item>
          <text:p text:style-name="List_20_1">Browsers installed on test nodes</text:p>
        </text:list-item>
        <text:list-item>
          <text:p text:style-name="List_20_1">Apache Ant or some other way to run Ant scripts (recommended)</text:p>
        </text:list-item>
      </text:list>
      <text:h text:style-name="Heading_20_3" text:outline-level="3">Continuous Integration Compatibility</text:h>
      <text:p text:style-name="P7">Vaadin TestBench works with continuous integration systems that support JUnit testing. It is tested to work on the TeamCity build management and continuous integration server.</text:p>
      <text:h text:style-name="Heading_20_3" text:outline-level="3">Known Compatibility Problems</text:h>
      <text:p text:style-name="Dictionary_20_Term">Firebug should be disabled</text:p>
      <text:p text:style-name="Dictionary_20_Definition">In some cases Firebug injects a <text:span text:style-name="Parameter">&lt;div id="_firebugConsole"&gt;</text:span> <text:s/>element under the <text:s/><text:span text:style-name="Parameter">&lt;body&gt;</text:span> element (the element is invisible in the Firebug's HTML structure browser). This can disturb recording of test cases, especially when closing notifications. Firebug 1.6 should fix this issue, but we still encourage TestBench users to disable Firebug when recording or playing test cases. </text:p>
      <text:h text:style-name="Heading_20_2" text:outline-level="2">Limitations</text:h>
      <text:p text:style-name="P18">Vaadin TestBench has currently the following limitations:</text:p>
      <text:list xml:id="list35189456" text:continue-list="list35176257" text:style-name="WW8Num24">
        <text:list-item>
          <text:p text:style-name="List_20_1">Playback for <text:span text:style-name="Key_20_Combo">Modifier+Arrow Key</text:span> combination only works in Mozilla Firefox and Internet Explorer</text:p>
        </text:list-item>
        <text:list-item>
          <text:p text:style-name="List_20_1">Tests do not work with the RichTextField component</text:p>
        </text:list-item>
        <text:list-item>
          <text:p text:style-name="List_20_1">Recording and playing back file upload is not supported</text:p>
        </text:list-item>
      </text:list>
      <text:h text:style-name="Heading_20_3" text:outline-level="3"><text:soft-page-break/>Common Problems</text:h>
      <text:list xml:id="list35179092" text:continue-numbering="true" text:style-name="WW8Num24">
        <text:list-item>
          <text:p text:style-name="List_20_1">For the LoginForm component, Recorder will record a <text:span text:style-name="Parameter">selectFrame</text:span> command when the LoginForm gets the focus and <text:span text:style-name="Parameter">selectWindow</text:span> when the focus is changed elsewhere. You should remove these commands to get the test to work correctly.</text:p>
        </text:list-item>
      </text:list>
      <text:h text:style-name="Heading_20_1" text:outline-level="1">Installing Vaadin TestBench</text:h>
      <text:h text:style-name="Heading_20_2" text:outline-level="2">Overview</text:h>
      <text:p text:style-name="Text_20_body">Installation of Vaadin TestBench covers the following tasks:</text:p>
      <text:list xml:id="list35174224" text:continue-list="list35172884" text:style-name="WW8Num24">
        <text:list-item>
          <text:p text:style-name="List_20_1">Download and unpack the Vaadin TestBench installation package</text:p>
        </text:list-item>
        <text:list-item>
          <text:p text:style-name="List_20_1">Install Vaadin TestBench Recorder</text:p>
        </text:list-item>
        <text:list-item>
          <text:p text:style-name="List_20_1">Install Vaadin TestBench Library and launch scripts</text:p>
        </text:list-item>
        <text:list-item>
          <text:p text:style-name="List_20_1">Install Vaadin TestBench Grid Hub</text:p>
        </text:list-item>
        <text:list-item>
          <text:p text:style-name="List_20_1">Install Vaadin TestBench Grid Remote Controls</text:p>
        </text:list-item>
      </text:list>
      <text:p text:style-name="Text_20_body">At first you only need to install the Recorder. It allows you to record and play back tests in the browser. The rest of the installation tasks are for running automated tests from a test server using a grid.</text:p>
      <text:p text:style-name="Text_20_body">Two basic installation types are covered in these instructions:</text:p>
      <text:list xml:id="list35197878" text:continue-numbering="true" text:style-name="WW8Num24">
        <text:list-item>
          <text:p text:style-name="List_20_1">Test development installation on a workstation</text:p>
        </text:list-item>
        <text:list-item>
          <text:p text:style-name="List_20_1">Distributed grid installation</text:p>
        </text:list-item>
      </text:list>
      <text:h text:style-name="Heading_20_3" text:outline-level="3">Test Development Installation</text:h>
      <text:p text:style-name="P7">In a typical small test development setup, you will install all the components on a single workstation. See Section <text:bookmark-ref text:reference-format="chapter" text:ref-name="__RefHeading__40210622">2.4</text:bookmark-ref>: <text:span text:style-name="T10"><text:bookmark-ref text:reference-format="text" text:ref-name="__RefHeading__40210622">Quick Setup for Playback on a Workstation</text:bookmark-ref></text:span> for a quick test development setup.</text:p>
      <text:p text:style-name="P7">The default values in the <text:span text:style-name="Filename">example/test.xml</text:span> Ant script in the installation package assumes that the hub is installed on the localhost where the script is executed. With the base setup the hub and remote control are launched on the localhost.</text:p>
      <text:h text:style-name="Heading_20_3" text:outline-level="3">A Distributed Test Environment</text:h>
      <text:p text:style-name="Text_20_body">A Vaadin TestBench grid consists of two categories of components:</text:p>
      <text:list xml:id="list35183265" text:continue-numbering="true" text:style-name="WW8Num24">
        <text:list-item>
          <text:p text:style-name="List_20_1">Vaadin TestBench Grid Hub service</text:p>
        </text:list-item>
        <text:list-item>
          <text:p text:style-name="P53">Grid nodes running Vaadin TestBench Grid Remote Control</text:p>
        </text:list-item>
      </text:list>
      <text:p text:style-name="P7">The hub is a service that handles communication between the JUnit test runner and the node controllers. The node controllers are services that can launch a browser and perform the actual execution of test commands in the browser.</text:p>
      <text:p text:style-name="P7">The hub requires very little resources, so you would typically run it either in the test server or on one of the nodes.</text:p>
      <text:p text:style-name="Text_20_body">In a fully distributed setup, you install the Vaadin TestBench components on separate hosts.<office:annotation><dc:creator>Marko Grönroos</dc:creator><dc:date>2010-04-19T16:45:42.68</dc:date><text:p text:style-name="P58"><text:span text:style-name="T17">TODO</text:span></text:p></office:annotation></text:p>
      <text:h text:style-name="Heading_20_2" text:outline-level="2"><text:soft-page-break/>Downloading and Unpacking the Installation Package</text:h>
      <text:p text:style-name="Text_20_body">First, download the installation package <text:span text:style-name="Filename">vaadin-testbench-</text:span><text:span text:style-name="Filename"><text:user-defined text:name="Version">2.2.0</text:user-defined></text:span><text:span text:style-name="Filename">.zip</text:span> <text:s/>and extract the installation package where you can find it.</text:p>
      <text:p text:style-name="Dictionary_20_Term">Windows</text:p>
      <text:p text:style-name="Term_20_Definition">In Windows, use the default ZIP decompression feature to extract the package into your chosen directory, for example, <text:span text:style-name="Filename">C:\dev</text:span>.</text:p>
      <text:p text:style-name="P9"><text:span text:style-name="Emphasis_20_Bold"><text:span text:style-name="T10">Warning</text:span></text:span><text:span text:style-name="Emphasis_20_Bold">:</text:span> The default decompression program in Windows XP and Vista as well as some versions of WinRAR cannot unpack the installation package properly in certain cases. Decompression can result in an error such as “<text:span text:style-name="T10">The system cannot find the file specified</text:span>.” This can happen because the default decompression program is unable to handle long file paths where the total length exceeds 256 characters. This occurs, for example, if you try to unpack the package under Desktop. You should unpack the package directly into <text:span text:style-name="Filename">C:\dev</text:span> or some other short path or use another decompression program.</text:p>
      <text:p text:style-name="Dictionary_20_Term">Linux, MacOS X, and other UNIX</text:p>
      <text:p text:style-name="Dictionary_20_Definition">In Linux, Mac OS X, and other UNIX-like systems, use Info-ZIP or other ZIP software with the command:</text:p>
      <text:p text:style-name="P34">$ unzip vaadin-testbench-<text:user-defined text:name="Version">2.2.0</text:user-defined>.zip</text:p>
      <text:p text:style-name="P7">The contents of the installation package will be extracted under <text:span text:style-name="Filename">vaadin-testbench</text:span> installation directory in the chosen directory.</text:p>
      <text:h text:style-name="Heading_20_2" text:outline-level="2">Installing the Recorder</text:h>
      <text:p text:style-name="Text_20_body">An environment for developing tests require you to use the Vaadin TestBench Recorder for recording test cases and to play them back.</text:p>
      <text:p text:style-name="P7">After extracting the files from the installation package, do the following:</text:p>
      <text:list xml:id="list35146223" text:style-name="Numbering_20_1">
        <text:list-item>
          <text:p text:style-name="Numbering_20_1">Enter the <text:span text:style-name="Filename">testbench-recorder</text:span> directory under the installation directory.</text:p>
        </text:list-item>
        <text:list-item>
          <text:p text:style-name="Numbering_20_1">Open Mozilla Firefox</text:p>
        </text:list-item>
        <text:list-item>
          <text:p text:style-name="Numbering_20_1">Either drag and drop the <text:span text:style-name="Filename">vaadin-testbench-recorder-</text:span><text:span text:style-name="Filename"><text:user-defined text:name="Version">2.2.0</text:user-defined></text:span><text:span text:style-name="Filename">.xpi</text:span> to an open Firefox window or open it from the <text:span text:style-name="GUI_20_Label">File</text:span> menu.</text:p>
        </text:list-item>
        <text:list-item>
          <text:p text:style-name="Numbering_20_1">Firefox will ask if you want to install the TestBench Recorder extension. Click <text:span text:style-name="GUI_20_Label">Install Now</text:span>.</text:p>
        </text:list-item>
      </text:list>
      <text:p text:style-name="Illustration"><text:soft-page-break/><draw:frame draw:style-name="fr5" draw:name="grafiikka11" text:anchor-type="as-char" svg:width="10.846cm" svg:height="7.295cm" draw:z-index="46"><draw:image xlink:href="../img/screenshots/tt-recorder-install.png" xlink:type="simple" xlink:show="embed" xlink:actuate="onLoad"/></draw:frame></text:p>
      <text:p text:style-name="Caption">Figure <text:sequence text:ref-name="refIllustration1" text:name="Illustration" text:formula="ooow:Illustration+1" style:num-format="1">2</text:sequence>: Installing Vaadin TestBench Recorder</text:p>
      <text:list xml:id="list35184382" text:continue-numbering="true" text:style-name="Numbering_20_1">
        <text:list-item>
          <text:p text:style-name="P56">After the installation of the add-on is finished, Firefox offers to restart. Click <text:span text:style-name="GUI_20_Label">Restart Now</text:span>.</text:p>
        </text:list-item>
      </text:list>
      <text:p text:style-name="P7">The installation of a new version of Vaadin TestBench Recorder will overwrite a previous version.</text:p>
      <text:p text:style-name="Text_20_body">After Firefox has restarted, navigate to a Vaadin application for which you want to record test cases, such as <text:a xlink:type="simple" xlink:href="http://demo.vaadin.com/colorpicker">http://demo.vaadin.com/colorpicker</text:a>.</text:p>
      <text:h text:style-name="Heading_20_2" text:outline-level="2"><text:bookmark text:name="__RefHeading__40210622"/>Quick Setup for Playback on a Workstation<text:bookmark-end text:name="__RefHeading__40210622"/></text:h>
      <text:p text:style-name="P7">You can run the grid hub and a remote control on your workstation when developing tests. The configuration uses the localhost as default, so you do not need to edit the configuration files at this point.</text:p>
      <text:p text:style-name="Dictionary_20_Term">Windows</text:p>
      <text:list xml:id="list35176024" text:continue-list="list35184382" text:style-name="Numbering_20_1">
        <text:list-item text:start-value="1">
          <text:p text:style-name="Numbering_20_1">Navigate to <text:span text:style-name="Filename">grid/hub/</text:span> in the installation directory and run <text:span text:style-name="Filename">hub.bat</text:span> to start the hub on port 4444.</text:p>
        </text:list-item>
        <text:list-item>
          <text:p text:style-name="Numbering_20_1">Navigate to <text:span text:style-name="Filename">grid/remote-control/</text:span> in the installation directory and run rc.bat to start the remote control on the local machine and have it connect to the hub.</text:p>
        </text:list-item>
      </text:list>
      <text:p text:style-name="Dictionary_20_Term">Linux, Mac OS X, and other UNIX</text:p>
      <text:list xml:id="list35173402" text:continue-list="list35176024" text:style-name="Numbering_20_1">
        <text:list-item text:start-value="1">
          <text:p text:style-name="Numbering_20_1">Open a terminal window and change to <text:span text:style-name="Filename">grid/hub/</text:span> under the installation directory</text:p>
        </text:list-item>
        <text:list-item>
          <text:p text:style-name="P56">Edit hub configuration file <text:span text:style-name="Filename">grid_configuration.yml</text:span> and check that it includes your environment, as described in Section <text:bookmark-ref text:reference-format="chapter" text:ref-name="__RefHeading__23934_37844119">2.5.2</text:bookmark-ref>: <text:span text:style-name="T10"><text:bookmark-ref text:reference-format="text" text:ref-name="__RefHeading__23934_37844119">Predefined Target Environments</text:bookmark-ref></text:span>. Especially in Linux, if using Firefox, edit the path to the <text:span text:style-name="Filename">firefox-bin</text:span> executable.</text:p>
        </text:list-item>
        <text:list-item>
          <text:p text:style-name="Numbering_20_1">Run <text:span text:style-name="Filename">hub.sh</text:span> to start the hub on port 4444.</text:p>
        </text:list-item>
      </text:list>
      <text:p text:style-name="P19"><text:soft-page-break/>$ cd vaadin-testbench-<text:user-defined text:name="Version">2.2.0</text:user-defined>/grid/hub<text:line-break/>$ sh hub.sh</text:p>
      <text:list xml:id="list35179682" text:continue-numbering="true" text:style-name="Numbering_20_1">
        <text:list-item>
          <text:p text:style-name="Numbering_20_1">Open a second terminal window and change to <text:span text:style-name="Filename">grid/node-controller/</text:span> under the installation directory</text:p>
        </text:list-item>
        <text:list-item>
          <text:p text:style-name="P56">Edit remote configuration file <text:span text:style-name="Filename">rc_configuration.xml</text:span>, disable the Windows targets and enable the targets for your environment, as described in Section <text:bookmark-ref text:reference-format="chapter" text:ref-name="__RefHeading__24577_37844119">2.6.1</text:bookmark-ref>: <text:span text:style-name="T10"><text:bookmark-ref text:reference-format="text" text:ref-name="__RefHeading__24577_37844119">Configuring the Remote Control</text:bookmark-ref></text:span>.</text:p>
        </text:list-item>
        <text:list-item>
          <text:p text:style-name="Numbering_20_1">Run <text:span text:style-name="Filename">rc.bat</text:span> to start the node controller on the local machine and have it connect to the hub.</text:p>
        </text:list-item>
      </text:list>
      <text:p text:style-name="P19">$ cd vaadin-testbench-<text:user-defined text:name="Version">2.2.0</text:user-defined>/grid/remote-control<text:line-break/>$ sh rc.sh</text:p>
      <text:p text:style-name="Text_20_body">Check that the remote control registers correctly by opening <text:a xlink:type="simple" xlink:href="http://localhost:4444/console"><text:span text:style-name="Filename"><text:span text:style-name="T2">http://localhost:4444/console</text:span></text:span></text:a> in a web browser.</text:p>
      <text:p text:style-name="Text_20_body">Next, change to the <text:span text:style-name="Filename">example/</text:span> directory.</text:p>
      <text:p text:style-name="Command_20_Line">$ cd vaadin-testbench-<text:user-defined text:name="Version">2.2.0</text:user-defined>/example</text:p>
      <text:p text:style-name="P7">Open the <text:span text:style-name="Filename">test.xml</text:span> file in an editor and edit the list of browsers (target environments names) to match your system and the installed browsers.</text:p>
      <text:p text:style-name="Source_20_File_20_Start">&lt;property name="browsers"</text:p>
      <text:p text:style-name="Source_20_File_20_End"><text:s text:c="10"/>value="winxp-ie8,winxp-firefox3" /&gt;</text:p>
      <text:p text:style-name="P7">The value must be a comma-separated list of target names. A complete list of predefined browsers (target environments) is given in Section <text:bookmark-ref text:reference-format="chapter" text:ref-name="__RefHeading__39364122">2.5.1</text:bookmark-ref>: <text:span text:style-name="T10"><text:bookmark-ref text:reference-format="text" text:ref-name="__RefHeading__39364122">Configuring the Hub</text:bookmark-ref></text:span>. If your environment is not included in the predefined entries, you need to edit the hub and remote control configurations before starting them. Notice that the target name is merely an alias for a browser identifier, and you could use “<text:span text:style-name="Parameter">winxp-firefox3</text:span>” in Linux or Mac OS X as well, assuming that Firefox is installed on the host.</text:p>
      <text:p text:style-name="P7">When you feel that the configuration is OK, run the script:</text:p>
      <text:p text:style-name="Command_20_Line">$ ant -f test.xml</text:p>
      <text:p text:style-name="Text_20_body">The script will convert, compile, run the recorded test and give a brief output on the success or failure of the test.</text:p>
      <text:h text:style-name="Heading_20_2" text:outline-level="2"><text:bookmark text:name="__RefHeading__7511_37844119"/>Setting Up a Grid Hub<text:bookmark-end text:name="__RefHeading__7511_37844119"/></text:h>
      <text:p text:style-name="P7">The grid hub can be installed in the same server where the tests are run, in one of the grid nodes, or on a dedicated server. In a test development installation, you can install it on the same workstation or server with all the other components.</text:p>
      <text:p text:style-name="P7"><text:soft-page-break/>You can find the grid hub from the full installation package and from the <text:span text:style-name="Filename">vaadin-testbench-grid</text:span> package.</text:p>
      <text:h text:style-name="Heading_20_3" text:outline-level="3"><text:bookmark text:name="__RefHeading__39364122"/>Configuring the Hub<text:bookmark-end text:name="__RefHeading__39364122"/></text:h>
      <text:p text:style-name="Text_20_body"><text:span text:style-name="T5">The hub is configured in the file </text:span><text:span text:style-name="Filename">grid_configuration.yml</text:span>. You will need to edit this file if the predefined list of targets does not cover all the wanted targets, that is, operating system + browser combinations that you wish to test.</text:p>
      <text:p text:style-name="Text_20_body">The first line contains tag “<text:span text:style-name="Parameter">hub:</text:span>”, after which should come the port definition. A hub uses port 4444 by default. After the “<text:span text:style-name="Parameter">environments:</text:span>” tag comes a list of name-browser pairs that each define a target.</text:p>
      <table:table table:name="Taulukko7" table:style-name="Taulukko7">
        <table:table-column table:style-name="Taulukko7.A"/>
        <table:table-column table:style-name="Taulukko7.B"/>
        <table:table-header-rows>
          <table:table-row table:style-name="Taulukko7.1">
            <table:table-cell table:style-name="Taulukko7.A1" office:value-type="string">
              <text:p text:style-name="Table_20_Heading">Parameter</text:p>
            </table:table-cell>
            <table:table-cell table:style-name="Taulukko7.B1" office:value-type="string">
              <text:p text:style-name="Table_20_Heading">Description</text:p>
            </table:table-cell>
          </table:table-row>
        </table:table-header-rows>
        <table:table-row table:style-name="Taulukko7.2">
          <table:table-cell table:style-name="Taulukko7.A2" office:value-type="string">
            <text:p text:style-name="P10"><text:span text:style-name="Parameter">name</text:span></text:p>
          </table:table-cell>
          <table:table-cell table:style-name="Taulukko7.B2" office:value-type="string">
            <text:p text:style-name="Table_20_Contents">Corresponds to the Target value in a remote control in a node. The name can be defined as anything, but may not contain commas, which act as separator characters in the <text:s/>environment variable of the remote control configuration.</text:p>
          </table:table-cell>
        </table:table-row>
        <table:table-row table:style-name="Taulukko7.2">
          <table:table-cell table:style-name="Taulukko7.A2" office:value-type="string">
            <text:p text:style-name="Table_20_Contents"><text:span text:style-name="Parameter">browser</text:span></text:p>
          </table:table-cell>
          <table:table-cell table:style-name="Taulukko7.B2" office:value-type="string">
            <text:p text:style-name="Table_20_Contents">Identifies a browser run by this target. The browser identifiers are prefixed with an asterisk and can be appended with an exact path to the browser executable. A list of allowed browser identifiers and a description of the executable paths is given in Section <text:bookmark-ref text:reference-format="chapter" text:ref-name="__RefHeading__24094_37844119">2.5.3</text:bookmark-ref>: <text:span text:style-name="T10"><text:bookmark-ref text:reference-format="text" text:ref-name="__RefHeading__24094_37844119">Browser Identifiers</text:bookmark-ref></text:span>.</text:p>
          </table:table-cell>
        </table:table-row>
      </table:table>
      <text:p text:style-name="Text_20_Body_20_introducing">For example:</text:p>
      <text:p text:style-name="Source_20_File_20_Start">hub:</text:p>
      <text:p text:style-name="Source_20_File_20_Middle"><text:s text:c="3"/>port: 4444</text:p>
      <text:p text:style-name="P26"><text:s text:c="3"/>remoteControlPollingIntervalInSeconds: 120</text:p>
      <text:p text:style-name="P26"><text:s text:c="3"/>sessionMaxIdleTimeInSeconds: 90</text:p>
      <text:p text:style-name="P26"><text:s text:c="3"/>newSessionMaxWaitTimeInSeconds: 5</text:p>
      <text:p text:style-name="Source_20_File_20_Middle"><text:s text:c="3"/>environments:</text:p>
      <text:p text:style-name="Source_20_File_20_Middle"><text:s text:c="6"/>- name: <text:s text:c="4"/>"winxp-ie7"</text:p>
      <text:p text:style-name="Source_20_File_20_Middle"><text:s text:c="8"/>browser: <text:s/>"*iexplore"</text:p>
      <text:p text:style-name="Source_20_File_20_Middle"><text:s text:c="6"/>- name: <text:s text:c="4"/>"winxp-firefox3"</text:p>
      <text:p text:style-name="Source_20_File_20_Middle"><text:s text:c="8"/>browser: <text:s/>"*firefox"</text:p>
      <text:p text:style-name="Source_20_File_20_Middle"><text:s text:c="6"/>- name: <text:s text:c="4"/>"winxp-googlechrome4"</text:p>
      <text:p text:style-name="Source_20_File_20_Middle"><text:s text:c="8"/>browser: <text:s/>"*googlechrome"</text:p>
      <text:p text:style-name="Source_20_File_20_Middle"/>
      <text:p text:style-name="Source_20_File_20_Middle"><text:s text:c="6"/>- name: <text:s text:c="4"/>"linux-firefox3"</text:p>
      <text:p text:style-name="Source_20_File_20_Middle"><text:s text:c="8"/>browser: <text:s/>"*firefox /usr/lib/firefox/firefox-bin"</text:p>
      <text:p text:style-name="Source_20_File_20_Middle"/>
      <text:p text:style-name="Source_20_File_20_Middle"><text:s text:c="6"/>- name: <text:s text:c="4"/>"osx-firefox35"</text:p>
      <text:p text:style-name="Source_20_File_20_Middle"><text:s text:c="8"/>browser: <text:s/>"*firefox"</text:p>
      <text:p text:style-name="Source_20_File_20_Middle"><text:s text:c="6"/>- name: <text:s text:c="4"/>"osx-safari4"</text:p>
      <text:p text:style-name="Source_20_File_20_End"><text:s text:c="8"/>browser: <text:s/>"*safari"</text:p>
      <text:p text:style-name="Text_20_body"><text:s/>A list of the predefined target environments is given in Section <text:bookmark-ref text:reference-format="chapter" text:ref-name="__RefHeading__23934_37844119">2.5.2</text:bookmark-ref>: <text:span text:style-name="T10"><text:bookmark-ref text:reference-format="text" text:ref-name="__RefHeading__23934_37844119">Predefined Target Environments</text:bookmark-ref></text:span>.</text:p>
      <text:h text:style-name="Heading_20_3" text:outline-level="3"><text:bookmark text:name="__RefHeading__23934_37844119"/><text:soft-page-break/>Predefined Target Environments<text:bookmark-end text:name="__RefHeading__23934_37844119"/></text:h>
      <text:p text:style-name="Text_20_Body_20_introducing">The predefined targets are system-browser combinations mapped to a browser identifier. They are as follows:</text:p>
      <table:table table:name="Taulukko8" table:style-name="Taulukko8">
        <table:table-column table:style-name="Taulukko8.A"/>
        <table:table-column table:style-name="Taulukko8.B"/>
        <table:table-header-rows>
          <table:table-row table:style-name="Taulukko8.1">
            <table:table-cell table:style-name="Taulukko8.A1" office:value-type="string">
              <text:p text:style-name="Table_20_Heading">Target Name</text:p>
            </table:table-cell>
            <table:table-cell table:style-name="Taulukko8.B1" office:value-type="string">
              <text:p text:style-name="Table_20_Heading">Browser</text:p>
            </table:table-cell>
          </table:table-row>
        </table:table-header-rows>
        <table:table-row>
          <table:table-cell table:style-name="Taulukko8.A2" office:value-type="string">
            <text:p text:style-name="P10"><text:span text:style-name="Parameter">winxp-ie6</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7</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ie8</text:span></text:p>
          </table:table-cell>
          <table:table-cell table:style-name="Taulukko8.B2" office:value-type="string">
            <text:p text:style-name="Table_20_Contents"><text:span text:style-name="Parameter">*iexplore</text:span></text:p>
          </table:table-cell>
        </table:table-row>
        <table:table-row>
          <table:table-cell table:style-name="Taulukko8.A2" office:value-type="string">
            <text:p text:style-name="Table_20_Contents"><text:span text:style-name="Parameter">winxp-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winxp-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winxp-safari5</text:span></text:p>
          </table:table-cell>
          <table:table-cell table:style-name="Taulukko8.B2" office:value-type="string">
            <text:p text:style-name="Table_20_Contents"><text:span text:style-name="Parameter">*safariproxy</text:span></text:p>
          </table:table-cell>
        </table:table-row>
        <table:table-row>
          <table:table-cell table:style-name="Taulukko8.A2" office:value-type="string">
            <text:p text:style-name="Table_20_Contents"><text:span text:style-name="Parameter">winxp-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winxp-googlechrome6</text:span></text:p>
          </table:table-cell>
          <table:table-cell table:style-name="Taulukko8.B2" office:value-type="string">
            <text:p text:style-name="Table_20_Contents"><text:span text:style-name="Parameter">*googlechrome</text:span></text:p>
          </table:table-cell>
        </table:table-row>
        <table:table-row>
          <table:table-cell table:style-name="Taulukko8.A2" office:value-type="string">
            <text:p text:style-name="Table_20_Contents"><text:span text:style-name="Parameter">linux-firefox3</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firefox36</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linux-opera10</text:span></text:p>
          </table:table-cell>
          <table:table-cell table:style-name="Taulukko8.B2" office:value-type="string">
            <text:p text:style-name="Table_20_Contents"><text:span text:style-name="Parameter">*opera</text:span></text:p>
          </table:table-cell>
        </table:table-row>
        <table:table-row>
          <table:table-cell table:style-name="Taulukko8.A2" office:value-type="string">
            <text:p text:style-name="Table_20_Contents"><text:span text:style-name="Parameter">osx-firefox35</text:span></text:p>
          </table:table-cell>
          <table:table-cell table:style-name="Taulukko8.B2" office:value-type="string">
            <text:p text:style-name="Table_20_Contents"><text:span text:style-name="Parameter">*firefox</text:span></text:p>
          </table:table-cell>
        </table:table-row>
        <table:table-row>
          <table:table-cell table:style-name="Taulukko8.A2" office:value-type="string">
            <text:p text:style-name="Table_20_Contents"><text:span text:style-name="Parameter">osx-safari4</text:span></text:p>
          </table:table-cell>
          <table:table-cell table:style-name="Taulukko8.B2" office:value-type="string">
            <text:p text:style-name="Table_20_Contents"><text:span text:style-name="Parameter">*safari</text:span></text:p>
          </table:table-cell>
        </table:table-row>
        <table:table-row>
          <table:table-cell table:style-name="Taulukko8.A2" office:value-type="string">
            <text:p text:style-name="Table_20_Contents"><text:span text:style-name="Parameter">osx-opera10</text:span></text:p>
          </table:table-cell>
          <table:table-cell table:style-name="Taulukko8.B2" office:value-type="string">
            <text:p text:style-name="Table_20_Contents"><text:span text:style-name="Parameter">*opera</text:span></text:p>
          </table:table-cell>
        </table:table-row>
      </table:table>
      <text:h text:style-name="Heading_20_3" text:outline-level="3"><text:bookmark text:name="__RefHeading__24094_37844119"/>Browser Identifiers<text:bookmark-end text:name="__RefHeading__24094_37844119"/></text:h>
      <text:p text:style-name="Text_20_body">Vaadin TestBench supports the following browser identifiers:</text:p>
      <table:table table:name="Taulukko5" table:style-name="Taulukko5">
        <table:table-column table:style-name="Taulukko5.A"/>
        <table:table-column table:style-name="Taulukko5.B"/>
        <table:table-header-rows>
          <table:table-row table:style-name="Taulukko5.1">
            <table:table-cell table:style-name="Taulukko5.A1" office:value-type="string">
              <text:p text:style-name="Table_20_Heading">Browser Identifier</text:p>
            </table:table-cell>
            <table:table-cell table:style-name="Taulukko5.B1" office:value-type="string">
              <text:p text:style-name="Table_20_Heading">Browser</text:p>
            </table:table-cell>
          </table:table-row>
        </table:table-header-rows>
        <table:table-row table:style-name="Taulukko5.2">
          <table:table-cell table:style-name="Taulukko5.A2" office:value-type="string">
            <text:p text:style-name="P10"><text:span text:style-name="Parameter">*firefox</text:span></text:p>
          </table:table-cell>
          <table:table-cell table:style-name="Taulukko5.B2" office:value-type="string">
            <text:p text:style-name="Table_20_Contents">Mozilla Firefox 2 or 3 (prefers 2)</text:p>
          </table:table-cell>
        </table:table-row>
        <table:table-row table:style-name="Taulukko5.2">
          <table:table-cell table:style-name="Taulukko5.A2" office:value-type="string">
            <text:p text:style-name="Table_20_Contents"><text:span text:style-name="Parameter">*firefox2</text:span></text:p>
          </table:table-cell>
          <table:table-cell table:style-name="Taulukko5.B2" office:value-type="string">
            <text:p text:style-name="Table_20_Contents">Mozilla Firefox 2.x</text:p>
          </table:table-cell>
        </table:table-row>
        <table:table-row table:style-name="Taulukko5.2">
          <table:table-cell table:style-name="Taulukko5.A2" office:value-type="string">
            <text:p text:style-name="Table_20_Contents"><text:span text:style-name="Parameter">*firefox3</text:span></text:p>
          </table:table-cell>
          <table:table-cell table:style-name="Taulukko5.B2" office:value-type="string">
            <text:p text:style-name="Table_20_Contents">Mozilla Firefox 3.x</text:p>
          </table:table-cell>
        </table:table-row>
        <table:table-row table:style-name="Taulukko5.2">
          <table:table-cell table:style-name="Taulukko5.A2" office:value-type="string">
            <text:p text:style-name="Table_20_Contents"><text:span text:style-name="Parameter">*firefoxchrome</text:span></text:p>
          </table:table-cell>
          <table:table-cell table:style-name="Taulukko5.B2" office:value-type="string">
            <text:p text:style-name="Table_20_Contents">Mozilla Firefox</text:p>
          </table:table-cell>
        </table:table-row>
        <table:table-row table:style-name="Taulukko5.2">
          <table:table-cell table:style-name="Taulukko5.A2" office:value-type="string">
            <text:p text:style-name="Table_20_Contents"><text:span text:style-name="Parameter">*chrome</text:span></text:p>
          </table:table-cell>
          <table:table-cell table:style-name="Taulukko5.B2" office:value-type="string">
            <text:p text:style-name="Table_20_Contents">Mozilla Firefox (<text:span text:style-name="T10">not</text:span> Google Chrome!)</text:p>
          </table:table-cell>
        </table:table-row>
        <table:table-row table:style-name="Taulukko5.2">
          <table:table-cell table:style-name="Taulukko5.A2" office:value-type="string">
            <text:p text:style-name="Table_20_Contents"><text:span text:style-name="Parameter">*iexplore</text:span></text:p>
          </table:table-cell>
          <table:table-cell table:style-name="Taulukko5.B2" office:value-type="string">
            <text:p text:style-name="Table_20_Contents">Internet Explorer</text:p>
          </table:table-cell>
        </table:table-row>
        <table:table-row table:style-name="Taulukko5.2">
          <table:table-cell table:style-name="Taulukko5.A2" office:value-type="string">
            <text:p text:style-name="Table_20_Contents"><text:span text:style-name="Parameter">*safari</text:span></text:p>
          </table:table-cell>
          <table:table-cell table:style-name="Taulukko5.B2" office:value-type="string">
            <text:p text:style-name="P10">Apple Safari and other WebKit based browsers</text:p>
          </table:table-cell>
        </table:table-row>
        <table:table-row table:style-name="Taulukko5.2">
          <table:table-cell table:style-name="Taulukko5.A2" office:value-type="string">
            <text:p text:style-name="Table_20_Contents"><text:span text:style-name="Parameter">*safariproxy</text:span></text:p>
          </table:table-cell>
          <table:table-cell table:style-name="Taulukko5.B2" office:value-type="string">
            <text:p text:style-name="P10">Apple Safari 5 requires this identifier</text:p>
          </table:table-cell>
        </table:table-row>
        <table:table-row table:style-name="Taulukko5.2">
          <table:table-cell table:style-name="Taulukko5.A2" office:value-type="string">
            <text:p text:style-name="Table_20_Contents"><text:span text:style-name="Parameter">*opera</text:span></text:p>
          </table:table-cell>
          <table:table-cell table:style-name="Taulukko5.B2" office:value-type="string">
            <text:p text:style-name="Table_20_Contents">Opera</text:p>
          </table:table-cell>
        </table:table-row>
        <table:table-row table:style-name="Taulukko5.2">
          <table:table-cell table:style-name="Taulukko5.A2" office:value-type="string">
            <text:p text:style-name="Table_20_Contents"><text:span text:style-name="Parameter">*googlechrome</text:span></text:p>
          </table:table-cell>
          <table:table-cell table:style-name="Taulukko5.B2" office:value-type="string">
            <text:p text:style-name="Table_20_Contents">Google Chrome</text:p>
          </table:table-cell>
        </table:table-row>
      </table:table>
      <text:p text:style-name="Text_20_body">The above list does not include incompatible or otherwise irrelevant browsers.</text:p>
      <text:p text:style-name="Text_20_body">Notice that the target <text:span text:style-name="Parameter">*firefox3</text:span> is defined so that, if both Firefox 2 and 3 are installed on the system, preference is given to the version 2. This may cause an unexpected mix-up, as one would expect Firefox 3 to be launched.</text:p>
      <text:h text:style-name="Heading_20_4" text:outline-level="4"><text:soft-page-break/>Browser Path</text:h>
      <text:p text:style-name="Text_20_body">In cases where</text:p>
      <text:list xml:id="list35173908" text:continue-list="list35179092" text:style-name="WW8Num24">
        <text:list-item>
          <text:p text:style-name="List_20_1">multiple browsers with the same name are installed, or</text:p>
        </text:list-item>
        <text:list-item>
          <text:p text:style-name="List_20_1">the remote controller can not find the browser because it is not installed to the default location,</text:p>
        </text:list-item>
      </text:list>
      <text:p text:style-name="Text_20_body">the browser identifier can be appended with the absolute path to the browser executable, separated by a space from the identifier. For example, <text:s/><text:span text:style-name="T7">"*firefox /opt/firefox3.6/firefox-bin"</text:span>.</text:p>
      <text:p text:style-name="P7">If you specify the absolute path to the browser, it must be same on all grid nodes (remote controls) that support the target environment. If such a browser is installed in a different location on different nodes, you need to have a separate target environment specified for each.</text:p>
      <text:h text:style-name="Heading_20_4" text:outline-level="4">Firefox in Linux</text:h>
      <text:p text:style-name="Text_20_body">Using the absolute path for Firefox is necessary in Linux, because the “<text:span text:style-name="Parameter">firefox</text:span>” program is just a script that launches the actual executable. Stopping the launch script does not close the browser, so the Firefox window will not close after the tests is done. If your <text:s/>Firefox installation directory is <text:s/><text:span text:style-name="T7">/opt/firefox</text:span>, for example, you need to use <text:span text:style-name="T7">"*firefox /opt/firefox/firefox-bin"</text:span> to start Firefox.</text:p>
      <text:p text:style-name="Text_20_Body_20_introducing">The exact installation directory of Firefox depends on the system and used installation method (package management or manual installation). Typical locations include the following paths:</text:p>
      <text:list xml:id="list35176281" text:continue-numbering="true" text:style-name="WW8Num24">
        <text:list-item>
          <text:p text:style-name="List_20_1"><text:span text:style-name="Filename">/opt/firefox/firefox-bin</text:span></text:p>
        </text:list-item>
        <text:list-item>
          <text:p text:style-name="List_20_1"><text:span text:style-name="Filename">/usr/lib/firefox/firefox-bin</text:span></text:p>
        </text:list-item>
        <text:list-item>
          <text:p text:style-name="List_20_1"><text:span text:style-name="Filename">/usr/local/firefox/firefox-bin</text:span></text:p>
        </text:list-item>
        <text:list-item>
          <text:p text:style-name="List_20_1"><text:span text:style-name="Filename">/usr/local/lib/firefox/firefox-bin</text:span></text:p>
        </text:list-item>
      </text:list>
      <text:p text:style-name="Text_20_body">The binary itself can also be named something else that <text:span text:style-name="Filename">firefox-bin</text:span>.</text:p>
      <text:h text:style-name="Heading_20_3" text:outline-level="3"><text:bookmark text:name="__RefHeading__7505_37844119"/>Starting the Hub<text:bookmark-end text:name="__RefHeading__7505_37844119"/></text:h>
      <text:p text:style-name="Text_20_body">The grid hub is a service bound to a port, 4444 by default.</text:p>
      <text:p text:style-name="Dictionary_20_Term">Windows</text:p>
      <text:p text:style-name="Dictionary_20_Definition">Navigate to <text:span text:style-name="Filename">grid/hub/</text:span> in the installation directory and run <text:span text:style-name="Filename">hub.bat</text:span> to start the hub on port 4444.</text:p>
      <text:p text:style-name="Dictionary_20_Definition">Closing the console window will stop the service.</text:p>
      <text:p text:style-name="Dictionary_20_Term">Linux, Mac OS X, and other UNIX</text:p>
      <text:list xml:id="list35190455" text:continue-list="list35179682" text:style-name="Numbering_20_1">
        <text:list-item text:start-value="1">
          <text:p text:style-name="Numbering_20_1">Open a terminal window and change to <text:span text:style-name="Filename">grid/hub/</text:span> </text:p>
        </text:list-item>
        <text:list-item>
          <text:p text:style-name="Numbering_20_1">Run <text:span text:style-name="Filename">hub.sh</text:span> to start the hub on port 4444.</text:p>
        </text:list-item>
      </text:list>
      <text:p text:style-name="P19">$ cd vaadin-testbench-<text:user-defined text:name="Version">2.2.0</text:user-defined>/grid/hub<text:line-break/>$ sh hub.sh</text:p>
      <text:p text:style-name="Dictionary_20_Definition"><text:soft-page-break/>The hub service starts attached to the terminal and writes its log to standard output. Press <text:span text:style-name="Key_20_Combo">Ctrl+C</text:span> to stop the service. You can daemonize the service.</text:p>
      <text:h text:style-name="Heading_20_2" text:outline-level="2"><text:bookmark text:name="__RefHeading__7509_37844119"/>Setting Up a Grid Node<text:bookmark-end text:name="__RefHeading__7509_37844119"/></text:h>
      <text:p text:style-name="Text_20_body">A grid node is a server, a desktop computer, or a virtual machine running a windowed operating system. It needs to have:</text:p>
      <text:list xml:id="list35203928" text:continue-list="list35176281" text:style-name="WW8Num24">
        <text:list-item>
          <text:p text:style-name="List_20_1">Java 1.5 JRE (or newer) installed</text:p>
        </text:list-item>
        <text:list-item>
          <text:p text:style-name="List_20_1">One or more web browsers installed</text:p>
        </text:list-item>
        <text:list-item>
          <text:p text:style-name="List_20_1"><text:span text:style-name="Emphasis_20_Bold">Vaadin TestBench Remote Control</text:span> installed and configured</text:p>
        </text:list-item>
      </text:list>
      <text:p text:style-name="Text_20_body">A remote control is a service running on a grid node. It acts as a “remote control” for controlling the web browsers installed on the node: it can launch and stop browser applications and execute test commands in them. A remote control is itself “remote controlled” by the grid hub, which delegates the tests to the available remote controls.</text:p>
      <text:p text:style-name="Text_20_body">The installation of web browsers is not covered in this manual.</text:p>
      <text:h text:style-name="Heading_20_3" text:outline-level="3"><text:bookmark text:name="__RefHeading__24577_37844119"/>Configuring the Remote Control<text:bookmark-end text:name="__RefHeading__24577_37844119"/></text:h>
      <text:p text:style-name="P7">A remote control should be configured before starting it. The configuration is done by editing the <text:span text:style-name="Filename">rc_configuration.xml</text:span> file. Values given in the XML configuration file override the default values defined in the run script.</text:p>
      <table:table table:name="Taulukko1" table:style-name="Taulukko1">
        <table:table-column table:style-name="Taulukko1.A"/>
        <table:table-column table:style-name="Taulukko1.B"/>
        <table:table-header-rows>
          <table:table-row table:style-name="Taulukko1.1">
            <table:table-cell table:style-name="Taulukko1.A1" office:value-type="string">
              <text:p text:style-name="Table_20_Heading">Parameter</text:p>
            </table:table-cell>
            <table:table-cell table:style-name="Taulukko1.B1" office:value-type="string">
              <text:p text:style-name="Table_20_Heading">Description</text:p>
            </table:table-cell>
          </table:table-row>
        </table:table-header-rows>
        <table:table-row table:style-name="Taulukko1.2">
          <table:table-cell table:style-name="Taulukko1.A2" office:value-type="string">
            <text:p text:style-name="Table_20_Contents"><text:span text:style-name="Parameter">port</text:span></text:p>
          </table:table-cell>
          <table:table-cell table:style-name="Taulukko1.B2" office:value-type="string">
            <text:p text:style-name="Table_20_Contents">The port this remote control listens to for commands from the hub. Default port is 5555.</text:p>
          </table:table-cell>
        </table:table-row>
        <table:table-row table:style-name="Taulukko1.2">
          <table:table-cell table:style-name="Taulukko1.A2" office:value-type="string">
            <text:p text:style-name="Table_20_Contents"><text:span text:style-name="Parameter">hubURL</text:span></text:p>
          </table:table-cell>
          <table:table-cell table:style-name="Taulukko1.B2" office:value-type="string">
            <text:p text:style-name="Table_20_Contents">The address of the hub as a URL. Local host by default.</text:p>
          </table:table-cell>
        </table:table-row>
        <table:table-row table:style-name="Taulukko1.2">
          <table:table-cell table:style-name="Taulukko1.A2" office:value-type="string">
            <text:p text:style-name="Table_20_Contents"><text:span text:style-name="Parameter">environment</text:span></text:p>
          </table:table-cell>
          <table:table-cell table:style-name="Taulukko1.B2" office:value-type="string">
            <text:p text:style-name="Table_20_Contents">An environment target (system-browser combination) that this remote control supports. The target must match one of the target names defined in the hub configuration. You can define multiple environments. See <text:bookmark-ref text:reference-format="chapter" text:ref-name="__RefHeading__39364122">2.5.1</text:bookmark-ref>: <text:span text:style-name="T10"><text:bookmark-ref text:reference-format="text" text:ref-name="__RefHeading__39364122">Configuring the Hub</text:bookmark-ref></text:span> for more information about the targets and a list of predefined targets.</text:p>
          </table:table-cell>
        </table:table-row>
        <table:table-row table:style-name="Taulukko1.2">
          <table:table-cell table:style-name="Taulukko1.A2" office:value-type="string">
            <text:p text:style-name="Table_20_Contents"><text:span text:style-name="Parameter">host</text:span></text:p>
          </table:table-cell>
          <table:table-cell table:style-name="Taulukko1.B2" office:value-type="string">
            <text:p text:style-name="Table_20_Contents">The host name or IP address of this node controller. If the host name is not defined, the hub tries to determine it from the registration request.</text:p>
          </table:table-cell>
        </table:table-row>
      </table:table>
      <text:p text:style-name="Text_20_body">If the hub is running on the same host as the remote control, only the environment targets need to be defined.</text:p>
      <text:h text:style-name="Heading_20_3" text:outline-level="3"><text:soft-page-break/>Configuring the Run Script</text:h>
      <text:p text:style-name="Text_20_Body_20_introducing">A remote control can also be configured in the run scripts (<text:span text:style-name="Filename">rc.sh</text:span> or <text:span text:style-name="Filename">rc.bat</text:span>) by defining:</text:p>
      <table:table table:name="Taulukko2" table:style-name="Taulukko2">
        <table:table-column table:style-name="Taulukko2.A"/>
        <table:table-column table:style-name="Taulukko2.B"/>
        <table:table-header-rows>
          <table:table-row table:style-name="Taulukko2.1">
            <table:table-cell table:style-name="Taulukko2.A1" office:value-type="string">
              <text:p text:style-name="P11">Environment Variable</text:p>
            </table:table-cell>
            <table:table-cell table:style-name="Taulukko2.B1" office:value-type="string">
              <text:p text:style-name="Table_20_Heading">Description</text:p>
            </table:table-cell>
          </table:table-row>
        </table:table-header-rows>
        <table:table-row>
          <table:table-cell table:style-name="Taulukko2.A2" office:value-type="string">
            <text:p text:style-name="Table_20_Contents"><text:span text:style-name="Parameter">ENVIRONMENT</text:span></text:p>
          </table:table-cell>
          <table:table-cell table:style-name="Taulukko2.B2" office:value-type="string">
            <text:p text:style-name="Table_20_Contents">Environment targets (system-browser combinations) supported by this remote control. The targets in the comma-separated list must match one of the target names defined in the hub configuration.</text:p>
          </table:table-cell>
        </table:table-row>
        <table:table-row>
          <table:table-cell table:style-name="Taulukko2.A2" office:value-type="string">
            <text:p text:style-name="Table_20_Contents"><text:span text:style-name="Parameter">USEREXTENSIONS</text:span></text:p>
          </table:table-cell>
          <table:table-cell table:style-name="Taulukko2.B2" office:value-type="string">
            <text:p text:style-name="Table_20_Contents">Where <text:span text:style-name="Filename">user-extensions.js</text:span> is located.</text:p>
          </table:table-cell>
        </table:table-row>
      </table:table>
      <text:p text:style-name="P7"><text:span text:style-name="T5">In this case, you will also need to add the following parameters after </text:span><text:span text:style-name="Parameter"><text:span text:style-name="T3">SelfRegisteringRemoteControlLauncher</text:span></text:span>.</text:p>
      <table:table table:name="Taulukko3" table:style-name="Taulukko3">
        <table:table-column table:style-name="Taulukko3.A"/>
        <table:table-column table:style-name="Taulukko3.B"/>
        <table:table-header-rows>
          <table:table-row table:style-name="Taulukko3.1">
            <table:table-cell table:style-name="Taulukko3.A1" office:value-type="string">
              <text:p text:style-name="Table_20_Heading">Parameter</text:p>
            </table:table-cell>
            <table:table-cell table:style-name="Taulukko3.B1" office:value-type="string">
              <text:p text:style-name="Table_20_Heading">Description</text:p>
            </table:table-cell>
          </table:table-row>
        </table:table-header-rows>
        <table:table-row>
          <table:table-cell table:style-name="Taulukko3.A2" office:value-type="string">
            <text:p text:style-name="P10"><text:span text:style-name="Parameter">hubUrl</text:span></text:p>
          </table:table-cell>
          <table:table-cell table:style-name="Taulukko3.B2" office:value-type="string">
            <text:p text:style-name="Table_20_Contents">Address of the hub.</text:p>
          </table:table-cell>
        </table:table-row>
        <table:table-row>
          <table:table-cell table:style-name="Taulukko3.A2" office:value-type="string">
            <text:p text:style-name="Table_20_Contents"><text:span text:style-name="Parameter">port</text:span></text:p>
          </table:table-cell>
          <table:table-cell table:style-name="Taulukko3.B2" office:value-type="string">
            <text:p text:style-name="Table_20_Contents">The port that this node controller should listen to.</text:p>
          </table:table-cell>
        </table:table-row>
      </table:table>
      <text:p text:style-name="Text_20_Body_20_introducing">On a windows machine -DensureCleanSession=true can be added to the launcher in rc.bat to have the remote-control close all iexplore.exe running processes.</text:p>
      <text:h text:style-name="Heading_20_3" text:outline-level="3">Starting the Remote Control</text:h>
      <text:p text:style-name="Text_20_body">A remote control is a service bound to a port, 5555 by default.</text:p>
      <text:p text:style-name="Dictionary_20_Term">Windows</text:p>
      <text:p text:style-name="Dictionary_20_Definition">Navigate to <text:span text:style-name="Filename">grid/remote-control/</text:span> in the installation directory and run <text:span text:style-name="Filename">rc.bat</text:span> to start the remote control.</text:p>
      <text:p text:style-name="Dictionary_20_Definition">Closing the console window will stop the service.</text:p>
      <text:p text:style-name="Dictionary_20_Term">Linux, Mac OS X, and other UNIX</text:p>
      <text:list xml:id="list35176632" text:continue-list="list35190455" text:style-name="Numbering_20_1">
        <text:list-item text:start-value="1">
          <text:p text:style-name="P56">Open a terminal window and change to <text:span text:style-name="Filename">grid/remote-control/</text:span> </text:p>
        </text:list-item>
        <text:list-item>
          <text:p text:style-name="Numbering_20_1">Run <text:span text:style-name="Filename">rc.sh</text:span> to start the remote control.</text:p>
        </text:list-item>
      </text:list>
      <text:p text:style-name="P19">$ cd vaadin-testbench-<text:user-defined text:name="Version">2.2.0</text:user-defined>/grid/remote-control<text:line-break/>$ sh rc.sh</text:p>
      <text:p text:style-name="Dictionary_20_Definition">The remote control service starts attached to the terminal and writes its log to standard output. Press <text:span text:style-name="Key_20_Combo">Ctrl+C</text:span> to stop the service. You can daemonize the service.</text:p>
      <text:h text:style-name="Heading_20_3" text:outline-level="3"><text:bookmark text:name="__RefHeading__5903_37844119"/>Running Tests Without a Grid Hub<text:bookmark-end text:name="__RefHeading__5903_37844119"/></text:h>
      <text:p text:style-name="Text_20_body">You can run tests on a single testing node also without a grid hub, with just a remote control installed. The used remote-control needs to be a clean selenium remote-control that is started with the command:</text:p>
      <text:p text:style-name="P38"><text:soft-page-break/>java -jar selenium-server.jar -userExtensions user-extensions.js</text:p>
      <text:p text:style-name="Text_20_body">The user-extensions.js file can be found in the grid/remote-control/ folder.</text:p>
      <text:p text:style-name="Text_20_body">When running the tests throug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you need to:</text:p>
      <text:list xml:id="list35183750" text:continue-list="list35176632" text:style-name="Numbering_20_1">
        <text:list-item text:start-value="1">
          <text:p text:style-name="Numbering_20_1">Set the <text:span text:style-name="Parameter">com.vaadin.testbench.tester.host</text:span> property to point to the server on which the remote control runs instead of a hub host.</text:p>
        </text:list-item>
        <text:list-item>
          <text:p text:style-name="P56">List the browsers installed in the RC host in the <text:span text:style-name="Parameter">browsers</text:span> property, either in the Ant script or in command-line. See the list of allowed browser identifiers in Section <text:bookmark-ref text:reference-format="chapter" text:ref-name="__RefHeading__39364122">2.5.1</text:bookmark-ref>: <text:span text:style-name="T10"><text:bookmark-ref text:reference-format="text" text:ref-name="__RefHeading__39364122">Configuring the Hub</text:bookmark-ref></text:span>.</text:p>
        </text:list-item>
      </text:list>
      <text:p text:style-name="P35">&lt;property name="browsers" value="*firefox"/&gt;</text:p>
      <text:list xml:id="list35181648" text:continue-numbering="true" text:style-name="Numbering_20_1">
        <text:list-header>
          <text:p text:style-name="P57">You can also specify the browser executable path here, as described in the Section <text:bookmark-ref text:reference-format="chapter" text:ref-name="__RefHeading__39364122">2.5.1</text:bookmark-ref>.</text:p>
        </text:list-header>
      </text:list>
      <text:p text:style-name="P37">&lt;property name="browsers"</text:p>
      <text:p text:style-name="P36"><text:s text:c="9"/>value="*firefox /opt/firefox/firefox-bin"/&gt;</text:p>
      <text:h text:style-name="Heading_20_3" text:outline-level="3">Browser settings</text:h>
      <text:p text:style-name="Text_20_body">Turn off pop-up blockers for all browsers.</text:p>
      <text:p text:style-name="Dictionary_20_Term">Internet Explorer</text:p>
      <text:p text:style-name="Dictionary_20_Definition">Make the settings in <text:span text:style-name="GUI_20_Label">Tools → Pop-up Blocker → Turn Off Pop-up Blocker</text:span></text:p>
      <text:p text:style-name="Dictionary_20_Term">Safari</text:p>
      <text:p text:style-name="Dictionary_20_Definition">Make the settings in <text:span text:style-name="GUI_20_Label">Edit → Block Pop-up Windows</text:span></text:p>
      <text:p text:style-name="Text_20_body">Also turn off default browser checks for all browsers.</text:p>
      <text:h text:style-name="Heading_20_3" text:outline-level="3">Operating system settings</text:h>
      <text:p text:style-name="Text_20_body">Make any operating system settings that might interfere with the browser and how it is opened or closed. Typical problems include crash handler dialogs.</text:p>
      <text:h text:style-name="Heading_20_4" text:outline-level="4">Windows</text:h>
      <text:p text:style-name="Text_20_body"><text:s/>Disable error reporting in case a browser crashes.</text:p>
      <text:list xml:id="list35204754" text:continue-list="list35181648" text:style-name="Numbering_20_1">
        <text:list-item text:start-value="1">
          <text:p text:style-name="Numbering_20_1">Open <text:span text:style-name="GUI_20_Label">control panel → System</text:span></text:p>
        </text:list-item>
        <text:list-item>
          <text:p text:style-name="Numbering_20_1">Select <text:span text:style-name="GUI_20_Label">Advanced</text:span> tab</text:p>
        </text:list-item>
        <text:list-item>
          <text:p text:style-name="Numbering_20_1">Select <text:span text:style-name="GUI_20_Label">Error reporting</text:span></text:p>
        </text:list-item>
        <text:list-item>
          <text:p text:style-name="Numbering_20_1">Check that <text:span text:style-name="GUI_20_Label">Disable error reporting</text:span> is selected</text:p>
        </text:list-item>
        <text:list-item>
          <text:p text:style-name="Numbering_20_1">Check that <text:span text:style-name="GUI_20_Label">But notify me when critical errors occur</text:span> is not selected</text:p>
        </text:list-item>
      </text:list>
      <text:h text:style-name="Heading_20_3" text:outline-level="3"><text:soft-page-break/>Settings for Screenshots</text:h>
      <text:p text:style-name="P7">The screenshot comparison feature requires that the user interface of the browser stays constant. The exact features that interfere with testing depend on the browser and the operating system.</text:p>
      <text:p text:style-name="Text_20_body">In general:</text:p>
      <text:list xml:id="list35172692" text:continue-list="list35203928" text:style-name="WW8Num24">
        <text:list-item>
          <text:p text:style-name="List_20_1">Disable the auto-hide function for the toolbar</text:p>
        </text:list-item>
        <text:list-item>
          <text:p text:style-name="List_20_1">Check that the toolbar is either locked or unlocked on all test hosts</text:p>
        </text:list-item>
        <text:list-item>
          <text:p text:style-name="List_20_1">Disable blinking cursor</text:p>
        </text:list-item>
        <text:list-item>
          <text:p text:style-name="List_20_1">Use the same screen resolution on all test machines and check that the maximized window is always the same size</text:p>
        </text:list-item>
        <text:list-item>
          <text:p text:style-name="List_20_1">Configure browsers in the same manner on all machines (same toolbars visible, same themes, etc)</text:p>
        </text:list-item>
        <text:list-item>
          <text:p text:style-name="List_20_1">Use identical operating system themeing on every host</text:p>
        </text:list-item>
        <text:list-item>
          <text:p text:style-name="List_20_1">Turn off any software that may suddenly pop up a new window</text:p>
        </text:list-item>
        <text:list-item>
          <text:p text:style-name="List_20_1">Turn off screen saver</text:p>
        </text:list-item>
      </text:list>
      <text:h text:style-name="Heading_20_4" text:outline-level="4">Platform-Specific Settings</text:h>
      <text:p text:style-name="Text_20_body">Windows / Internet Explorer:</text:p>
      <text:list xml:id="list35172649" text:continue-numbering="true" text:style-name="WW8Num24">
        <text:list-item>
          <text:p text:style-name="List_20_1">Turn on <text:span text:style-name="GUI_20_Label">Allow active content to run in files on My Computer</text:span> under <text:span text:style-name="GUI_20_Label">Security settings</text:span></text:p>
        </text:list-item>
      </text:list>
      <text:h text:style-name="Heading_20_1" text:outline-level="1">Using Vaadin TestBench Recorder</text:h>
      <text:h text:style-name="Heading_20_2" text:outline-level="2">Overview</text:h>
      <text:p text:style-name="Text_20_body">Tests are recorded using the Vaadin TestBench Recorder. You can play back recoded test cases and use the Recorder to make assertions and take screenshots for screen capture comparison.</text:p>
      <text:p text:style-name="Illustration"><draw:frame draw:style-name="fr5" draw:name="grafiikka15" text:anchor-type="as-char" svg:width="7.128cm" svg:height="2.438cm" draw:z-index="9"><draw:image xlink:href="../img/tt-recorder-workflow-hi.png" xlink:type="simple" xlink:show="embed" xlink:actuate="onLoad"/></draw:frame></text:p>
      <text:p text:style-name="Text_20_body">The Recorder is available only for Mozilla Firefox. To run the recorded tests in other browsers, you need to compile them as JUnit tests and run them with JUnit, as described in Chapter <text:bookmark-ref text:reference-format="chapter" text:ref-name="__RefHeading__41550822">4</text:bookmark-ref>: <text:span text:style-name="T10"><text:bookmark-ref text:reference-format="text" text:ref-name="__RefHeading__41550822">Compiling and Executing JUnit Tests</text:bookmark-ref></text:span>. It also allows automating the testing.</text:p>
      <text:h text:style-name="Heading_20_2" text:outline-level="2">Starting the Recorder</text:h>
      <text:p text:style-name="Text_20_body">To start the Recorder:</text:p>
      <text:list xml:id="list35201868" text:continue-list="list35204754" text:style-name="Numbering_20_1">
        <text:list-item text:start-value="1">
          <text:p text:style-name="Numbering_20_1">Open Mozilla Firefox</text:p>
        </text:list-item>
        <text:list-item>
          <text:p text:style-name="Numbering_20_1">Open the page with the application that you want to test</text:p>
        </text:list-item>
        <text:list-item>
          <text:p text:style-name="P56">Select <text:span text:style-name="GUI_20_Label">Tools</text:span> <text:span text:style-name="T12">→ </text:span><text:span text:style-name="GUI_20_Label">Vaadin TestBench Recorder</text:span> in the Firefox menu</text:p>
        </text:list-item>
      </text:list>
      <text:p text:style-name="Illustration"><draw:frame draw:style-name="fr5" draw:name="grafiikka19" text:anchor-type="as-char" svg:width="9.128cm" svg:height="6.237cm" draw:z-index="10"><draw:image xlink:href="../img/screenshots/tt-recorder-open.png" xlink:type="simple" xlink:show="embed" xlink:actuate="onLoad"/></draw:frame></text:p>
      <text:p text:style-name="Caption">Figure <text:sequence text:ref-name="refIllustration2" text:name="Illustration" text:formula="ooow:Illustration+1" style:num-format="1">3</text:sequence>: Starting Vaadin TestBench Recorder</text:p>
      <text:p text:style-name="Text_20_body">The Vaadin TestBench Recorder window will open, as shown in Figure <text:sequence-ref text:reference-format="value" text:ref-name="refIllustration3">4</text:sequence-ref>.</text:p>
      <text:p text:style-name="Illustration"><text:soft-page-break/><draw:frame draw:style-name="fr5" draw:name="grafiikka6" text:anchor-type="as-char" svg:width="11.46cm" svg:height="11.739cm" draw:z-index="13"><draw:image xlink:href="../img/screenshots/tt-recorder-calc-1.png" xlink:type="simple" xlink:show="embed" xlink:actuate="onLoad"/></draw:frame></text:p>
      <text:p text:style-name="Caption">Figure <text:sequence text:ref-name="refIllustration3" text:name="Illustration" text:formula="ooow:Illustration+1" style:num-format="1">4</text:sequence>: Vaadin TestBench Recorder running with the Calc demo</text:p>
      <text:p text:style-name="Text_20_body">Recording is automatically enabled when the Recorder starts. This is indicated by the pressed <draw:frame draw:style-name="fr6" draw:name="grafiikka2" text:anchor-type="as-char" svg:y="-0.422cm" svg:width="0.397cm" svg:height="0.423cm" draw:z-index="14"><draw:image xlink:href="Pictures/100000000000000F00000010B9BD4DA5.png" xlink:type="simple" xlink:show="embed" xlink:actuate="onLoad"/></draw:frame> <text:span text:style-name="GUI_20_Button">Record</text:span> button.</text:p>
      <text:h text:style-name="Heading_20_2" text:outline-level="2">Recording</text:h>
      <text:p text:style-name="Text_20_body">While recording, you can interact with the application in (almost) any way you like. The Recorder records the interaction as commands in a test script, which is shown in tabular format in the <text:span text:style-name="GUI_20_Label">Table</text:span> tab and as HTML source code in the <text:span text:style-name="GUI_20_Label">Source</text:span> tab.</text:p>
      <text:p text:style-name="Illustration"><draw:frame draw:style-name="fr5" draw:name="grafiikka12" text:anchor-type="as-char" svg:width="9.521cm" svg:height="5.108cm" draw:z-index="15"><draw:image xlink:href="Pictures/1000000000000189000000D30556DE55.png" xlink:type="simple" xlink:show="embed" xlink:actuate="onLoad"/></draw:frame></text:p>
      <text:p text:style-name="Caption">Figure <text:sequence text:ref-name="refIllustration4" text:name="Illustration" text:formula="ooow:Illustration+1" style:num-format="1">5</text:sequence>: User interaction recorded as commands.</text:p>
      <text:p text:style-name="Text_20_body"><text:soft-page-break/>Please note the following:</text:p>
      <text:list xml:id="list35199536" text:continue-list="list35172649" text:style-name="WW8Num24">
        <text:list-item>
          <text:p text:style-name="List_20_1">Changing browser tabs or opening a new browser window is not recommended, as any clicks and other actions will be recorded</text:p>
        </text:list-item>
        <text:list-item>
          <text:p text:style-name="List_20_1">Passwords are considered to be normal text input and are stored in plain text </text:p>
        </text:list-item>
      </text:list>
      <text:p text:style-name="Text_20_body">While recording, you can insert various commands such as assertions or take a screenshot by selecting the command from the <text:span text:style-name="GUI_20_Label">Command</text:span> list.</text:p>
      <text:p text:style-name="Text_20_body">When you are finished, click the <draw:frame draw:style-name="fr6" draw:name="grafiikka7" text:anchor-type="as-char" svg:y="-0.422cm" svg:width="0.397cm" svg:height="0.423cm" draw:z-index="20"><draw:image xlink:href="Pictures/100000000000000F00000010B9BD4DA5.png" xlink:type="simple" xlink:show="embed" xlink:actuate="onLoad"/></draw:frame> <text:span text:style-name="GUI_20_Button">Record</text:span> button to stop recording.</text:p>
      <text:h text:style-name="Heading_20_2" text:outline-level="2">Playing Back Tests</text:h>
      <text:p text:style-name="P7">After you have stopped recording, reset the application to the initial state and press <draw:frame draw:style-name="fr5" draw:name="grafiikka1" text:anchor-type="as-char" svg:width="0.423cm" svg:height="0.265cm" draw:z-index="21"><draw:image xlink:href="Pictures/10000000000000100000000AB1CF78BE.png" xlink:type="simple" xlink:show="embed" xlink:actuate="onLoad"/></draw:frame> <text:span text:style-name="GUI_20_Button">Play current test</text:span> to run the test again. You can use <text:span text:style-name="Parameter">&amp;restartApplication</text:span> parameter for an application in the URL to restart it.</text:p>
      <text:p text:style-name="Text_20_body">You can also play back saved tests by opening a target test in the Recorder with <text:span text:style-name="GUI_20_Label">File </text:span><text:span text:style-name="GUI_20_Label"><text:span text:style-name="T13">→ </text:span></text:span><text:span text:style-name="GUI_20_Label">Open</text:span>.</text:p>
      <text:p text:style-name="P7">You can use the <text:span text:style-name="T6"><draw:frame draw:style-name="fr5" draw:name="grafiikka5" text:anchor-type="as-char" svg:width="2.17cm" svg:height="0.556cm" draw:z-index="22"><draw:image xlink:href="Pictures/100000000000005200000015E5D04730.png" xlink:type="simple" xlink:show="embed" xlink:actuate="onLoad"/></draw:frame></text:span> slider to control the playback speed, click <text:span text:style-name="GUI_20_Button">Pause</text:span> to interrupt the execution and <text:span text:style-name="GUI_20_Button">Resume</text:span> to continue. While paused, you can click <text:span text:style-name="GUI_20_Label">Step</text:span> to execute the script step-by-step.</text:p>
      <text:p text:style-name="P7">Check that the test works as intended and no unintended or invalid commands are found; a test should run without errors.</text:p>
      <text:h text:style-name="Heading_20_2" text:outline-level="2">Editing Tests</text:h>
      <text:p text:style-name="P7">You can insert various commands, such as assertions or taking a screenshot, in the test script during or after recording,</text:p>
      <text:p text:style-name="P7">You insert a command by selecting an insertion point in the test script and right-clicking an element in the browser. A context menu opens and shows a selection of Recorder commands at the bottom. Selecting <text:span text:style-name="GUI_20_Label">Show All Available Commands</text:span> shows more commands. Commands inserted from the sub-menu are automatically added to the top-level context menu.</text:p>
      <text:p text:style-name="Text_20_body">Figure <text:sequence-ref text:reference-format="value" text:ref-name="refIllustration5">6</text:sequence-ref> shows adding an assertion after calculating “6*7=” with the Calc demo.</text:p>
      <text:p text:style-name="Illustration"><text:soft-page-break/><draw:frame draw:style-name="fr5" draw:name="grafiikka14" text:anchor-type="as-char" svg:width="7.816cm" svg:height="5.978cm" draw:z-index="44"><draw:image xlink:href="Pictures/1000000000000150000001010FAB8ACF.png" xlink:type="simple" xlink:show="embed" xlink:actuate="onLoad"/></draw:frame></text:p>
      <text:p text:style-name="P12">Figure <text:sequence text:ref-name="refIllustration5" text:name="Illustration" text:formula="ooow:Illustration+1" style:num-format="1">6</text:sequence>: Inserting commands in a test script.</text:p>
      <text:p text:style-name="P7">Inserting a command from the context menu automatically selects the command in the <text:span text:style-name="GUI_20_Label">Command</text:span> field and fills in the target and value parameters.</text:p>
      <text:p text:style-name="P7">You can also select the command manually from the <text:span text:style-name="GUI_20_Label">Command</text:span> list. The new command or comment will be added at the selected location, moving the selected location down. If the command requires a target element, click <text:span text:style-name="GUI_20_Label">Select</text:span> and then click an element in your application. A reference to the element is shown in the <text:span text:style-name="GUI_20_Label">Target</text:span> field and you can highlight the element by clicking <text:span text:style-name="GUI_20_Label">Find</text:span>. If the command expects some value, such as for comparing the element value, give it in the <text:span text:style-name="GUI_20_Label">Value</text:span> field.</text:p>
      <text:p text:style-name="Text_20_body">Commands in a test script can be changed by selecting a command and changing the command, target, or value.</text:p>
      <text:h text:style-name="Heading_20_2" text:outline-level="2"><text:bookmark text:name="__RefHeading__41692821"/>Test Script Commands<text:bookmark-end text:name="__RefHeading__41692821"/></text:h>
      <text:p text:style-name="Text_20_body">Vaadin TestBench Recorder is based on the Selenium IDE, so the Selenium documentation provides a complete reference of all the commands available in the Selenium IDE and therefore in the Recorder.</text:p>
      <text:p text:style-name="P7">Vaadin TestBench Recorder has the following special commands:</text:p>
      <text:list xml:id="list35202857" text:continue-numbering="true" text:style-name="WW8Num24">
        <text:list-item>
          <text:p text:style-name="List_20_1"><text:span text:style-name="Parameter">screenCapture</text:span></text:p>
        </text:list-item>
        <text:list-item>
          <text:p text:style-name="List_20_1"><text:span text:style-name="Parameter">showTooltip</text:span></text:p>
        </text:list-item>
        <text:list-item>
          <text:p text:style-name="List_20_1"><text:span text:style-name="Parameter">assertText</text:span></text:p>
        </text:list-item>
        <text:list-item>
          <text:p text:style-name="List_20_1"><text:span text:style-name="Parameter">assertCSSClass</text:span></text:p>
        </text:list-item>
        <text:list-item>
          <text:p text:style-name="List_20_1"><text:span text:style-name="Parameter">includeTest</text:span></text:p>
        </text:list-item>
        <text:list-item>
          <text:p text:style-name="List_20_1"><text:span text:style-name="Parameter">expectDialog</text:span></text:p>
        </text:list-item>
      </text:list>
      <text:p text:style-name="Text_20_body">These special commands are described next.</text:p>
      <text:h text:style-name="Heading_20_3" text:outline-level="3"><text:bookmark text:name="__RefHeading__7721_37844119"/>Comparing Screen Capture Images: <text:span text:style-name="Parameter">screenCapture</text:span><text:bookmark-end text:name="__RefHeading__7721_37844119"/></text:h>
      <text:p text:style-name="Text_20_body">The <text:span text:style-name="Parameter">screenCapture</text:span> command orders the Remote Control to take a screen capture of the browser view and compare the result against a reference image, if <text:soft-page-break/>one is available. If a reference image is not available, the command will save the screen capture and fail the test. You can then later copy the captured image as the reference image.</text:p>
      <text:p text:style-name="Text_20_body">Observe that the screenshots are <text:span text:style-name="T10">not</text:span> taken by the Recorder, for example when you are playing back a test case in the Recorder. They are taken by the Remote Control only afterward, when you run the tests from the test server that controls the Remote Control (through the hub).</text:p>
      <text:p text:style-name="Text_20_body">The <text:span text:style-name="GUI_20_Label">Value</text:span> field can be used to define an identifier string for the screenshot. If the value is empty, a running number starting from 1 will be used as the identifier. Using a given identifier is more reliable than the numbers if the test is changed and screenshots are added or removed.</text:p>
      <text:p text:style-name="Text_20_body">The naming convention for screenshot file names is automated and has the following format:</text:p>
      <text:p text:style-name="Text_20_body"><text:span text:style-name="Parameter">NameOfTest_OperatingSystem_BrowserName_BrowserMajorNumber_Identifier.png</text:span></text:p>
      <text:p text:style-name="Text_20_body">Comparison and storage of screenshots is described in Section <text:bookmark-ref text:reference-format="chapter" text:ref-name="__RefHeading__6627_37844119">4.6</text:bookmark-ref>: <text:span text:style-name="T10"><text:bookmark-ref text:reference-format="text" text:ref-name="__RefHeading__6627_37844119">Comparing Screenshots</text:bookmark-ref></text:span>.</text:p>
      <text:h text:style-name="P45" text:outline-level="3">Recording ToolTips: <text:span text:style-name="Parameter">showTooltip</text:span></text:h>
      <text:p text:style-name="P7">Clicking <draw:frame draw:style-name="fr5" draw:name="grafiikka3" text:anchor-type="as-char" svg:width="0.582cm" svg:height="0.609cm" draw:z-index="47"><draw:image xlink:href="Pictures/100000000000001600000017CD1265A6.png" xlink:type="simple" xlink:show="embed" xlink:actuate="onLoad"/></draw:frame> switches Recorder to a tooltip mode that allows making a tooltip appear. Recording is done by hovering over the target element until a tooltip appears and then moving the mouse away from the element. This will insert a <text:span text:style-name="Parameter">showTooltip</text:span> command and disable the tooltip button.</text:p>
      <text:p text:style-name="P7">After this command causes a tooltip to appear, its content can be asserted with other commands.</text:p>
      <text:h text:style-name="P46" text:outline-level="3">Recording AssertText: <text:span text:style-name="Parameter">assertText</text:span></text:h>
      <text:p text:style-name="Text_20_body">Clicking <draw:frame draw:style-name="fr5" draw:name="graphics12" text:anchor-type="as-char" svg:width="0.582cm" svg:height="0.609cm" draw:z-index="48"><draw:image xlink:href="Pictures/1000000000000016000000172823DE11.png" xlink:type="simple" xlink:show="embed" xlink:actuate="onLoad"/></draw:frame> allows recording an <text:span text:style-name="Parameter">assertText</text:span> command on elements where the context menu (which appears by clicking right mouse button) does not work for some reason. When the <text:span text:style-name="Parameter">assertText</text:span> button is active, the Recorder will record an <text:span text:style-name="Parameter">assertText</text:span> command for the next mouse click, with the clicked element as the target.</text:p>
      <text:h text:style-name="P46" text:outline-level="3">Asserting element css class: <text:span text:style-name="Parameter">assertCSSClass</text:span></text:h>
      <text:p text:style-name="Text_20_body">Asserting a css class can be useful to determine if a row in a table is selected or other cases where the use of a normal assertion would be inconvenient. The assertCSSClass needs to be manually added and target selected.</text:p>
      <text:p text:style-name="Text_20_body">Note that when selecting the target with the Select button, the selected target may be a child to the wanted element. In this case the target needs to be edited or re-selected so that it points to the correct element.</text:p>
      <text:h text:style-name="Heading_20_3" text:outline-level="3"><text:soft-page-break/>Connecting tests together: <text:span text:style-name="Parameter">includeTest</text:span></text:h>
      <text:p text:style-name="Text_20_body">Vaadin TestBench allows connecting tests together. This is done by inserting the <text:span text:style-name="Parameter">includeTest</text:span> command, where <text:span text:style-name="T10">Value</text:span> is the path to the test to be inserted. The path can be relative to the directory from which TestConverter is executed or an absolute path. Target test will be added in full at the position with <text:span text:style-name="Parameter">includeTest</text:span>. Inclusion only works when converting to JUnit tests with TestConverter.</text:p>
      <text:h text:style-name="Heading_20_3" text:outline-level="3"><text:span text:style-name="Parameter"><text:span text:style-name="T16">Handling a confirmation box</text:span></text:span><text:span text:style-name="Parameter">: expectDialog</text:span></text:h>
      <text:p text:style-name="Text_20_body">The commands expectDialog + assertCommand are needed when a click event opens up a Confirmation dialog. </text:p>
      <text:h text:style-name="Heading_20_2" text:outline-level="2"><text:bookmark text:name="__RefHeading__6911_37844119"/>Saving Tests<text:bookmark-end text:name="__RefHeading__6911_37844119"/></text:h>
      <text:h text:style-name="Heading_20_3" text:outline-level="3">Saving Individual Tests</text:h>
      <text:p text:style-name="Text_20_body">You can save a test by selecting <text:span text:style-name="GUI_20_Label">File</text:span> <text:span text:style-name="T12">→ </text:span><text:span text:style-name="GUI_20_Label">Save Test</text:span>. If you are just learning to use the Recorder, give <text:span text:style-name="Filename">example/testscripts/</text:span> directory below the Vaadin TestBench installation directory as the target directory.</text:p>
      <text:p text:style-name="Text_20_body">Vaadin TestBench stores the tests and test suites as HTML files. This makes it easy to review saved test scripts with a web browser and edit them manually.</text:p>
      <text:h text:style-name="Heading_20_3" text:outline-level="3">Saving Test Suites</text:h>
      <text:p text:style-name="Text_20_body">You can save multiple tests as a test suite with <text:s/><text:span text:style-name="GUI_20_Label">File</text:span> <text:span text:style-name="T12">→ </text:span><text:span text:style-name="GUI_20_Label">Save Test Suite</text:span>. If you are just learning to use the Recorder, give <text:span text:style-name="Filename">example/testscripts/</text:span> directory below the Vaadin TestBench installation directory as the target directory.</text:p>
      <text:p text:style-name="Text_20_body">An entire test suite is executed as a single JUnit test. However, the success or failure is reported for the entire suite, which may be undesired. It is usually more useful to get the result for each test separately.</text:p>
      <text:p text:style-name="Text_20_body">Test suites are nevertheless useful for composing larger tests from separate test phases. For example, you could have all your tests as test suites, and each would have a “login test” as the first phase, followed by some test case specific phases. You can also use the <text:span text:style-name="Parameter">includeTest</text:span> command for the same purpose</text:p>
      <text:h text:style-name="Heading_20_2" text:outline-level="2">Invalid Tests</text:h>
      <text:p text:style-name="Text_20_body">Tests can become invalid due to intentional changes to the application. Normally it involves changes in elements so that the Vaadin TestBench element locator can't find the correct element. (refer to known problems)</text:p>
      <text:p text:style-name="Text_20_body">If the problem is that an element can't be found press <draw:frame draw:style-name="fr5" draw:name="graphics11" text:anchor-type="as-char" svg:width="0.423cm" svg:height="0.265cm" draw:z-index="52"><draw:image xlink:href="Pictures/10000000000000100000000AB1CF78BE.png" xlink:type="simple" xlink:show="embed" xlink:actuate="onLoad"/></draw:frame> to playback the test and find the problem position and check with the <text:span text:style-name="T4">Find</text:span> button that the element can't be found (eg. It's not a problem with timing that the element just isn't available yet). Re-selecting the element is simplest with the <text:span text:style-name="T4">Select</text:span> button that will update the target.</text:p>
      <text:h text:style-name="Heading_20_1" text:outline-level="1"><text:bookmark text:name="__RefHeading__41550822"/>Compiling and Executing JUnit Tests<text:bookmark-end text:name="__RefHeading__41550822"/></text:h>
      <text:h text:style-name="Heading_20_2" text:outline-level="2">Overview</text:h>
      <text:p text:style-name="Text_20_body">JUnit allows running tests remotely on a variety of different web browsers installed in grid nodes. The test scripts need to be first compiled from the HTML scripts saved with Recorder to Java classes. Vaadin TestBench Library includes a converter from the HTML format to Java source files, which you can then compile with a Java compiler.</text:p>
      <text:p text:style-name="Illustration"><draw:frame draw:style-name="fr5" draw:name="grafiikka9" text:anchor-type="as-char" svg:width="7.128cm" svg:height="2.438cm" draw:z-index="53"><draw:image xlink:href="../img/tt-junit-workflow-hi.png" xlink:type="simple" xlink:show="embed" xlink:actuate="onLoad"/></draw:frame></text:p>
      <text:p text:style-name="Text_20_body">The recommended way to compile and run JUnit tests is to use an Ant script, as described in Section <text:bookmark-ref text:reference-format="chapter" text:ref-name="__RefHeading__42556022">4.2</text:bookmark-ref>: <text:span text:style-name="T10"><text:bookmark-ref text:reference-format="text" text:ref-name="__RefHeading__42556022">Configuring the Ant Script</text:bookmark-ref></text:span>. The subsequent sections give more details regarding the tasks and their configuration options and describe how to use the tools from command-line.</text:p>
      <text:p text:style-name="P7">A complete testing process involves the following tasks:</text:p>
      <text:list xml:id="list35184432" text:continue-list="list35201868" text:style-name="Numbering_20_1">
        <text:list-item text:start-value="1">
          <text:p text:style-name="Numbering_20_1">Start Vaadin TestBench Grid Hub</text:p>
        </text:list-item>
        <text:list-item>
          <text:p text:style-name="Numbering_20_1">Start Vaadin TestBench Remote Control on each test node</text:p>
        </text:list-item>
        <text:list-item>
          <text:p text:style-name="Numbering_20_1">Build the application to be tested</text:p>
        </text:list-item>
        <text:list-item>
          <text:p text:style-name="Numbering_20_1">Convert and compile the tests</text:p>
        </text:list-item>
        <text:list-item>
          <text:p text:style-name="Numbering_20_1">Deploy the application to be tested (start the server)</text:p>
        </text:list-item>
        <text:list-item>
          <text:p text:style-name="Numbering_20_1">Remove old error screens for screenshot directory</text:p>
        </text:list-item>
        <text:list-item>
          <text:p text:style-name="Numbering_20_1">Run the compiled JUnit tests</text:p>
        </text:list-item>
        <text:list-item>
          <text:p text:style-name="Numbering_20_1">Collect test results</text:p>
        </text:list-item>
        <text:list-item>
          <text:p text:style-name="Numbering_20_1">Clean up temporary files (source and compiled java files)</text:p>
        </text:list-item>
        <text:list-item>
          <text:p text:style-name="Numbering_20_1">Undeploy the application (stop the server)</text:p>
        </text:list-item>
        <text:list-item>
          <text:p text:style-name="Numbering_20_1">Analyze test results</text:p>
        </text:list-item>
      </text:list>
      <text:p text:style-name="Text_20_body">The exact order of the tasks may vary, especially for the conversion and compilation of tests, which can be done also before the step 1 or somewhere between the steps 3 and 5. Also deployment and the collection of test results varies.</text:p>
      <text:p text:style-name="P7">Building the application and how it is deployed is out of the context of this manual. Java applications are typically built with build systems such as Ant or Maven. Such a build system can be integrated with a continuous integration system that not only builds the application, but also runs tests and collects test results. <text:soft-page-break/>Support for JUnit tests in Vaadin TestBench allows integration with any continuous integration system that supports JUnit tests.</text:p>
      <text:h text:style-name="Heading_20_2" text:outline-level="2"><text:bookmark text:name="__RefHeading__42556022"/>Configuring the Ant Script<text:bookmark-end text:name="__RefHeading__42556022"/></text:h>
      <text:p text:style-name="Text_20_body">The recommended way to compile and run JUnit tests is to use an Ant script. An example script is given in the <text:span text:style-name="Filename">examples</text:span> directory in the installation package. It will convert, compile, and run the tests.</text:p>
      <text:p text:style-name="Text_20_body">You can make the settings either by editing the Ant script or by giving the settings as property definitions from the command-line, for example:</text:p>
      <text:p text:style-name="Command_20_Line">$ ant -D<text:span text:style-name="T8">com.vaadin.testbench.tester.host=localhost ...</text:span></text:p>
      <text:h text:style-name="Heading_20_3" text:outline-level="3">Mandatory Settings</text:h>
      <text:p text:style-name="Text_20_body">Define required system property values to the java virtual machine:</text:p>
      <text:p text:style-name="P20">com.vaadin.testbench.tester.host</text:p>
      <text:p text:style-name="Dictionary_20_Definition">Host name or IP address of the Vaadin TestBench Grid Hub. For example, ”<text:span text:style-name="Parameter">localhost</text:span>”. The port number should not be given in this parameter. If you have just a single test node and do not need the hub, you can give the address of the node.</text:p>
      <text:p text:style-name="Dictionary_20_Term_20_XML"><text:span text:style-name="T8">com.vaadin.testbench.deployment.url</text:span><text:span text:style-name="T5"> </text:span></text:p>
      <text:p text:style-name="Dictionary_20_Definition"><text:span text:style-name="T5">Base URL of the Vaadin application to be tested, for example, ”</text:span><text:span text:style-name="Parameter">http://demo.vaadin.com/</text:span><text:span text:style-name="T5">”.</text:span></text:p>
      <text:p text:style-name="Dictionary_20_Term_20_XML"><text:span text:style-name="T8">com.vaadin.testbench.screenshot.directory</text:span><text:span text:style-name="T5"> </text:span></text:p>
      <text:p text:style-name="Dictionary_20_Definition">Base directory for screenshot reference and error images. The reference images are expected to be stored under the <text:span text:style-name="Filename">reference</text:span> subdirectory. Error images are stored by JUnit under the <text:span text:style-name="Filename">error</text:span> subdirectory. On the first run, there are no reference images; you should copy “accepted” screenshots from the <text:span text:style-name="Filename">error</text:span> directory to the <text:span text:style-name="Filename">reference</text:span> directory.</text:p>
      <text:p text:style-name="Dictionary_20_Term_20_XML">browsers</text:p>
      <text:p text:style-name="Dictionary_20_Definition">A comma-separated list of target environments on which the tests should be run. The list entries must match targets defined in the configuration of remote controls in the grid nodes. They must also be listed in the configuration of the hub. The predefined browser names are system-browser pairs.</text:p>
      <text:p text:style-name="Text_20_body">The default settings in the example test script are:</text:p>
      <text:p text:style-name="Source_20_File_20_Start">&lt;!-- Host name or IP address of the host running <text:s text:c="2"/>--&gt;</text:p>
      <text:p text:style-name="Source_20_File_20_Middle">&lt;!-- TestBench RemoteControl or TestBench Hub. <text:s text:c="4"/>--&gt;</text:p>
      <text:p text:style-name="Source_20_File_20_Middle">&lt;property name="com.vaadin.testbench.tester.host"</text:p>
      <text:p text:style-name="Source_20_File_20_Middle"><text:s text:c="10"/>value="127.0.0.1" /&gt;</text:p>
      <text:p text:style-name="Source_20_File_20_Middle"/>
      <text:p text:style-name="Source_20_File_20_Middle">&lt;!-- Base URL where the testable application is <text:s text:c="3"/>--&gt;</text:p>
      <text:p text:style-name="Source_20_File_20_Middle">&lt;!-- deployed <text:s text:c="37"/>--&gt;</text:p>
      <text:p text:style-name="Source_20_File_20_Middle">&lt;property name="com.vaadin.testbench.deployment.url"</text:p>
      <text:p text:style-name="Source_20_File_20_Middle"><text:s text:c="10"/>value="http://demo.vaadin.com/" /&gt;</text:p>
      <text:p text:style-name="Source_20_File_20_Middle"><text:soft-page-break/></text:p>
      <text:p text:style-name="Source_20_File_20_Middle">&lt;!-- Browsers to use for testing --&gt;</text:p>
      <text:p text:style-name="Source_20_File_20_Middle">&lt;property name="browsers"</text:p>
      <text:p text:style-name="Source_20_File_20_Middle"><text:s text:c="10"/>value="winxp-ie8,winxp-firefox35" /&gt;</text:p>
      <text:p text:style-name="Source_20_File_20_Middle"/>
      <text:p text:style-name="Source_20_File_20_Middle">&lt;!-- Base directory for screenshots. <text:s text:c="14"/>--&gt;</text:p>
      <text:p text:style-name="Source_20_File_20_Middle">&lt;property name="com.vaadin.testbench.screenshot.directory"</text:p>
      <text:p text:style-name="Source_20_File_20_End"><text:s text:c="10"/>value="screenshots" /&gt;</text:p>
      <text:h text:style-name="Heading_20_3" text:outline-level="3"><text:bookmark text:name="__RefHeading__9203_37844119"/>Optional Settings<text:bookmark-end text:name="__RefHeading__9203_37844119"/></text:h>
      <text:p text:style-name="Text_20_body">Optional property values that can be used:</text:p>
      <text:p text:style-name="P20">com.vaadin.testbench.screenshot.softfail</text:p>
      <text:p text:style-name="Dictionary_20_Definition">If ”<text:span text:style-name="Parameter">true</text:span>”, a test is allowed to continue even if a screenshot comparison fails.</text:p>
      <text:p text:style-name="Dictionary_20_Definition">If “<text:span text:style-name="Parameter">false</text:span>”, the test is interrupted and testing will continue with the next test.</text:p>
      <text:p text:style-name="Dictionary_20_Term_20_XML">com.vaadin.testbench.screenshot.onfail</text:p>
      <text:p text:style-name="Dictionary_20_Definition">If ”<text:span text:style-name="Parameter">false</text:span>”, the screenshot when a test fails is not taken.</text:p>
      <text:p text:style-name="Dictionary_20_Term_20_XML">com.vaadin.testbench.screenshot.cursor</text:p>
      <text:p text:style-name="Dictionary_20_Definition">If ”<text:span text:style-name="Parameter">true</text:span>”, makes a check if error is because of a cursor.</text:p>
      <text:p text:style-name="Dictionary_20_Term_20_XML">com.vaadin.testbench.screenshot.block.error</text:p>
      <text:p text:style-name="Dictionary_20_Definition">Sets the amount of difference that causes a screenshot comparison to fail. Comparison is done by 16×16 pixel blocks. The difference limit is given as a fraction (0&lt;x<text:span text:style-name="T9">≤</text:span>1) of how much a block can differ from the reference block. Default is 0.025, which means 2.5% difference.</text:p>
      <text:p text:style-name="Dictionary_20_Term_20_XML">com.vaadin.testbench.screenshot.reference.debug</text:p>
      <text:p text:style-name="Dictionary_20_Definition">If ”<text:span text:style-name="Parameter">true</text:span>”, writes extra output for debugging purposes.</text:p>
      <text:p text:style-name="Dictionary_20_Term_20_XML">com.vaadin.testbench.screenshot.max.retries</text:p>
      <text:p text:style-name="Dictionary_20_Definition">Define how many times a screenshot should be taken again if not the same as the reference image. (Default is 2 retries)</text:p>
      <text:p text:style-name="P21">com.vaadin.testbench.screenshot.resolution<text:span text:style-name="T5"> (recomended)</text:span></text:p>
      <text:p text:style-name="Dictionary_20_Definition">Specify the screenshot resolution as &lt;width&gt;x&lt;height&gt; (eg. 1024x768) Browser windows will be resized so that canvas has given size (doesn't work with Opera, which requires a custom profile file “profile-opera.txt” in the Remote Controller folder).</text:p>
      <text:p text:style-name="Dictionary_20_Definition">Note. If <text:span text:style-name="T6">tests give </text:span>faulty croppings and sizes on screenshots, check that the browser canvas fits into the desktop.</text:p>
      <text:h text:style-name="Heading_20_2" text:outline-level="2">Converting HTML Tests</text:h>
      <text:p text:style-name="Text_20_body">The tests are stored in HTML format and need to be first converted to Java source files before they can be compiled as executable JUnit tests.</text:p>
      <text:p text:style-name="Text_20_body">Converting tests is done by:</text:p>
      <text:list xml:id="list35176293" text:continue-list="list35202857" text:style-name="WW8Num24">
        <text:list-item>
          <text:p text:style-name="List_20_1"><text:soft-page-break/>Using the <text:span text:style-name="Emphasis_20_Bold">TestConverter</text:span> in the Vaadin TestBench Library</text:p>
        </text:list-item>
      </text:list>
      <text:h text:style-name="Heading_20_3" text:outline-level="3">Using the TestConverter</text:h>
      <text:p text:style-name="P7">The <text:span text:style-name="Class_20_Name">TestConverter</text:span> is a utility included in the Vaadin TestBench Library. You can use it from the command line or with the <text:span text:style-name="Parameter">create-tests</text:span> target in the example Ant script.</text:p>
      <text:p text:style-name="P7">To use the converter, you need to add the Vaadin TestBench Library into your build path:</text:p>
      <text:list xml:id="list35182389" text:continue-numbering="true" text:style-name="WW8Num24">
        <text:list-item>
          <text:p text:style-name="List_20_1"><text:span text:style-name="Filename">vaadin-testbench-</text:span><text:span text:style-name="Filename"><text:user-defined text:name="Version">2.2.0</text:user-defined></text:span><text:span text:style-name="Filename">.jar</text:span></text:p>
        </text:list-item>
      </text:list>
      <text:p text:style-name="Text_20_body">The library is located in the root directory of the Vaadin TestBench installation package.</text:p>
      <text:h text:style-name="Heading_20_3" text:outline-level="3"><text:bookmark text:name="__RefHeading__3331_37844119"/>Command-Line Interface<text:bookmark-end text:name="__RefHeading__3331_37844119"/></text:h>
      <text:p text:style-name="Text_20_body">You can use the test converter from command-line as follows:</text:p>
      <text:p text:style-name="Command_20_Line">$ java com.vaadin.testbench.util.TestConverter &lt;OutputDir&gt; &lt;Browsers&gt; &lt;HTMLTestFiles&gt;...</text:p>
      <text:p text:style-name="Text_20_body">You also need to add the <text:span text:style-name="Filename">vaadin-testbench-</text:span><text:span text:style-name="Filename"><text:user-defined text:name="Version">2.2.0</text:user-defined></text:span><text:span text:style-name="Filename">.jar</text:span> in the class path, either with the <text:span text:style-name="Parameter">-cp</text:span> command-line parameter or with the <text:span text:style-name="Parameter">CLASSPATH</text:span> environment variable.</text:p>
      <text:p text:style-name="Text_20_body">The parameters are:</text:p>
      <table:table table:name="Taulukko6" table:style-name="Taulukko6">
        <table:table-column table:style-name="Taulukko6.A"/>
        <table:table-column table:style-name="Taulukko6.B"/>
        <table:table-header-rows>
          <table:table-row table:style-name="Taulukko6.1">
            <table:table-cell table:style-name="Taulukko6.A1" office:value-type="string">
              <text:p text:style-name="Table_20_Heading">Parameter</text:p>
            </table:table-cell>
            <table:table-cell table:style-name="Taulukko6.B1" office:value-type="string">
              <text:p text:style-name="Table_20_Heading">Description</text:p>
            </table:table-cell>
          </table:table-row>
        </table:table-header-rows>
        <table:table-row>
          <table:table-cell table:style-name="Taulukko6.A2" office:value-type="string">
            <text:p text:style-name="P10"><text:span text:style-name="Parameter">OutputDir</text:span></text:p>
          </table:table-cell>
          <table:table-cell table:style-name="Taulukko6.B2" office:value-type="string">
            <text:p text:style-name="Table_20_Contents">Output directory where the generated Java source files should be written. The source files are organized in Java packages by test name and target environment name.</text:p>
          </table:table-cell>
        </table:table-row>
        <table:table-row>
          <table:table-cell table:style-name="Taulukko6.A2" office:value-type="string">
            <text:p text:style-name="Table_20_Contents"><text:span text:style-name="Parameter">Browsers</text:span></text:p>
          </table:table-cell>
          <table:table-cell table:style-name="Taulukko6.B2" office:value-type="string">
            <text:p text:style-name="Table_20_Contents">A comma-separated list of target environments. The target names must match the entries in the hub and remote control configurations.</text:p>
          </table:table-cell>
        </table:table-row>
        <table:table-row>
          <table:table-cell table:style-name="Taulukko6.A2" office:value-type="string">
            <text:p text:style-name="Table_20_Contents"><text:span text:style-name="Parameter">HTMLTestFiles</text:span></text:p>
          </table:table-cell>
          <table:table-cell table:style-name="Taulukko6.B2" office:value-type="string">
            <text:p text:style-name="Table_20_Contents">A space-separated list of test files in HTML format.</text:p>
          </table:table-cell>
        </table:table-row>
      </table:table>
      <text:p text:style-name="Text_20_body">For example, assuming that you have recorded and saved a test by name <text:span text:style-name="Parameter">mytests/CalcTest.html</text:span>, as described in Section <text:bookmark-ref text:reference-format="chapter" text:ref-name="__RefHeading__6911_37844119">3.7</text:bookmark-ref>: <text:span text:style-name="T10"><text:bookmark-ref text:reference-format="text" text:ref-name="__RefHeading__6911_37844119">Saving Tests</text:bookmark-ref></text:span>, you could give the following command in the installation directory:</text:p>
      <text:p text:style-name="Command_20_Line_20_Start"><text:span text:style-name="T5">$ </text:span><text:span text:style-name="T4">java -cp vaadin-testbench-2.0.0.jar</text:span></text:p>
      <text:p text:style-name="P23"><text:s text:c="2"/>com.vaadin.testbench.util.TestConverter</text:p>
      <text:p text:style-name="Command_20_Line_20_Middle"><text:span text:style-name="T4"><text:s text:c="2"/>java/ linux-firefox36 </text:span><text:span text:style-name="Filename"><text:span text:style-name="T4">mytests/CalcTest.html</text:span></text:span></text:p>
      <text:p text:style-name="Command_20_Line_20_Middle"/>
      <text:p text:style-name="Command_20_Line_20_Middle">Using output directory: src</text:p>
      <text:p text:style-name="Command_20_Line_20_Middle">Generating test CalcTest for linux-firefox36 in CalcTest.linux_firefox36</text:p>
      <text:p text:style-name="Command_20_Line_20_End">Creating src/CalcTest/linux_firefox36/CalcTest.java for CalcTest</text:p>
      <text:p text:style-name="Text_20_body"><text:soft-page-break/>Here, we assume that we have a remote control capable of executing tests for the <text:span text:style-name="Parameter">linux-firefox36</text:span> target. The command would create the Java source file <text:span text:style-name="Filename"><text:span text:style-name="T14">src/CalcTest/linux_firefox36/CalcTest.java</text:span></text:span>.</text:p>
      <text:p text:style-name="Text_20_body">The Java package name is determined from the test name and the target environment.</text:p>
      <text:h text:style-name="Heading_20_3" text:outline-level="3">Ant Script</text:h>
      <text:p text:style-name="Text_20_body">The example Ant script located in the example/ directory in the installation package includes a <text:span text:style-name="Parameter">create-tests</text:span> target, which runs the test converter for each HTML test file.</text:p>
      <text:p text:style-name="Text_20_body">The target is called automatically by the default target in the script, but you can run it separately as well. For example:</text:p>
      <text:p text:style-name="P22">$ <text:span text:style-name="T4">cd example</text:span></text:p>
      <text:p text:style-name="Command_20_Line_20_Middle">$ <text:span text:style-name="T4">ant -f test.xml creat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firefox35/demo_vaadin_com.java for demo_vaadin_com</text:p>
      <text:p text:style-name="Command_20_Line_20_Middle"/>
      <text:p text:style-name="Command_20_Line_20_Middle">BUILD SUCCESSFUL</text:p>
      <text:p text:style-name="Command_20_Line_20_End">Total time: 1 second</text:p>
      <text:p text:style-name="Text_20_body">The example script writes the Java source files under <text:span text:style-name="Filename">temp-dir/src</text:span> directory, as defined with the <text:span text:style-name="Filename">temp-dir</text:span> property in the script.</text:p>
      <text:h text:style-name="Heading_20_3" text:outline-level="3">Optional conversion settings</text:h>
      <text:p text:style-name="Dictionary_20_Term_20_XML">com.vaadin.testbench.converter.parameterFile</text:p>
      <text:p text:style-name="Text_20_body">Define a .properties file to be used for parametrising TestBench test Values. Should be given as a system property (-Dcom.vaadin....parameterFile=VALUE in command-line or <text:s/>as &lt;sysproperty key=”com.vaadin...parameterFile” value=”VALUE” /&gt; in ant script).</text:p>
      <text:h text:style-name="Heading_20_2" text:outline-level="2"><text:bookmark text:name="__RefHeading__7403_37844119"/>Compiling JUnit tests<text:bookmark-end text:name="__RefHeading__7403_37844119"/></text:h>
      <text:p text:style-name="P7">The Java source files for the JUnit tests need to be compiled. You need include the Vaadin TestBench Library <text:span text:style-name="Filename">vaadin-testbench-</text:span><text:span text:style-name="Filename"><text:user-defined text:name="Version">2.2.0</text:user-defined></text:span><text:span text:style-name="Filename">.jar</text:span> in your class path. The library is needed also later when running the tests.</text:p>
      <text:h text:style-name="Heading_20_3" text:outline-level="3"><text:soft-page-break/>Command-Line Compilation</text:h>
      <text:p text:style-name="P7">You can compile the tests with a Java compiler from the command-line, for example as follows:</text:p>
      <text:p text:style-name="Command_20_Line">$ <text:span text:style-name="T4">javac -cp vaadin-testbench-2.0.0.jar -d classes src/CalcTest/linux_firefox36/CalcTest.java</text:span></text:p>
      <text:p text:style-name="Text_20_body">In the above example, we assume that the source file is located in the <text:span text:style-name="Filename">src/</text:span> directory, where it was written in the example in Section <text:bookmark-ref text:reference-format="chapter" text:ref-name="__RefHeading__3331_37844119">4.3.2</text:bookmark-ref> earlier. The compiled class files are written to <text:span text:style-name="Filename">classes/</text:span>.</text:p>
      <text:h text:style-name="Heading_20_3" text:outline-level="3">Ant Build Script</text:h>
      <text:p text:style-name="P7">The example Ant script located in the <text:span text:style-name="Filename">example/</text:span> directory in the installation package includes a <text:span text:style-name="Parameter">compile-tests</text:span> target, which compiles all the JUnit test Java sources.</text:p>
      <text:p text:style-name="Text_20_body">For example:</text:p>
      <text:p text:style-name="Command_20_Line_20_Start">$ <text:span text:style-name="T4">ant -f test.xml compile-tests</text:span></text:p>
      <text:p text:style-name="Command_20_Line_20_Middle">Buildfile: test.xml</text:p>
      <text:p text:style-name="Command_20_Line_20_Middle"/>
      <text:p text:style-name="Command_20_Line_20_Middle">create-tests:</text:p>
      <text:p text:style-name="Command_20_Line_20_Middle"><text:s text:c="5"/>[echo] Using test scripts: '/opt/vaadin-testbench-2.0.0/example/testscripts/demo.vaadin.com.html'</text:p>
      <text:p text:style-name="Command_20_Line_20_Middle"><text:s text:c="5"/>[java] Using output directory: temp-dir/src</text:p>
      <text:p text:style-name="Command_20_Line_20_Middle"><text:s text:c="5"/>[java] Generating test demo_vaadin_com for winxp-ie8 in demo_vaadin_com.winxp_ie8</text:p>
      <text:p text:style-name="Command_20_Line_20_Middle"><text:s text:c="5"/>[java] Creating temp-dir/src/demo_vaadin_com/winxp_</text:p>
      <text:p text:style-name="Command_20_Line_20_Middle">ie8/demo_vaadin_com.java for demo_vaadin_com</text:p>
      <text:p text:style-name="Command_20_Line_20_Middle"><text:s text:c="5"/>[java] Generating test demo_vaadin_com for winxp-firefox35 in demo_vaadin_com.winxp_firefox35</text:p>
      <text:p text:style-name="Command_20_Line_20_Middle"><text:s text:c="5"/>[java] Creating temp-dir/src/demo_vaadin_com/winxp_</text:p>
      <text:p text:style-name="Command_20_Line_20_Middle">firefox35/demo_vaadin_com.java for demo_vaadin_com</text:p>
      <text:p text:style-name="Command_20_Line_20_Middle"/>
      <text:p text:style-name="Command_20_Line_20_Middle">compile-tests:</text:p>
      <text:p text:style-name="Command_20_Line_20_Middle"><text:s text:c="4"/>[mkdir] Created dir: /opt/vaadin-testbench-2.0.0/example/temp-dir/classes</text:p>
      <text:p text:style-name="Command_20_Line_20_Middle"><text:s text:c="4"/>[javac] Compiling 2 source files to /opt/vaadin-testbench-2.0.0/example/temp-dir/classes</text:p>
      <text:p text:style-name="Command_20_Line_20_Middle"/>
      <text:p text:style-name="Command_20_Line_20_Middle">BUILD SUCCESSFUL</text:p>
      <text:p text:style-name="Command_20_Line_20_End">Total time: 2 seconds</text:p>
      <text:p text:style-name="P7">The example script writes the compiled classes under <text:span text:style-name="Filename">temp-dir/classes</text:span> directory, as defined with the <text:span text:style-name="Filename">temp-dir</text:span> property in the script.</text:p>
      <text:h text:style-name="Heading_20_2" text:outline-level="2">Executing JUnit Tests</text:h>
      <text:p text:style-name="Text_20_body">Execution of JUnit tests requires:</text:p>
      <text:list xml:id="list35173120" text:continue-numbering="true" text:style-name="WW8Num24">
        <text:list-item>
          <text:p text:style-name="List_20_1">All tests have been compiled as Java classes (Section <text:bookmark-ref text:reference-format="chapter" text:ref-name="__RefHeading__7403_37844119">4.4</text:bookmark-ref>)</text:p>
        </text:list-item>
        <text:list-item>
          <text:p text:style-name="List_20_1">Vaadin TestBench Grid Hub is running (Section <text:bookmark-ref text:reference-format="chapter" text:ref-name="__RefHeading__7511_37844119">2.5</text:bookmark-ref>)</text:p>
        </text:list-item>
        <text:list-item>
          <text:p text:style-name="P55"><text:soft-page-break/>One or more Vaadin TestBench Remote Controls is running (Section <text:bookmark-ref text:reference-format="chapter" text:ref-name="__RefHeading__7509_37844119">2.6</text:bookmark-ref>)</text:p>
        </text:list-item>
        <text:list-item>
          <text:p text:style-name="List_20_1">Vaadin TestBench Library</text:p>
        </text:list-item>
      </text:list>
      <text:p text:style-name="Text_20_body">JUnit and Selenium Remote Control Java Client are included in the Vaadin TestBench Library, <text:s/><text:span text:style-name="Filename">vaadin-testbench-</text:span><text:span text:style-name="Filename"><text:user-defined text:name="Version">2.2.0</text:user-defined></text:span><text:span text:style-name="Filename">.jar</text:span>.</text:p>
      <text:h text:style-name="Heading_20_3" text:outline-level="3">Test Execution Parameters</text:h>
      <text:p text:style-name="Text_20_Body_20_introducing">The following parameters must be defined:</text:p>
      <text:p text:style-name="Dictionary_20_Term_20_XML">com.vaadin.testbench.tester.host</text:p>
      <text:p text:style-name="Dictionary_20_Definition">Host name or IP address of the Vaadin TestBench Hub. For example, “<text:span text:style-name="Parameter">localhost</text:span>”, as you would have in a test development setup. The address can also be the address of a Remote Control in a single test node installation described in Section <text:bookmark-ref text:reference-format="chapter" text:ref-name="__RefHeading__5903_37844119">2.6.4</text:bookmark-ref>: <text:span text:style-name="T10"><text:bookmark-ref text:reference-format="text" text:ref-name="__RefHeading__5903_37844119">Running Tests Without a Grid Hub</text:bookmark-ref></text:span>.</text:p>
      <text:p text:style-name="Dictionary_20_Term_20_XML">com.vaadin.testbench.deployment.url</text:p>
      <text:p text:style-name="Dictionary_20_Definition">The URL address of the Vaadin application to be tested. For example, “<text:a xlink:type="simple" xlink:href="http://demo.vaadin.com/sampler/">http://demo.vaadin.com/sampler/</text:a>”.</text:p>
      <text:p text:style-name="Dictionary_20_Term_20_XML">com.vaadin.testbench.screenshot.directory</text:p>
      <text:p text:style-name="Dictionary_20_Definition">Directory where screenshots will be stored, assuming that any are taken. The directory path can be relative to the directory where JUnit is executed or absolute.</text:p>
      <text:h text:style-name="P47" text:outline-level="3"><text:bookmark text:name="__RefHeading__9328_37844119"/>Executing JUnit from Command-Line<text:bookmark-end text:name="__RefHeading__9328_37844119"/></text:h>
      <text:p text:style-name="P8">Execution of JUnit requires the JUnit libraries, which are included in the Vaadin TestBench Library, and the compiled tests.</text:p>
      <text:p text:style-name="P7"><text:span text:style-name="T5">In the following example, we assume that we have converted and compiled a test case for the Calc application and we have a remote control running and capable of testing the </text:span><text:span text:style-name="Parameter"><text:span text:style-name="T5">linux-firefox36</text:span></text:span><text:span text:style-name="T5"> target.</text:span></text:p>
      <text:p text:style-name="Command_20_Line_20_Start"><text:span text:style-name="T5">$ </text:span><text:span text:style-name="T4">java -cp vaadin-testbench-2.0.0.jar:classes</text:span></text:p>
      <text:p text:style-name="P23"><text:s text:c="4"/>-Dcom.vaadin.testbench.tester.host=localhost</text:p>
      <text:p text:style-name="Command_20_Line_20_Middle"><text:span text:style-name="T4"><text:s text:c="4"/>-Dcom.vaadin.testbench.deployment.url=</text:span><text:a xlink:type="simple" xlink:href="http://demo.vaadin.com/Calc/"><text:span text:style-name="T4">http://demo.vaadin.com/Calc/</text:span></text:a></text:p>
      <text:p text:style-name="P23"><text:s text:c="4"/>org.junit.runner.JUnitCore</text:p>
      <text:p text:style-name="P23"><text:s text:c="4"/>CalcTest.linux_firefox36.CalcTest</text:p>
      <text:p text:style-name="P24"/>
      <text:p text:style-name="P24">JUnit version 4.5</text:p>
      <text:p text:style-name="P24">Time: 17.964</text:p>
      <text:p text:style-name="P24">There was 1 failure:</text:p>
      <text:p text:style-name="P30">1) testlinux_firefox36(CalcTest.linux_firefox36.CalcTest)</text:p>
      <text:p text:style-name="P24">junit.framework.AssertionFailedError: Test was missing reference images.</text:p>
      <text:p text:style-name="P24"><text:s text:c="8"/>at junit.framework.Assert.fail(Assert.java:47)</text:p>
      <text:p text:style-name="P24"><text:s text:c="8"/>...</text:p>
      <text:p text:style-name="P24">FAILURES!!!</text:p>
      <text:p text:style-name="P28">Tests run: 1, <text:s/>Failures: 1</text:p>
      <text:p text:style-name="Text_20_body"><text:soft-page-break/><text:span text:style-name="T5">In this example, the test failed because we did not have the reference images installed. See Section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instructions on copying the reference images after the first run.</text:span></text:p>
      <text:h text:style-name="P47" text:outline-level="3">Executing JUnit from an Ant Script</text:h>
      <text:p text:style-name="Text_20_body"><text:span text:style-name="T5">Apache Ant has an optional </text:span><text:span text:style-name="Parameter"><text:span text:style-name="T5">&lt;junit&gt;</text:span></text:span><text:span text:style-name="T5"> task, which makes it easier to run JUnit tests from Ant.</text:span></text:p>
      <text:p text:style-name="P14">You need to:</text:p>
      <text:list xml:id="list35197108" text:continue-numbering="true" text:style-name="WW8Num24">
        <text:list-item>
          <text:p text:style-name="P52">Include Vaadin TestBench Library and the compiled tests in the class path</text:p>
        </text:list-item>
        <text:list-item>
          <text:p text:style-name="List_20_1"><text:span text:style-name="T5">Define the required parameters with </text:span><text:span text:style-name="Parameter"><text:span text:style-name="T5">&lt;jvmarg&gt;</text:span></text:span><text:span text:style-name="T5"> elements</text:span></text:p>
        </text:list-item>
        <text:list-item>
          <text:p text:style-name="List_20_1"><text:span text:style-name="T5">List the </text:span><text:span text:style-name="T11">source files</text:span><text:span text:style-name="T5"> of the tests in a </text:span><text:span text:style-name="Parameter"><text:span text:style-name="T5">&lt;batchtest&gt;</text:span></text:span><text:span text:style-name="T5"> element</text:span></text:p>
        </text:list-item>
      </text:list>
      <text:p text:style-name="Text_20_body"><text:span text:style-name="T5">See the </text:span><text:span text:style-name="Parameter"><text:span text:style-name="T5">run-tests</text:span></text:span><text:span text:style-name="T5"> target in </text:span><text:span text:style-name="Filename"><text:span text:style-name="T5">example/test.xml</text:span></text:span><text:span text:style-name="T5"> for an example of using the task.</text:span></text:p>
      <text:p text:style-name="P27">&lt;junit fork="yes"&gt;</text:p>
      <text:p text:style-name="P25"><text:s text:c="4"/>&lt;classpath&gt;</text:p>
      <text:p text:style-name="P25"><text:s text:c="8"/>&lt;fileset dir=".."</text:p>
      <text:p text:style-name="P25"><text:s text:c="12"/>includes="vaadin-testbench-*.jar" /&gt;</text:p>
      <text:p text:style-name="P25"><text:s text:c="8"/>&lt;pathelement path="${temp-dir}/classes" /&gt;</text:p>
      <text:p text:style-name="P25"><text:s text:c="4"/>&lt;/classpath&gt;</text:p>
      <text:p text:style-name="P25"/>
      <text:p text:style-name="P25"><text:s text:c="4"/>&lt;!-- Optional --&gt;</text:p>
      <text:p text:style-name="P25"><text:s text:c="4"/>&lt;formatter type="brief" usefile="false" /&gt;</text:p>
      <text:p text:style-name="P25"/>
      <text:p text:style-name="P25"><text:s text:c="4"/>&lt;!-- The required parameters --&gt;</text:p>
      <text:p text:style-name="P25"><text:s text:c="4"/>&lt;jvmarg value="-Dcom.vaadin.testbench.tester.host=${com.vaadin.testbench.tester.host}" /&gt;</text:p>
      <text:p text:style-name="P25"><text:s text:c="4"/>&lt;jvmarg value="-Dcom.vaadin.testbench.deployment.url=${com.vaadin.testbench.deployment.url}" /&gt;</text:p>
      <text:p text:style-name="P25"><text:s text:c="4"/>&lt;jvmarg value="-Dcom.vaadin.testbench.screenshot.directory=${com.vaadin.testbench.screenshot.directory}" /&gt;</text:p>
      <text:p text:style-name="P25"/>
      <text:p text:style-name="P25"><text:s text:c="4"/>&lt;batchtest&gt;</text:p>
      <text:p text:style-name="P25"><text:s text:c="8"/>&lt;fileset dir="${temp-dir}/src"&gt;</text:p>
      <text:p text:style-name="P25"><text:s text:c="12"/>&lt;include name="**/**.java" /&gt;</text:p>
      <text:p text:style-name="P25"><text:s text:c="8"/>&lt;/fileset&gt;</text:p>
      <text:p text:style-name="P25"><text:s text:c="4"/>&lt;/batchtest&gt;</text:p>
      <text:p text:style-name="P29">&lt;/junit&gt;</text:p>
      <text:h text:style-name="P47" text:outline-level="3">JUnit Output</text:h>
      <text:p text:style-name="Text_20_body"><text:span text:style-name="T5">The output of JUnit depends on how it was executed. When executed from command-line, it writes output to standard output. Ant provides possibilities to format the output and to write it to a file. Certain other build systems and continuous integration systems integrate with JUnit and support collecting the results.</text:span><text:span text:style-name="T5"><office:annotation><dc:creator>Marko Grönroos</dc:creator><dc:date>2010-04-27T21:43:03.78</dc:date><text:p text:style-name="P58"><text:span text:style-name="T17">TODO: Add reference</text:span></text:p></office:annotation></text:span></text:p>
      <text:p text:style-name="P7"><text:span text:style-name="T5">Screenshots with errors are written to the </text:span><text:span text:style-name="Parameter"><text:span text:style-name="T5">errors/</text:span></text:span><text:span text:style-name="T5"> subdirectory under the screenshot directory given as a parameter. See </text:span><text:span text:style-name="T5"><text:bookmark-ref text:reference-format="chapter" text:ref-name="__RefHeading__6627_37844119">4.6</text:bookmark-ref></text:span><text:span text:style-name="T5">: </text:span><text:span text:style-name="T11"><text:bookmark-ref text:reference-format="text" text:ref-name="__RefHeading__6627_37844119">Comparing Screenshots</text:bookmark-ref></text:span><text:span text:style-name="T5"> for more details.</text:span></text:p>
      <text:h text:style-name="P49" text:outline-level="2"><text:bookmark text:name="__RefHeading__6627_37844119"/><text:soft-page-break/>Comparing Screenshots<text:bookmark-end text:name="__RefHeading__6627_37844119"/></text:h>
      <text:p text:style-name="P7"><text:span text:style-name="T5">Vaadin TestBench allows taking screenshots of the web browser, as described in Section </text:span><text:span text:style-name="T5"><text:bookmark-ref text:reference-format="chapter" text:ref-name="__RefHeading__7721_37844119">3.6.1</text:bookmark-ref></text:span><text:span text:style-name="T5">: </text:span><text:span text:style-name="T11"><text:bookmark-ref text:reference-format="text" text:ref-name="__RefHeading__7721_37844119">Comparing Screen Capture Images: screenCapture</text:bookmark-ref></text:span><text:span text:style-name="T5">.</text:span></text:p>
      <text:p text:style-name="P7"><text:span text:style-name="T5">When the tests are executed with JUnit, the captured images are compared to reference images. If the images differ more than the allowed amount, as defined </text:span><text:span text:style-name="T5">by the block error parameter (see Section </text:span><text:span text:style-name="T5"><text:bookmark-ref text:reference-format="chapter" text:ref-name="__RefHeading__9203_37844119">4.2.2</text:bookmark-ref></text:span><text:span text:style-name="T5">: </text:span><text:span text:style-name="T11"><text:bookmark-ref text:reference-format="text" text:ref-name="__RefHeading__9203_37844119">Optional Settings</text:bookmark-ref></text:span><text:span text:style-name="T5">), the test produces an </text:span><text:span text:style-name="Class_20_Name"><text:span text:style-name="T15">AssertionFailedError</text:span></text:span><text:span text:style-name="T5"> exception. The comparison results in the same error also when the reference image is missing altogether.</text:span></text:p>
      <text:h text:style-name="P47" text:outline-level="3">Screenshot Comparison Error Images</text:h>
      <text:p text:style-name="P7"><text:span text:style-name="T5">Screenshots with errors are written to the </text:span><text:span text:style-name="Parameter"><text:span text:style-name="T5">errors/</text:span></text:span><text:span text:style-name="T5"> subdirectory under the screenshot directory given as a parameter for JUnit.</text:span></text:p>
      <text:p text:style-name="P7"><text:span text:style-name="T5">For example, the error caused by a missing reference image in the example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is written to </text:span><text:span text:style-name="Filename"><text:span text:style-name="T5">screenshot/errors/​CalcTest_Linux_Firefox_3_CalcPicture.png</text:span></text:span><text:span text:style-name="T5">. The image is shown in Figure </text:span><text:span text:style-name="T5"><text:sequence-ref text:reference-format="value" text:ref-name="refIllustration6">7</text:sequence-ref></text:span><text:span text:style-name="T5">.</text:span></text:p>
      <text:p text:style-name="P16"><draw:frame draw:style-name="fr5" draw:name="grafiikka16" text:anchor-type="as-char" svg:width="9.74cm" svg:height="5.138cm" draw:z-index="49"><draw:image xlink:href="../img/screenshots/tt-screenshot-calc.png" xlink:type="simple" xlink:show="embed" xlink:actuate="onLoad"/></draw:frame></text:p>
      <text:p text:style-name="Caption"><text:span text:style-name="T5">Figure </text:span><text:span text:style-name="T5"><text:sequence text:ref-name="refIllustration6" text:name="Illustration" text:formula="ooow:Illustration+1" style:num-format="1">7</text:sequence></text:span><text:span text:style-name="T5">: A screenshot taken by a test run</text:span></text:p>
      <text:p text:style-name="P8">When taking screenshots, the browser is maximized to full screen. Only the page view area in the browser is captured.</text:p>
      <text:p text:style-name="Text_20_Body_20_introducing">Known issues:</text:p>
      <text:list xml:id="list35181674" text:continue-numbering="true" text:style-name="WW8Num24">
        <text:list-item>
          <text:p text:style-name="P52">Using dual screen can cause trouble.</text:p>
        </text:list-item>
      </text:list>
      <text:h text:style-name="P47" text:outline-level="3">Reference Images</text:h>
      <text:p text:style-name="Text_20_body"><text:span text:style-name="T5">Reference images are expected to be found in the </text:span><text:span text:style-name="Parameter"><text:span text:style-name="T5">reference/</text:span></text:span><text:span text:style-name="T5"> subdirectory under the screenshot directory given as a parameter for JUnit. To create a reference image, just copy a screenshot from the </text:span><text:span text:style-name="Filename"><text:span text:style-name="T5">errors/</text:span></text:span><text:span text:style-name="T5"> directory to the </text:span><text:span text:style-name="Filename"><text:span text:style-name="T5">reference/</text:span></text:span><text:span text:style-name="T5"> directory.</text:span></text:p>
      <text:p text:style-name="P14">For example:</text:p>
      <text:p text:style-name="P22">cp</text:p>
      <text:p text:style-name="P24"><text:s/>screenshot/errors/CalcTest_Linux_Firefox_3_CalcPicture.png</text:p>
      <text:p text:style-name="P28"><text:s/>screenshot/reference/</text:p>
      <text:p text:style-name="Text_20_body"><text:soft-page-break/><text:span text:style-name="T5">Now when the proper reference image exists, rerunning the test in Section </text:span><text:span text:style-name="T5"><text:bookmark-ref text:reference-format="chapter" text:ref-name="__RefHeading__9328_37844119">4.5.2</text:bookmark-ref></text:span><text:span text:style-name="T5">: </text:span><text:span text:style-name="T11"><text:bookmark-ref text:reference-format="text" text:ref-name="__RefHeading__9328_37844119">Executing JUnit from Command-Line</text:bookmark-ref></text:span><text:span text:style-name="T5"> outputs success:</text:span></text:p>
      <text:p text:style-name="P22">$ java ... </text:p>
      <text:p text:style-name="P24">JUnit version 4.5</text:p>
      <text:p text:style-name="P24">.</text:p>
      <text:p text:style-name="P24">Time: 18.222</text:p>
      <text:p text:style-name="P24"/>
      <text:p text:style-name="P28">OK (1 test)</text:p>
      <text:h text:style-name="P47" text:outline-level="3">Visualization of Differences in Screenshots with Highlighting</text:h>
      <text:p text:style-name="Text_20_body"><text:span text:style-name="T5">Vaadin TestBench supports advanced difference calculation of a captured screenshot and the reference image. A difference report is written to a HTML file that has the same name as the failed screenshot, but with </text:span><text:span text:style-name="Filename"><text:span text:style-name="T5">.html</text:span></text:span><text:span text:style-name="T5"> suffix. The reports are written to the same </text:span><text:span text:style-name="Filename"><text:span text:style-name="T5">errors/</text:span></text:span><text:span text:style-name="T5"> directory as the screenshots from the failed tests.</text:span></text:p>
      <text:p text:style-name="P7"><text:span text:style-name="T5">The differences in the images are highlighted with blue squares. Moving the mouse pointer over a square shows the difference area as it appears in the </text:span><text:span text:style-name="T5">reference image. Clicking the image switches the entire view to the reference image and back. Text “</text:span><text:span text:style-name="T11">Image for this run</text:span><text:span text:style-name="T5">” is displayed in the top-left corner to identify the currently displayed screenshot.</text:span></text:p>
      <text:p text:style-name="Text_20_Body_20_introducing"><text:span text:style-name="T5">Figure </text:span><text:span text:style-name="T5"><text:sequence-ref text:reference-format="value" text:ref-name="refIllustration7">8</text:sequence-ref></text:span><text:span text:style-name="T5"> shows a difference report with three differences. Date fields are a typical cause of differences in screenshots.</text:span></text:p>
      <text:p text:style-name="Illustration"><text:span text:style-name="T5"><draw:frame draw:style-name="fr5" draw:name="grafiikka17" text:anchor-type="as-char" svg:width="12.201cm" svg:height="3.57cm" draw:z-index="50"><draw:image xlink:href="../img/screenshots/tt-screenshot-comparison-1.png" xlink:type="simple" xlink:show="embed" xlink:actuate="onLoad"/></draw:frame></text:span><text:span text:style-name="T5"><text:line-break/></text:span><text:span text:style-name="T5"><draw:frame draw:style-name="fr5" draw:name="grafiikka18" text:anchor-type="as-char" svg:width="12.201cm" svg:height="3.57cm" draw:z-index="51"><draw:image xlink:href="../img/screenshots/tt-screenshot-comparison-2.png" xlink:type="simple" xlink:show="embed" xlink:actuate="onLoad"/></draw:frame></text:span></text:p>
      <text:p text:style-name="P12"><text:span text:style-name="T5">Figure </text:span><text:span text:style-name="T5"><text:sequence text:ref-name="refIllustration7" text:name="Illustration" text:formula="ooow:Illustration+1" style:num-format="1">8</text:sequence></text:span><text:span text:style-name="T5">: A highlighed error image and the reference image</text:span></text:p>
      <text:p text:style-name="P13"/>
      <text:p text:style-name="P13"/>
      <text:p text:style-name="P13"/>
      <text:h text:style-name="P47" text:outline-level="3"><text:soft-page-break/>Practices for Handling Screenshots</text:h>
      <text:p text:style-name="P7"><text:span text:style-name="T5">Access to the screenshot reference image directory should be arranged so that a developer who can view the results can copy the valid images to the reference directory. One possibility is to store the reference images in a version control system and check-out them to the </text:span><text:span text:style-name="Filename"><text:span text:style-name="T5">reference/</text:span></text:span><text:span text:style-name="T5"> directory.</text:span></text:p>
      <text:p text:style-name="Text_20_body"><text:span text:style-name="T5">A build system or a continuous integration system can be configured to automatically collect and store the screenshots as build artifacts.</text:span><text:reference-mark text:name="Last_Page"/></text:p>
      <text:p text:style-name="Header"><text:bookmark-start text:name="_PictureBullets"/><text:span text:style-name="T1"><draw:frame draw:style-name="fr7" draw:name="graphics4" text:anchor-type="as-char" svg:width="0.085cm" svg:height="0.071cm" draw:z-index="0"><draw:image xlink:href="Pictures/1000000000000030000000286BC7771E.png" xlink:type="simple" xlink:show="embed" xlink:actuate="onLoad"/></draw:frame></text:span><text:span text:style-name="T1"><draw:frame draw:style-name="fr7" draw:name="graphics5" text:anchor-type="as-char" svg:width="0.988cm" svg:height="0.811cm" draw:z-index="0"><draw:image xlink:href="Pictures/100000000000001C00000017FE54AD58.jpg" xlink:type="simple" xlink:show="embed" xlink:actuate="onLoad"/></draw:frame></text:span><text:span text:style-name="T1"><draw:frame draw:style-name="fr7" draw:name="graphics6" text:anchor-type="as-char" svg:width="1.976cm" svg:height="1.976cm" draw:z-index="0"><draw:image xlink:href="Pictures/100000000000003800000038F7CFF498.png" xlink:type="simple" xlink:show="embed" xlink:actuate="onLoad"/></draw:frame></text:span><text:span text:style-name="T1"><draw:frame draw:style-name="fr7" draw:name="graphics7" text:anchor-type="as-char" svg:width="1.976cm" svg:height="1.976cm" draw:z-index="0"><draw:image xlink:href="Pictures/10000000000000380000003884756AED.png" xlink:type="simple" xlink:show="embed" xlink:actuate="onLoad"/></draw:frame></text:span><text:span text:style-name="T1"><draw:frame draw:style-name="fr7" draw:name="graphics8" text:anchor-type="as-char" svg:width="2.469cm" svg:height="1.976cm" draw:z-index="0"><draw:image xlink:href="Pictures/100000000000004600000038C04CE4BC.png" xlink:type="simple" xlink:show="embed" xlink:actuate="onLoad"/></draw:frame></text:span><text:bookmark-end text:name="_PictureBulle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HelveticaRounded LT Std Bd" svg:font-family="'HelveticaRounded LT Std Bd', 'Helvetica Rounded LT Std'" style:font-adornments="Tavallinen"/>
    <style:font-face style:name="OpenSymbol" svg:font-family="OpenSymbol"/>
    <style:font-face style:name="Tahoma2" svg:font-family="Tahoma"/>
    <style:font-face style:name="DejaVu Sans" svg:font-family="'DejaVu Sans'" style:font-family-generic="swiss"/>
    <style:font-face style:name="Tahoma" svg:font-family="Tahoma" style:font-family-generic="swiss"/>
    <style:font-face style:name="Courier New1" svg:font-family="'Courier New'" style:font-family-generic="modern" style:font-pitch="fixed"/>
    <style:font-face style:name="Courier New" svg:font-family="'Courier New'" style:font-adornments="Normal" style:font-family-generic="modern" style:font-pitch="fixed"/>
    <style:font-face style:name="CourierNewPSMT" svg:font-family="CourierNewPSMT" style:font-family-generic="modern" style:font-pitch="fixed"/>
    <style:font-face style:name="Calibri" svg:font-family="Calibri" style:font-pitch="variable"/>
    <style:font-face style:name="Helvetica Rounded LT Std1" svg:font-family="'Helvetica Rounded LT Std'" style:font-pitch="variable"/>
    <style:font-face style:name="Helvetica Rounded LT Std" svg:font-family="'Helvetica Rounded LT Std'" style:font-adornments="Lihavointi" style:font-pitch="variable"/>
    <style:font-face style:name="ヒラギノ角ゴ Pro W3" svg:font-family="'ヒラギノ角ゴ Pro W3'" style:font-pitch="variable"/>
    <style:font-face style:name="Times New Roman" svg:font-family="'Times New Roman'" style:font-family-generic="roman" style:font-pitch="variable"/>
    <style:font-face style:name="DejaVu Sans1" svg:font-family="'DejaVu Sans'" style:font-family-generic="swiss" style:font-pitch="variable"/>
    <style:font-face style:name="Helvetica" svg:font-family="Helvetica" style:font-family-generic="swiss" style:font-pitch="variable"/>
    <style:font-face style:name="Helvetica LT Std Light" svg:font-family="'Helvetica LT Std Light'" style:font-family-generic="swiss" style:font-pitch="variable"/>
    <style:font-face style:name="HelveticaRounded LT Std Bd1" svg:font-family="'HelveticaRounded LT Std Bd'"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318cm" fo:margin-bottom="0.353cm" fo:line-height="100%" fo:orphans="2" fo:widows="2" style:writing-mode="lr-tb"/>
      <style:text-properties fo:color="#000000" style:font-name="Helvetica LT Std Light" fo:font-size="10pt" fo:letter-spacing="-0.004cm"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background-color="transparent" fo:keep-with-next="always">
        <style:background-image/>
      </style:paragraph-properties>
      <style:text-properties style:font-name="Helvetica Rounded LT Std" fo:font-size="12pt" fo:font-weight="bold" style:font-name-asian="MS Mincho" style:font-size-asian="14pt" style:font-name-complex="Tahoma1" style:font-size-complex="14pt"/>
    </style:style>
    <style:style style:name="Text_20_body" style:display-name="Text body" style:family="paragraph" style:parent-style-name="Standard" style:class="text" style:master-page-name="">
      <style:paragraph-properties fo:margin-left="2.3cm" fo:margin-right="0cm" fo:margin-top="0.319cm" fo:margin-bottom="0.349cm" fo:text-indent="0cm" style:auto-text-indent="false" style:page-number="auto"/>
    </style:style>
    <style:style style:name="List" style:family="paragraph" style:parent-style-name="Text_20_body" style:class="list">
      <style:text-properties style:font-name-complex="Tahoma2"/>
    </style:style>
    <style:style style:name="Caption" style:family="paragraph" style:parent-style-name="Text_20_body" style:class="extra">
      <style:paragraph-properties fo:margin-left="2.3cm" fo:margin-right="0cm" fo:margin-top="0.101cm" fo:margin-bottom="0.349cm" fo:line-height="110%" fo:orphans="2" fo:widows="2" fo:text-indent="0cm" style:auto-text-indent="false"/>
      <style:text-properties style:font-name="Helvetica Rounded LT Std" fo:font-size="10pt" fo:letter-spacing="-0.004cm" fo:language="zxx" fo:country="none" fo:font-weight="bold" style:font-size-asian="10pt" style:font-size-complex="10pt" style:language-complex="ar" style:country-complex="SA"/>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Heading" style:next-style-name="Standard" style:default-outline-level="3" style:class="text" style:master-page-name="">
      <style:paragraph-properties style:page-number="auto" fo:background-color="transparent" style:shadow="none">
        <style:tab-stops/>
        <style:background-image/>
      </style:paragraph-properties>
      <style:text-properties fo:font-size="10pt"/>
    </style:style>
    <style:style style:name="Header_20__26__20_Footer" style:display-name="Header &amp; Footer" style:family="paragraph">
      <style:paragraph-properties fo:orphans="2" fo:widows="2">
        <style:tab-stops>
          <style:tab-stop style:position="16.99cm" style:type="right"/>
        </style:tab-stops>
      </style:paragraph-properties>
      <style:text-properties fo:color="#808080" style:font-name="Helvetica" fo:font-size="9pt" fo:language="zxx" fo:country="none" style:font-name-asian="ヒラギノ角ゴ Pro W3" style:font-size-asian="9pt" style:font-name-complex="Times New Roman" style:font-size-complex="10pt" style:language-complex="ar" style:country-complex="SA"/>
    </style:style>
    <style:style style:name="Body" style:family="paragraph">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Body_20_Bullet" style:display-name="Body Bullet" style:family="paragraph" style:list-style-name="WW8Num24">
      <style:paragraph-properties fo:margin-top="0.318cm" fo:margin-bottom="0.353cm" fo:line-height="110%" fo:orphans="2" fo:widows="2"/>
      <style:text-properties fo:color="#000000" style:font-name="Helvetica LT Std Light" fo:font-size="10pt" fo:letter-spacing="-0.004cm" fo:language="zxx" fo:country="none" style:font-name-asian="ヒラギノ角ゴ Pro W3" style:font-size-asian="10pt" style:font-name-complex="Times New Roman" style:font-size-complex="10pt" style:language-complex="ar" style:country-complex="SA"/>
    </style:style>
    <style:style style:name="COVER_20_-_20_HEADER" style:display-name="COVER - HEADER" style:family="paragraph" style:next-style-name="Caption">
      <style:paragraph-properties fo:text-align="end" style:justify-single-word="false" fo:orphans="2" fo:widows="2" fo:keep-with-next="always"/>
      <style:text-properties fo:color="#ffffff" style:font-name="HelveticaRounded LT Std Bd" fo:font-size="36pt" fo:letter-spacing="-0.012cm" fo:language="zxx" fo:country="none" style:font-name-asian="ヒラギノ角ゴ Pro W3" style:font-size-asian="18pt" style:font-name-complex="Times New Roman" style:font-size-complex="10pt" style:language-complex="ar" style:country-complex="SA"/>
    </style:style>
    <style:style style:name="COVER_20_-_20_2" style:display-name="COVER - 2" style:family="paragraph">
      <style:paragraph-properties fo:margin-top="0cm" fo:margin-bottom="0.176cm" fo:text-align="end" style:justify-single-word="false" fo:orphans="2" fo:widows="2"/>
      <style:text-properties fo:color="#ffffff" style:font-name="HelveticaRounded LT Std Bd" fo:font-size="12pt" fo:language="zxx" fo:country="none" style:font-name-asian="ヒラギノ角ゴ Pro W3" style:font-size-asian="12pt" style:font-name-complex="Times New Roman" style:font-size-complex="10pt" style:language-complex="ar" style:country-complex="SA"/>
    </style:style>
    <style:style style:name="COVER_20_-_20_name" style:display-name="COVER - name" style:family="paragraph">
      <style:paragraph-properties fo:orphans="2" fo:widows="2"/>
      <style:text-properties fo:color="#ffffff" style:font-name="Helvetica" fo:font-size="12pt" fo:language="zxx" fo:country="none" style:font-name-asian="ヒラギノ角ゴ Pro W3" style:font-size-asian="12pt" style:font-name-complex="Times New Roman" style:font-size-complex="10pt" style:language-complex="ar" style:country-complex="SA"/>
    </style:style>
    <style:style style:name="Header" style:family="paragraph" style:parent-style-name="Standard" style:class="extra">
      <style:paragraph-properties>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style:tab-stops>
          <style:tab-stop style:position="8.795cm" style:type="center"/>
          <style:tab-stop style:position="17.59cm" style:type="right"/>
        </style:tab-stops>
      </style:paragraph-properties>
      <style:text-properties fo:font-size="9pt" fo:font-weight="250"/>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fo:margin-top="0cm" fo:margin-bottom="0cm" text:number-lines="false" text:line-number="0"/>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color="#ffffff" style:font-name="Helvetica Rounded LT Std" fo:font-weight="bold" style:font-weight-asian="bold" style:font-weight-complex="bold"/>
    </style:style>
    <style:style style:name="Table_20_-_20_Heading" style:display-name="Table - Heading" style:family="paragraph">
      <style:paragraph-properties fo:orphans="2" fo:widows="2" fo:keep-with-next="always"/>
      <style:text-properties fo:color="#ffffff" style:font-name="HelveticaRounded LT Std Bd1" fo:font-size="12pt" fo:letter-spacing="-0.009cm" fo:language="zxx" fo:country="none" style:font-name-asian="ヒラギノ角ゴ Pro W3" style:font-size-asian="12pt" style:font-name-complex="Times New Roman" style:font-size-complex="10pt" style:language-complex="ar" style:country-complex="SA"/>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color="#49c2f1" style:font-name="Helvetica Rounded LT Std1" fo:font-size="22pt" fo:font-weight="normal" style:font-size-asian="22pt" style:font-weight-asian="normal" style:font-size-complex="22pt" style:font-weight-complex="normal"/>
    </style:style>
    <style:style style:name="Heading_20_2" style:display-name="Heading 2" style:family="paragraph" style:parent-style-name="Heading" style:next-style-name="Text_20_body" style:default-outline-level="2" style:class="text">
      <style:paragraph-properties fo:margin-top="0.78cm" fo:margin-bottom="0.071cm"/>
      <style:text-properties fo:color="#333333" style:font-name="Helvetica Rounded LT Std1" fo:font-size="12pt" fo:font-style="normal" fo:font-weight="bold" style:font-size-asian="12pt" style:font-style-asian="normal" style:font-weight-asian="bold" style:font-size-complex="12pt" style:font-style-complex="normal" style:font-weight-complex="bold"/>
    </style:style>
    <style:style style:name="List_20_1" style:display-name="List 1" style:family="paragraph" style:parent-style-name="List" style:list-style-name="WW8Num24" style:class="list">
      <style:paragraph-properties fo:margin-left="3.3cm" fo:margin-right="0cm" fo:margin-top="0cm" fo:margin-bottom="0.212cm" fo:text-indent="-1cm" style:auto-text-indent="false">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Illustration" style:family="paragraph" style:parent-style-name="Caption" style:next-style-name="Caption" style:class="extra" style:master-page-name="">
      <style:paragraph-properties fo:margin-top="0.319cm" fo:margin-bottom="0.101cm" fo:text-align="center" style:justify-single-word="false" style:page-number="auto" fo:keep-with-next="always">
        <style:tab-stops/>
      </style:paragraph-properties>
    </style:style>
    <style:style style:name="Figure" style:family="paragraph" style:parent-style-name="Standard">
      <style:paragraph-properties fo:line-height="100%" fo:text-align="center" style:justify-single-word="false"/>
    </style:style>
    <style:style style:name="Heading_20_4" style:display-name="Heading 4" style:family="paragraph" style:parent-style-name="Heading" style:next-style-name="Text_20_body" style:default-outline-level="4" style:class="text" style:master-page-name="">
      <style:paragraph-properties fo:margin-left="2.3cm" fo:margin-right="0cm" fo:text-indent="0cm" style:auto-text-indent="false" style:page-number="auto"/>
      <style:text-properties fo:font-size="10pt"/>
    </style:style>
    <style:style style:name="INTRO" style:family="paragraph" style:next-style-name="Caption" style:master-page-name="">
      <style:paragraph-properties fo:orphans="2" fo:widows="2" style:page-number="auto" fo:keep-with-next="always"/>
      <style:text-properties fo:color="#49c2f1" style:font-name="HelveticaRounded LT Std Bd" fo:font-size="20pt" fo:letter-spacing="-0.021cm" fo:language="zxx" fo:country="none" style:font-name-asian="ヒラギノ角ゴ Pro W3" style:font-size-asian="20pt" style:font-name-complex="Times New Roman" style:font-size-complex="10pt" style:language-complex="ar" style:country-complex="SA"/>
    </style:style>
    <style:style style:name="Dictionary_20_Definition" style:display-name="Dictionary Definition" style:family="paragraph" style:parent-style-name="Text_20_body">
      <style:paragraph-properties fo:margin-left="3.3cm" fo:margin-right="0cm" fo:margin-top="0.22cm" fo:margin-bottom="0.22cm" fo:line-height="100%" fo:text-indent="0cm" style:auto-text-indent="false"/>
    </style:style>
    <style:style style:name="Dictionary_20_Term" style:display-name="Dictionary Term" style:family="paragraph" style:parent-style-name="Text_20_body" style:next-style-name="Dictionary_20_Definition" style:master-page-name="">
      <style:paragraph-properties fo:margin-top="0.22cm" fo:margin-bottom="0.22cm" fo:line-height="100%" style:page-number="auto" fo:keep-with-next="always"/>
      <style:text-properties style:font-name="Helvetica Rounded LT Std" fo:font-weight="bold"/>
    </style:style>
    <style:style style:name="Numbering_20_1" style:display-name="Numbering 1" style:family="paragraph" style:parent-style-name="List" style:list-style-name="Numbering_20_1" style:class="list">
      <style:paragraph-properties fo:margin-left="3.5cm" fo:margin-right="0cm" fo:margin-top="0cm" fo:margin-bottom="0.31cm" fo:text-align="start" style:justify-single-word="false" fo:text-indent="-0.499cm" style:auto-text-indent="false">
        <style:tab-stops/>
      </style:paragraph-properties>
    </style:style>
    <style:style style:name="Term_20_Definition" style:display-name="Term Definition" style:family="paragraph" style:parent-style-name="Text_20_body">
      <style:paragraph-properties fo:margin-left="3.3cm" fo:margin-right="0cm" fo:text-indent="0cm" style:auto-text-indent="false"/>
    </style:style>
    <style:style style:name="Command_20_Line" style:display-name="Command Line" style:family="paragraph" style:parent-style-name="Text_20_body" style:master-page-name="">
      <style:paragraph-properties fo:margin-left="2.3cm" fo:margin-right="0cm" fo:text-indent="0cm" style:auto-text-indent="false" style:page-number="auto" fo:background-color="#e6e6e6" fo:padding="0.15cm" fo:border="0.035cm solid #4c4c4c" style:shadow="none">
        <style:tab-stops/>
        <style:background-image/>
      </style:paragraph-properties>
      <style:text-properties style:use-window-font-color="true" style:font-name="Courier New"/>
    </style:style>
    <style:style style:name="Dictionary_20_Term_20_XML" style:display-name="Dictionary Term XML" style:family="paragraph" style:parent-style-name="Dictionary_20_Term" style:next-style-name="Dictionary_20_Definition" style:master-page-name="">
      <style:paragraph-properties style:page-number="auto" fo:keep-with-next="always"/>
      <style:text-properties style:font-name="Courier New" fo:font-weight="normal"/>
    </style:style>
    <style:style style:name="Source_20_File" style:display-name="Source File" style:family="paragraph" style:parent-style-name="Text_20_body">
      <style:paragraph-properties fo:margin-left="2.3cm" fo:margin-right="0cm" fo:text-indent="0cm" style:auto-text-indent="false" fo:background-color="#e6e6e6" fo:padding="0.15cm" fo:border="0.035cm solid #000000" style:shadow="none">
        <style:background-image/>
      </style:paragraph-properties>
      <style:text-properties style:font-name="Courier New"/>
    </style:style>
    <style:style style:name="Command_20_Line_20_Start" style:display-name="Command Line Start" style:family="paragraph" style:parent-style-name="Command_20_Line" style:next-style-name="Command_20_Line_20_Middle" style:master-page-name="">
      <style:paragraph-properties fo:margin-top="0.319cm" fo:margin-bottom="0cm" style:page-number="auto" fo:padding="0.15cm" fo:border-left="0.035cm solid #4c4c4c" fo:border-right="0.035cm solid #4c4c4c" fo:border-top="0.035cm solid #4c4c4c" fo:border-bottom="none" fo:keep-with-next="always"/>
    </style:style>
    <style:style style:name="Command_20_Line_20_Middle" style:display-name="Command Line Middle" style:family="paragraph" style:parent-style-name="Command_20_Line">
      <style:paragraph-properties fo:margin-top="0cm" fo:margin-bottom="0cm" fo:padding="0.15cm" fo:border-left="0.035cm solid #4c4c4c" fo:border-right="0.035cm solid #4c4c4c" fo:border-top="none" fo:border-bottom="none"/>
    </style:style>
    <style:style style:name="Command_20_Line_20_End" style:display-name="Command Line End" style:family="paragraph" style:parent-style-name="Command_20_Line" style:next-style-name="Text_20_body">
      <style:paragraph-properties fo:margin-top="0cm" fo:margin-bottom="0.349cm" fo:padding="0.15cm" fo:border-left="0.035cm solid #4c4c4c" fo:border-right="0.035cm solid #4c4c4c" fo:border-top="none" fo:border-bottom="0.035cm solid #4c4c4c"/>
    </style:style>
    <style:style style:name="Source_20_File_20_Middle" style:display-name="Source File Middle" style:family="paragraph" style:parent-style-name="Source_20_File">
      <style:paragraph-properties fo:margin-top="0cm" fo:margin-bottom="0cm" fo:padding="0.15cm" fo:border-left="0.035cm solid #000000" fo:border-right="0.035cm solid #000000" fo:border-top="none" fo:border-bottom="none"/>
    </style:style>
    <style:style style:name="Source_20_File_20_Start" style:display-name="Source File Start" style:family="paragraph" style:parent-style-name="Source_20_File" style:next-style-name="Source_20_File_20_Middle">
      <style:paragraph-properties fo:margin-left="2.3cm" fo:margin-right="0cm" fo:margin-top="0.319cm" fo:margin-bottom="0cm" fo:text-indent="0cm" style:auto-text-indent="false" fo:padding="0.15cm" fo:border-left="0.035cm solid #000000" fo:border-right="0.035cm solid #000000" fo:border-top="0.035cm solid #000000" fo:border-bottom="none"/>
    </style:style>
    <style:style style:name="Source_20_File_20_End" style:display-name="Source File End" style:family="paragraph" style:parent-style-name="Source_20_File" style:next-style-name="Text_20_body">
      <style:paragraph-properties fo:margin-top="0cm" fo:margin-bottom="0.349cm" fo:padding="0.15cm" fo:border-left="0.035cm solid #000000" fo:border-right="0.035cm solid #000000" fo:border-top="none" fo:border-bottom="0.035cm solid #00000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Text_20_Body_20_introducing" style:display-name="Text Body introducing" style:family="paragraph" style:parent-style-name="Text_20_body" style:master-page-name="">
      <style:paragraph-properties style:page-number="auto" fo:keep-with-next="alway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color="#00b8ff" fo:font-size="2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52cm" fo:margin-bottom="0.25cm" fo:text-indent="0cm" style:auto-text-indent="false">
        <style:tab-stops>
          <style:tab-stop style:position="14.991cm" style:type="right" style:leader-style="dotted" style:leader-text="."/>
        </style:tab-stops>
      </style:paragraph-properties>
      <style:text-properties style:font-name="Helvetica Rounded LT Std" fo:font-size="12pt" fo:font-weight="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4.49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3.993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3.494cm" style:type="right" style:leader-style="dotted" style:leader-text="."/>
        </style:tab-stops>
      </style:paragraph-properties>
    </style:style>
    <style:style style:name="Kappaleen_20_oletuskirjasin" style:display-name="Kappaleen oletuskirjasin" style:family="text"/>
    <style:style style:name="Otsikko_20_3_20_Merkki" style:display-name="Otsikko 3 Merkki" style:family="text" style:parent-style-name="Kappaleen_20_oletuskirjasin">
      <style:text-properties fo:color="#000000" style:font-name="Calibri" fo:font-size="13pt" fo:letter-spacing="-0.004cm" fo:language="en" fo:country="US" fo:font-weight="bold" style:font-name-asian="Times New Roman" style:font-size-asian="13pt" style:font-weight-asian="bold" style:font-name-complex="Times New Roman" style:font-size-complex="13pt" style:font-weight-complex="bold"/>
    </style:style>
    <style:style style:name="Ylätunniste_20_Merkki" style:display-name="Ylätunniste Merkki" style:family="text" style:parent-style-name="Kappaleen_20_oletuskirjasin">
      <style:text-properties fo:color="#000000" style:font-name="Helvetica LT Std Light" fo:letter-spacing="-0.004cm" fo:language="en" fo:country="US" style:font-size-complex="12pt"/>
    </style:style>
    <style:style style:name="Alatunniste_20_Merkki" style:display-name="Alatunniste Merkki" style:family="text" style:parent-style-name="Kappaleen_20_oletuskirjasin">
      <style:text-properties fo:color="#000000" style:font-name="Helvetica LT Std Light" fo:letter-spacing="-0.004cm" fo:language="en" fo:country="US" style:font-size-complex="12pt"/>
    </style:style>
    <style:style style:name="Internet_20_link" style:display-name="Internet link" style:family="text">
      <style:text-properties fo:color="#000080" fo:language="zxx" fo:country="none" style:text-underline-style="none"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Emphasis_20_Bold" style:display-name="Emphasis Bold" style:family="text">
      <style:text-properties style:font-name="Helvetica Rounded LT Std" fo:font-weight="bold"/>
    </style:style>
    <style:style style:name="GUI_20_Label" style:display-name="GUI Label" style:family="text">
      <style:text-properties style:font-name="Helvetica Rounded LT Std" fo:font-weight="bold"/>
    </style:style>
    <style:style style:name="Filename" style:family="text">
      <style:text-properties style:font-name="Courier New" fo:language="zxx" fo:country="none"/>
    </style:style>
    <style:style style:name="Parameter" style:family="text">
      <style:text-properties style:font-name="Courier New" fo:language="zxx" fo:country="none"/>
    </style:style>
    <style:style style:name="GUI_20_Button" style:display-name="GUI Button" style:family="text" style:parent-style-name="GUI_20_Label"/>
    <style:style style:name="Key_20_Combo" style:display-name="Key Combo" style:family="text">
      <style:text-properties style:font-name="Helvetica Rounded LT Std" fo:font-weight="bold"/>
    </style:style>
    <style:style style:name="Class_20_Name" style:display-name="Class Name" style:family="text">
      <style:text-properties style:font-name="Helvetica Rounded LT Std" fo:font-weight="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space"/>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Bullet_20_Symbols" text:bullet-char="–">
        <style:list-level-properties text:min-label-width="0.4cm"/>
        <style:text-properties fo:font-family="'DejaVu Sans'" style:font-style-name="Condensed" style:font-family-generic="swiss" style:font-pitch="variable"/>
      </text:list-level-style-bullet>
      <text:list-level-style-bullet text:level="2" text:style-name="Bullet_20_Symbols" text:bullet-char="⨯">
        <style:list-level-properties text:space-before="0.401cm" text:min-label-width="0.4cm"/>
        <style:text-properties fo:font-family="'DejaVu Serif'" style:font-style-name="Condensed" style:font-family-generic="roman" style:font-pitch="variable"/>
      </text:list-level-style-bullet>
      <text:list-level-style-bullet text:level="3" text:style-name="Bullet_20_Symbols" text:bullet-char="–">
        <style:list-level-properties text:space-before="0.799cm" text:min-label-width="0.4cm"/>
        <style:text-properties fo:font-family="'DejaVu Sans'" style:font-style-name="Condensed" style:font-family-generic="swiss" style:font-pitch="variable"/>
      </text:list-level-style-bullet>
      <text:list-level-style-bullet text:level="4" text:style-name="Bullet_20_Symbols" text:bullet-char="–">
        <style:list-level-properties text:space-before="1.2cm" text:min-label-width="0.4cm"/>
        <style:text-properties fo:font-family="'DejaVu Sans'" style:font-style-name="Condensed" style:font-family-generic="swiss" style:font-pitch="variable"/>
      </text:list-level-style-bullet>
      <text:list-level-style-bullet text:level="5" text:style-name="Bullet_20_Symbols" text:bullet-char="–">
        <style:list-level-properties text:space-before="1.6cm" text:min-label-width="0.4cm"/>
        <style:text-properties fo:font-family="'DejaVu Sans'" style:font-style-name="Condensed" style:font-family-generic="swiss" style:font-pitch="variable"/>
      </text:list-level-style-bullet>
      <text:list-level-style-bullet text:level="6" text:style-name="Bullet_20_Symbols" text:bullet-char="–">
        <style:list-level-properties text:space-before="2.001cm" text:min-label-width="0.4cm"/>
        <style:text-properties fo:font-family="'DejaVu Sans'" style:font-style-name="Condensed" style:font-family-generic="swiss" style:font-pitch="variable"/>
      </text:list-level-style-bullet>
      <text:list-level-style-bullet text:level="7" text:style-name="Bullet_20_Symbols" text:bullet-char="–">
        <style:list-level-properties text:space-before="2.399cm" text:min-label-width="0.4cm"/>
        <style:text-properties fo:font-family="'DejaVu Sans'" style:font-style-name="Condensed" style:font-family-generic="swiss" style:font-pitch="variable"/>
      </text:list-level-style-bullet>
      <text:list-level-style-bullet text:level="8" text:style-name="Bullet_20_Symbols" text:bullet-char="–">
        <style:list-level-properties text:space-before="2.8cm" text:min-label-width="0.4cm"/>
        <style:text-properties fo:font-family="'DejaVu Sans'" style:font-style-name="Condensed" style:font-family-generic="swiss" style:font-pitch="variable"/>
      </text:list-level-style-bullet>
      <text:list-level-style-bullet text:level="9" text:style-name="Bullet_20_Symbols" text:bullet-char="–">
        <style:list-level-properties text:space-before="3.2cm" text:min-label-width="0.4cm"/>
        <style:text-properties fo:font-family="'DejaVu Sans'" style:font-style-name="Condensed" style:font-family-generic="swiss" style:font-pitch="variable"/>
      </text:list-level-style-bullet>
      <text:list-level-style-bullet text:level="10" text:style-name="Bullet_20_Symbols" text:bullet-char="–">
        <style:list-level-properties text:space-before="3.601cm" text:min-label-width="0.4cm"/>
        <style:text-properties fo:font-family="'DejaVu Sans'" style:font-style-name="Condensed" style:font-family-generic="swiss" style:font-pitch="variable"/>
      </text:list-level-style-bullet>
    </text:list-style>
    <text:list-style style:name="WW8Num1">
      <text:list-level-style-bullet text:level="1" text:style-name="Zeichenformat" style:num-suffix="." text:bullet-char="←">
        <style:list-level-properties text:list-level-position-and-space-mode="label-alignment">
          <style:list-level-label-alignment text:label-followed-by="listtab"/>
        </style:list-level-properties>
        <style:text-properties fo:font-family="Symbol" style:font-pitch="variable" style:font-charset="x-symbol"/>
      </text:list-level-style-bullet>
      <text:list-level-style-bullet text:level="2" text:style-name="Zeichenformat" style:num-suffix="." text:bullet-char="">
        <style:list-level-properties text:list-level-position-and-space-mode="label-alignment">
          <style:list-level-label-alignment text:label-followed-by="listtab" text:list-tab-stop-position="1.27cm" fo:text-indent="-0.635cm" fo:margin-left="1.905cm"/>
        </style:list-level-properties>
        <style:text-properties fo:font-family="Symbol" style:font-pitch="variable" style:font-charset="x-symbol"/>
      </text:list-level-style-bullet>
      <text:list-level-style-bullet text:level="3" text:style-name="Zeichenformat" style:num-suffix="." text:bullet-char="o">
        <style:list-level-properties text:list-level-position-and-space-mode="label-alignment">
          <style:list-level-label-alignment text:label-followed-by="listtab" text:list-tab-stop-position="2.54cm" fo:text-indent="-0.635cm" fo:margin-left="3.175cm"/>
        </style:list-level-properties>
        <style:text-properties fo:font-family="'Courier New'" style:font-family-generic="modern" style:font-pitch="variable"/>
      </text:list-level-style-bullet>
      <text:list-level-style-bullet text:level="4" text:style-name="Zeichenformat" style:num-suffix="." text:bullet-char="">
        <style:list-level-properties text:list-level-position-and-space-mode="label-alignment">
          <style:list-level-label-alignment text:label-followed-by="listtab" text:list-tab-stop-position="3.81cm" fo:text-indent="-0.635cm" fo:margin-left="4.445cm"/>
        </style:list-level-properties>
        <style:text-properties fo:font-family="Wingdings" style:font-pitch="variable" style:font-charset="x-symbol"/>
      </text:list-level-style-bullet>
      <text:list-level-style-bullet text:level="5" text:style-name="Zeichenformat" style:num-suffix="." text:bullet-char="">
        <style:list-level-properties text:list-level-position-and-space-mode="label-alignment">
          <style:list-level-label-alignment text:label-followed-by="listtab" text:list-tab-stop-position="5.08cm" fo:text-indent="-0.635cm" fo:margin-left="5.715cm"/>
        </style:list-level-properties>
        <style:text-properties fo:font-family="Wingdings" style:font-pitch="variable" style:font-charset="x-symbol"/>
      </text:list-level-style-bullet>
      <text:list-level-style-bullet text:level="6" text:style-name="Zeichenformat" style:num-suffix="." text:bullet-char="">
        <style:list-level-properties text:list-level-position-and-space-mode="label-alignment">
          <style:list-level-label-alignment text:label-followed-by="listtab" text:list-tab-stop-position="6.35cm" fo:text-indent="-0.635cm" fo:margin-left="6.985cm"/>
        </style:list-level-properties>
        <style:text-properties fo:font-family="Symbol" style:font-pitch="variable" style:font-charset="x-symbol"/>
      </text:list-level-style-bullet>
      <text:list-level-style-bullet text:level="7" text:style-name="Zeichenformat" style:num-suffix="." text:bullet-char="o">
        <style:list-level-properties text:list-level-position-and-space-mode="label-alignment">
          <style:list-level-label-alignment text:label-followed-by="listtab" text:list-tab-stop-position="7.62cm" fo:text-indent="-0.635cm" fo:margin-left="8.255cm"/>
        </style:list-level-properties>
        <style:text-properties fo:font-family="'Courier New'" style:font-family-generic="modern" style:font-pitch="variable"/>
      </text:list-level-style-bullet>
      <text:list-level-style-bullet text:level="8" text:style-name="Zeichenformat" style:num-suffix="." text:bullet-char="">
        <style:list-level-properties text:list-level-position-and-space-mode="label-alignment">
          <style:list-level-label-alignment text:label-followed-by="listtab" text:list-tab-stop-position="8.89cm" fo:text-indent="-0.635cm" fo:margin-left="9.525cm"/>
        </style:list-level-properties>
        <style:text-properties fo:font-family="Wingdings" style:font-pitch="variable" style:font-charset="x-symbol"/>
      </text:list-level-style-bullet>
      <text:list-level-style-bullet text:level="9" text:style-name="Zeichenformat" style:num-suffix="." text:bullet-char="">
        <style:list-level-properties text:list-level-position-and-space-mode="label-alignment">
          <style:list-level-label-alignment text:label-followed-by="listtab" text:list-tab-stop-position="10.16cm" fo:text-indent="-0.635cm" fo:margin-left="10.795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Zeichenformat" style:num-suffix="." text:bullet-char="">
        <style:list-level-properties text:list-level-position-and-space-mode="label-alignment">
          <style:list-level-label-alignment text:label-followed-by="listtab" text:list-tab-stop-position="2.632cm" fo:text-indent="-0.635cm" fo:margin-left="2.632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Zeichenformat" style:num-suffix="." text:bullet-char="">
        <style:list-level-properties text:list-level-position-and-space-mode="label-alignment">
          <style:list-level-label-alignment text:label-followed-by="listtab" text:list-tab-stop-position="2.133cm" fo:text-indent="-0.635cm" fo:margin-left="2.1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Zeichenformat" style:num-suffix="." text:bullet-char="">
        <style:list-level-properties text:list-level-position-and-space-mode="label-alignment">
          <style:list-level-label-alignment text:label-followed-by="listtab" text:list-tab-stop-position="1.633cm" fo:text-indent="-0.635cm" fo:margin-left="1.633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Zeichenformat" style:num-suffix="." text:bullet-char="">
        <style:list-level-properties text:list-level-position-and-space-mode="label-alignment">
          <style:list-level-label-alignment text:label-followed-by="listtab" text:list-tab-stop-position="1.134cm" fo:text-indent="-0.635cm" fo:margin-left="1.134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Zeichenformat" style:num-suffix="." text:bullet-char="">
        <style:list-level-properties text:list-level-position-and-space-mode="label-alignment">
          <style:list-level-label-alignment text:label-followed-by="listtab" text:list-tab-stop-position="0.635cm" fo:text-indent="-0.635cm" fo:margin-left="0.635cm"/>
        </style:list-level-properties>
        <style:text-properties fo:font-family="Symbol"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Zeichenformat" style:num-suffix="." text:bullet-char="•">
        <style:list-level-properties text:list-level-position-and-space-mode="label-alignment">
          <style:list-level-label-alignment text:label-followed-by="listtab" text:list-tab-stop-position="0.499cm" fo:margin-left="0.499cm"/>
        </style:list-level-properties>
        <style:text-properties style:font-name="Times New Roman"/>
      </text:list-level-style-bullet>
      <text:list-level-style-bullet text:level="2" text:style-name="Zeichenformat" style:num-suffix="." text:bullet-char="•">
        <style:list-level-properties text:list-level-position-and-space-mode="label-alignment">
          <style:list-level-label-alignment text:label-followed-by="listtab" text:list-tab-stop-position="0.282cm" fo:text-indent="0.635cm" fo:margin-left="0.282cm"/>
        </style:list-level-properties>
        <style:text-properties style:font-name="Times New Roman"/>
      </text:list-level-style-bullet>
      <text:list-level-style-bullet text:level="3" text:style-name="Zeichenformat" style:num-suffix="." text:bullet-char="•">
        <style:list-level-properties text:list-level-position-and-space-mode="label-alignment">
          <style:list-level-label-alignment text:label-followed-by="listtab" text:list-tab-stop-position="0.282cm" fo:text-indent="1.27cm" fo:margin-left="0.282cm"/>
        </style:list-level-properties>
        <style:text-properties style:font-name="Times New Roman"/>
      </text:list-level-style-bullet>
      <text:list-level-style-bullet text:level="4" text:style-name="Zeichenformat" style:num-suffix="." text:bullet-char="•">
        <style:list-level-properties text:list-level-position-and-space-mode="label-alignment">
          <style:list-level-label-alignment text:label-followed-by="listtab" text:list-tab-stop-position="0.282cm" fo:text-indent="1.905cm" fo:margin-left="0.282cm"/>
        </style:list-level-properties>
        <style:text-properties style:font-name="Times New Roman"/>
      </text:list-level-style-bullet>
      <text:list-level-style-bullet text:level="5" text:style-name="Zeichenformat" style:num-suffix="." text:bullet-char="•">
        <style:list-level-properties text:list-level-position-and-space-mode="label-alignment">
          <style:list-level-label-alignment text:label-followed-by="listtab" text:list-tab-stop-position="0.282cm" fo:text-indent="2.54cm" fo:margin-left="0.282cm"/>
        </style:list-level-properties>
        <style:text-properties style:font-name="Times New Roman"/>
      </text:list-level-style-bullet>
      <text:list-level-style-bullet text:level="6" text:style-name="Zeichenformat" style:num-suffix="." text:bullet-char="•">
        <style:list-level-properties text:list-level-position-and-space-mode="label-alignment">
          <style:list-level-label-alignment text:label-followed-by="listtab" text:list-tab-stop-position="0.282cm" fo:text-indent="3.175cm" fo:margin-left="0.282cm"/>
        </style:list-level-properties>
        <style:text-properties style:font-name="Times New Roman"/>
      </text:list-level-style-bullet>
      <text:list-level-style-bullet text:level="7" text:style-name="Zeichenformat" style:num-suffix="." text:bullet-char="•">
        <style:list-level-properties text:list-level-position-and-space-mode="label-alignment">
          <style:list-level-label-alignment text:label-followed-by="listtab" text:list-tab-stop-position="0.282cm" fo:text-indent="3.81cm" fo:margin-left="0.282cm"/>
        </style:list-level-properties>
        <style:text-properties style:font-name="Times New Roman"/>
      </text:list-level-style-bullet>
      <text:list-level-style-bullet text:level="8" text:style-name="Zeichenformat" style:num-suffix="." text:bullet-char="•">
        <style:list-level-properties text:list-level-position-and-space-mode="label-alignment">
          <style:list-level-label-alignment text:label-followed-by="listtab" text:list-tab-stop-position="0.282cm" fo:text-indent="4.445cm" fo:margin-left="0.282cm"/>
        </style:list-level-properties>
        <style:text-properties style:font-name="Times New Roman"/>
      </text:list-level-style-bullet>
      <text:list-level-style-bullet text:level="9" text:style-name="Zeichenformat" style:num-suffix="." text:bullet-char="•">
        <style:list-level-properties text:list-level-position-and-space-mode="label-alignment">
          <style:list-level-label-alignment text:label-followed-by="listtab" text:list-tab-stop-position="0.282cm" fo:text-indent="5.08cm" fo:margin-left="0.282cm"/>
        </style:list-level-properties>
        <style:text-properties style:font-name="Times New Roman"/>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Zeichenformat" style:num-suffix="." text:bullet-char="">
        <style:list-level-properties text:list-level-position-and-space-mode="label-alignment">
          <style:list-level-label-alignment text:label-followed-by="listtab" fo:text-indent="-0.635cm" fo:margin-left="2.27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Zeichenformat" style:num-suffix="." text:bullet-char="">
        <style:list-level-properties text:list-level-position-and-space-mode="label-alignment">
          <style:list-level-label-alignment text:label-followed-by="listtab" text:list-tab-stop-position="1.834cm" fo:text-indent="-0.635cm" fo:margin-left="1.834cm"/>
        </style:list-level-properties>
        <style:text-properties fo:font-family="Symbol" style:font-pitch="variable" style:font-charset="x-symbol"/>
      </text:list-level-style-bullet>
      <text:list-level-style-bullet text:level="2" text:style-name="Zeichenformat" style:num-suffix="." text:bullet-char="o">
        <style:list-level-properties text:list-level-position-and-space-mode="label-alignment">
          <style:list-level-label-alignment text:label-followed-by="listtab" fo:text-indent="-0.635cm" fo:margin-left="3.54cm"/>
        </style:list-level-properties>
        <style:text-properties fo:font-family="'Courier New'" style:font-family-generic="modern" style:font-pitch="variable"/>
      </text:list-level-style-bullet>
      <text:list-level-style-bullet text:level="3" text:style-name="Zeichenformat" style:num-suffix="." text:bullet-char="">
        <style:list-level-properties text:list-level-position-and-space-mode="label-alignment">
          <style:list-level-label-alignment text:label-followed-by="listtab" fo:text-indent="-0.635cm" fo:margin-left="4.81cm"/>
        </style:list-level-properties>
        <style:text-properties fo:font-family="Wingdings" style:font-pitch="variable" style:font-charset="x-symbol"/>
      </text:list-level-style-bullet>
      <text:list-level-style-bullet text:level="4" text:style-name="Zeichenformat" style:num-suffix="." text:bullet-char="">
        <style:list-level-properties text:list-level-position-and-space-mode="label-alignment">
          <style:list-level-label-alignment text:label-followed-by="listtab" fo:text-indent="-0.635cm" fo:margin-left="6.08cm"/>
        </style:list-level-properties>
        <style:text-properties fo:font-family="Symbol" style:font-pitch="variable" style:font-charset="x-symbol"/>
      </text:list-level-style-bullet>
      <text:list-level-style-bullet text:level="5" text:style-name="Zeichenformat" style:num-suffix="." text:bullet-char="o">
        <style:list-level-properties text:list-level-position-and-space-mode="label-alignment">
          <style:list-level-label-alignment text:label-followed-by="listtab" fo:text-indent="-0.635cm" fo:margin-left="7.35cm"/>
        </style:list-level-properties>
        <style:text-properties fo:font-family="'Courier New'" style:font-family-generic="modern" style:font-pitch="variable"/>
      </text:list-level-style-bullet>
      <text:list-level-style-bullet text:level="6" text:style-name="Zeichenformat" style:num-suffix="." text:bullet-char="">
        <style:list-level-properties text:list-level-position-and-space-mode="label-alignment">
          <style:list-level-label-alignment text:label-followed-by="listtab" fo:text-indent="-0.635cm" fo:margin-left="8.62cm"/>
        </style:list-level-properties>
        <style:text-properties fo:font-family="Wingdings" style:font-pitch="variable" style:font-charset="x-symbol"/>
      </text:list-level-style-bullet>
      <text:list-level-style-bullet text:level="7" text:style-name="Zeichenformat" style:num-suffix="." text:bullet-char="">
        <style:list-level-properties text:list-level-position-and-space-mode="label-alignment">
          <style:list-level-label-alignment text:label-followed-by="listtab" fo:text-indent="-0.635cm" fo:margin-left="9.89cm"/>
        </style:list-level-properties>
        <style:text-properties fo:font-family="Symbol" style:font-pitch="variable" style:font-charset="x-symbol"/>
      </text:list-level-style-bullet>
      <text:list-level-style-bullet text:level="8" text:style-name="Zeichenformat" style:num-suffix="." text:bullet-char="o">
        <style:list-level-properties text:list-level-position-and-space-mode="label-alignment">
          <style:list-level-label-alignment text:label-followed-by="listtab" fo:text-indent="-0.635cm" fo:margin-left="11.16cm"/>
        </style:list-level-properties>
        <style:text-properties fo:font-family="'Courier New'" style:font-family-generic="modern" style:font-pitch="variable"/>
      </text:list-level-style-bullet>
      <text:list-level-style-bullet text:level="9" text:style-name="Zeichenformat" style:num-suffix="." text:bullet-char="">
        <style:list-level-properties text:list-level-position-and-space-mode="label-alignment">
          <style:list-level-label-alignment text:label-followed-by="listtab" fo:text-indent="-0.635cm" fo:margin-left="12.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image text:level="1"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1.03cm" fo:text-indent="-0.834cm" fo:margin-left="1.834cm"/>
        </style:list-level-properties>
      </text:list-level-style-image>
      <text:list-level-style-image text:level="2"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3.54cm"/>
        </style:list-level-properties>
      </text:list-level-style-image>
      <text:list-level-style-image text:level="3"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4.81cm"/>
        </style:list-level-properties>
      </text:list-level-style-image>
      <text:list-level-style-image text:level="4"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6.08cm"/>
        </style:list-level-properties>
      </text:list-level-style-image>
      <text:list-level-style-image text:level="5"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7.35cm"/>
        </style:list-level-properties>
      </text:list-level-style-image>
      <text:list-level-style-image text:level="6"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8.62cm"/>
        </style:list-level-properties>
      </text:list-level-style-image>
      <text:list-level-style-image text:level="7"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9.89cm"/>
        </style:list-level-properties>
      </text:list-level-style-image>
      <text:list-level-style-image text:level="8"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1.16cm"/>
        </style:list-level-properties>
      </text:list-level-style-image>
      <text:list-level-style-image text:level="9"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fo:text-indent="-0.635cm" fo:margin-left="12.43cm"/>
        </style:list-level-properties>
      </text:list-level-style-image>
      <text:list-level-style-image text:level="10" text:style-name="Numbering_20_Symbols" xlink:href="Pictures/100000000000004600000038C04CE4BC.png" xlink:type="simple" xlink:show="embed" xlink:actuate="onLoad">
        <style:list-level-properties text:list-level-position-and-space-mode="label-alignment" style:vertical-pos="middle" style:vertical-rel="char" fo:width="0.499cm" fo:height="0.4cm">
          <style:list-level-label-alignment text:label-followed-by="listtab" text:list-tab-stop-position="6.985cm" fo:text-indent="-0.635cm" fo:margin-left="6.985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_26__20_Footer">
      <style:paragraph-properties fo:text-align="end" style:justify-single-word="false"/>
    </style:style>
    <style:style style:name="MP2" style:family="paragraph" style:parent-style-name="Header_20__26__20_Footer">
      <style:paragraph-properties fo:text-align="start" style:justify-single-word="false"/>
    </style:style>
    <style:style style:name="MP3" style:family="paragraph" style:parent-style-name="Header_20__26__20_Footer">
      <style:paragraph-properties fo:margin-top="0.635cm" fo:margin-bottom="0cm" fo:text-align="end" style:justify-single-word="false"/>
      <style:text-properties fo:color="#000000" style:font-name="Times New Roman" fo:font-size="10pt" fo:language="zxx" fo:country="none" style:font-name-asian="Times New Roman" style:font-size-asian="10pt" style:language-asian="zxx" style:country-asian="none" style:language-complex="zxx" style:country-complex="none"/>
    </style:style>
    <style:style style:name="MT1" style:family="text"/>
    <style:style style:name="Mfr1" style:family="graphic" style:parent-style-name="Graphics">
      <style:graphic-properties fo:margin-left="0.319cm" fo:margin-right="0.319cm"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usage="mirrored">
      <style:page-layout-properties fo:page-width="20.99cm" fo:page-height="29.7cm" style:num-format="1" style:print-orientation="portrait" fo:margin-top="1.251cm" fo:margin-bottom="0.4cm" fo:margin-left="3.5cm" fo:margin-right="2.499cm" style:writing-mode="lr-tb" style:layout-grid-color="#c0c0c0" style:layout-grid-lines="44"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3cm" fo:margin-left="0cm" fo:margin-right="0cm" fo:margin-top="2cm" style:dynamic-spacing="true"/>
      </style:footer-style>
    </style:page-layout>
    <style:page-layout style:name="Mpm2">
      <style:page-layout-properties fo:page-width="20.99cm" fo:page-height="29.7cm" style:num-format="1" style:print-orientation="portrait" fo:margin-top="0cm" fo:margin-bottom="0cm" fo:margin-left="0cm" fo:margin-right="0cm" fo:background-color="#49c2f1"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background-image/>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mirrored">
      <style:page-layout-properties fo:page-width="21.001cm" fo:page-height="29.7cm" style:num-format="i" style:print-orientation="portrait" fo:margin-top="1.401cm" fo:margin-bottom="2cm" fo:margin-left="3.5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office:automatic-styles>
  <office:master-styles>
    <style:master-page style:name="Standard" style:page-layout-name="Mpm1">
      <style:header>
        <text:p text:style-name="MP1"><text:page-number text:select-page="current">32</text:page-number> / <text:reference-ref text:reference-format="page" text:ref-name="Last_Page">32</text:reference-ref></text:p>
      </style:header>
      <style:header-left>
        <text:p text:style-name="MP2"><text:page-number text:select-page="current">32</text:page-number> / <text:reference-ref text:reference-format="page" text:ref-name="Last_Page">32</text:reference-ref></text:p>
      </style:header-left>
      <style:footer>
        <text:p text:style-name="Header_20__26__20_Footer"><draw:frame draw:style-name="Mfr1" draw:name="grafiikka10" text:anchor-type="char" svg:x="8.311cm" svg:y="0.014cm" svg:width="7.5cm" svg:height="0.84cm" draw:z-index="16"><draw:image xlink:href="Pictures/1000020100000264000000453AEE95C7.png" xlink:type="simple" xlink:show="embed" xlink:actuate="onLoad"/></draw:frame></text:p>
      </style:footer>
      <style:footer-left>
        <text:p text:style-name="MP3"><draw:frame draw:style-name="Mfr1" draw:name="graphics9" text:anchor-type="char" svg:x="0.014cm" svg:y="-0.081cm" svg:width="7.5cm" svg:height="0.84cm" draw:z-index="37"><draw:image xlink:href="Pictures/1000020100000264000000453AEE95C7.png" xlink:type="simple" xlink:show="embed" xlink:actuate="onLoad"/></draw:frame><text:a xlink:type="simple" xlink:href="http://vaadin.com/"/></text:p>
      </style:footer-left>
    </style:master-page>
    <style:master-page style:name="First_20_Page" style:display-name="First Page" style:page-layout-name="Mpm2" style:next-style-name="Vaadin_20_Intro_20_Page">
      <style:header>
        <text:p text:style-name="Header"/>
      </style:header>
      <style:footer>
        <text:p text:style-name="Footer"/>
      </style:footer>
    </style:master-page>
    <style:master-page style:name="HTML" style:page-layout-name="Mpm3"/>
    <style:master-page style:name="Vaadin_20_Intro_20_Page" style:display-name="Vaadin Intro Page" style:page-layout-name="Mpm4" style:next-style-name="Table_20_of_20_Contents"/>
    <style:master-page style:name="Table_20_of_20_Contents" style:display-name="Table of Contents" style:page-layout-name="Mpm5">
      <style:header>
        <text:p text:style-name="Header"><text:tab/><text:page-number text:select-page="current">32</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Vaadin TestBench 2.1</dc:title>
    <meta:creation-date>2010-04-16T14:29:15</meta:creation-date>
    <meta:editing-cycles>218</meta:editing-cycles>
    <meta:editing-duration>PT105H14M55S</meta:editing-duration>
    <meta:generator>OpenOffice.org/3.2$Win32 OpenOffice.org_project/320m12$Build-9483</meta:generator>
    <meta:print-date>2010-04-19T14:43:36</meta:print-date>
    <meta:keyword>Vaadin</meta:keyword>
    <meta:keyword>regression testing</meta:keyword>
    <dc:subject>Vaadin TestBench</dc:subject>
    <dc:date>2010-12-15T15:07:09.35</dc:date>
    <dc:creator>Mikael Grankvist</dc:creator>
    <meta:document-statistic meta:table-count="7" meta:image-count="27" meta:object-count="0" meta:page-count="36" meta:paragraph-count="726" meta:word-count="8024" meta:character-count="52721"/>
    <meta:user-defined meta:name="Julkaisija">IT Mill Ltd</meta:user-defined>
    <meta:user-defined meta:name="Kieli">English</meta:user-defined>
    <meta:user-defined meta:name="Omistaja">IT Mill Ltd</meta:user-defined>
    <meta:user-defined meta:name="Projekti">Vaadin TestBench</meta:user-defined>
    <meta:user-defined meta:name="Toimittaja">IT Mill Ltd</meta:user-defined>
    <meta:user-defined meta:name="URL-osoite">http://vaadin.com/</meta:user-defined>
    <meta:user-defined meta:name="Version">2.2.0</meta:user-defined>
    <meta:template xlink:type="simple" xlink:actuate="onRequest" xlink:title="Sed ut perspiciatis unde quia dolor sit amet, Sed ut perspiciatis unde omnis iste natus error sit voluptatem accusantium dolore" xlink:href="../../../Templates/Documents/Vaadin-2.ott" meta:date="2010-04-16T14:29:14"/>
  </office:meta>
</office:document-meta>
</file>